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ce181e" fo:font-weight="bold" style:font-weight-asian="bold" style:font-weight-complex="bold"/>
    </style:style>
    <style:style style:name="P2" style:family="paragraph" style:parent-style-name="Standard">
      <style:text-properties fo:color="#ce181e" fo:font-weight="bold" officeooo:rsid="0014be71" officeooo:paragraph-rsid="0014be71" style:font-weight-asian="bold" style:font-weight-complex="bold"/>
    </style:style>
    <style:style style:name="P3" style:family="paragraph" style:parent-style-name="Standard">
      <style:text-properties officeooo:rsid="0014be71" officeooo:paragraph-rsid="0014be71"/>
    </style:style>
    <style:style style:name="P4" style:family="paragraph" style:parent-style-name="Standard">
      <style:text-properties fo:color="#ce181e" fo:font-weight="bold" style:font-weight-asian="bold" style:font-weight-complex="bold"/>
    </style:style>
    <style:style style:name="P5" style:family="paragraph" style:parent-style-name="Standard">
      <style:text-properties fo:color="#000000" fo:font-weight="normal" style:font-weight-asian="normal" style:font-weight-complex="normal"/>
    </style:style>
    <style:style style:name="P6" style:family="paragraph" style:parent-style-name="Standard">
      <style:text-properties fo:color="#ef413d" style:text-underline-style="none" fo:font-weight="bold" fo:background-color="transparent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6">eey217501@bessel:~/mod5counter/LVS$ cat mod5_synchronous.lvs.report</text:p>
      <text:p text:style-name="P6"/>
      <text:p text:style-name="P5"/>
      <text:p text:style-name="P5"/>
      <text:p text:style-name="P5"><text:s text:c="18"/>##################################################</text:p>
      <text:p text:style-name="P5"><text:s text:c="18"/>## <text:s text:c="45"/>##</text:p>
      <text:p text:style-name="P5"><text:s text:c="18"/>## <text:s text:c="8"/>C A L I B R E <text:s text:c="3"/>S Y S T E M <text:s text:c="8"/>##</text:p>
      <text:p text:style-name="P5"><text:s text:c="18"/>## <text:s text:c="45"/>##</text:p>
      <text:p text:style-name="P5"><text:s text:c="18"/>## <text:s text:c="12"/>L V S <text:s text:c="2"/>R E P O R T <text:s text:c="13"/>##</text:p>
      <text:p text:style-name="P5"><text:s text:c="18"/>## <text:s text:c="45"/>##</text:p>
      <text:p text:style-name="P5"><text:s text:c="18"/>##################################################</text:p>
      <text:p text:style-name="P5"/>
      <text:p text:style-name="P5"/>
      <text:p text:style-name="P5"/>
      <text:p text:style-name="P5">REPORT FILE NAME: <text:s text:c="8"/>mod5_synchronous.lvs.report</text:p>
      <text:p text:style-name="P5">LAYOUT NAME: <text:s text:c="13"/>/afs/iitd.ac.in/user/e/ee/eey217501/mod5counter/LVS/mod5_synchronous.sp ('mod5_synchronous')</text:p>
      <text:p text:style-name="P5">SOURCE NAME: <text:s text:c="13"/>/afs/iitd.ac.in/user/e/ee/eey217501/mod5counter/LVS/mod5_synchronous.src.net ('mod5_synchronous')</text:p>
      <text:p text:style-name="P5">RULE FILE: <text:s text:c="15"/>/afs/iitd.ac.in/user/e/ee/eey217501/mod5counter/LVS/_G-DF-LOGIC_MIXED_MODE65N-LL_LOW_K_CALIBRE-LVS-1.6-P4.txt_</text:p>
      <text:p text:style-name="P5">RULE FILE TITLE: <text:s text:c="9"/>UMC Calibre LVS 65nm LOGIC/MIXED MODE Low Leakage Low-K Process</text:p>
      <text:p text:style-name="P5">CREATION TIME: <text:s text:c="11"/>Thu Sep 16 14:54:14 2021</text:p>
      <text:p text:style-name="P5">CURRENT DIRECTORY: <text:s text:c="7"/>/afs/iitd.ac.in/user/e/ee/eey217501/mod5counter/LVS</text:p>
      <text:p text:style-name="P5">USER NAME: <text:s text:c="15"/>eey217501</text:p>
      <text:p text:style-name="P5">CALIBRE VERSION: <text:s text:c="9"/>v2020.4_34.17 <text:s text:c="3"/>Tue Dec 1 16:11:11 PST 2020</text:p>
      <text:p text:style-name="P5"/>
      <text:p text:style-name="P5"/>
      <text:p text:style-name="P5"/>
      <text:p text:style-name="P5"><text:s text:c="31"/>OVERALL COMPARISON RESULTS</text:p>
      <text:p text:style-name="P5"/>
      <text:p text:style-name="P5"/>
      <text:p text:style-name="P5"/>
      <text:p text:style-name="P5"><text:s text:c="25"/># <text:s text:c="6"/>################### <text:s text:c="6"/>_ <text:s text:c="2"/>_ <text:s text:c="2"/></text:p>
      <text:p text:style-name="P5"><text:s text:c="24"/># <text:s text:c="7"/># <text:s text:c="16"/># <text:s text:c="6"/>* <text:s text:c="2"/>* <text:s text:c="2"/></text:p>
      <text:p text:style-name="P5"><text:s text:c="19"/># <text:s text:c="2"/># <text:s text:c="8"/># <text:s text:c="4"/>CORRECT <text:s text:c="4"/># <text:s text:c="8"/>| <text:s text:c="4"/></text:p>
      <text:p text:style-name="P5"><text:s text:c="20"/># # <text:s text:c="9"/># <text:s text:c="16"/># <text:s text:c="6"/>\___/ <text:s/></text:p>
      <text:p text:style-name="P5"><text:s text:c="21"/># <text:s text:c="10"/>################### <text:s text:c="14"/></text:p>
      <text:p text:style-name="P5"/>
      <text:p text:style-name="P5"/>
      <text:p text:style-name="P5"/>
      <text:p text:style-name="P5"/>
      <text:p text:style-name="P5">**************************************************************************************************************</text:p>
      <text:p text:style-name="P5"><text:s text:c="38"/>CELL <text:s/>SUMMARY</text:p>
      <text:p text:style-name="P5"><text:soft-page-break/>**************************************************************************************************************</text:p>
      <text:p text:style-name="P5"/>
      <text:p text:style-name="P5"><text:s text:c="2"/>Result <text:s text:c="8"/>Layout <text:s text:c="23"/>Source</text:p>
      <text:p text:style-name="P5"><text:s text:c="2"/>----------- <text:s text:c="3"/>----------- <text:s text:c="18"/>--------------</text:p>
      <text:p text:style-name="P5"><text:s text:c="2"/>CORRECT <text:s text:c="7"/>mod5_synchronous <text:s text:c="13"/>mod5_synchronous</text:p>
      <text:p text:style-name="P5"/>
      <text:p text:style-name="P5"/>
      <text:p text:style-name="P5"/>
      <text:p text:style-name="P5">**************************************************************************************************************</text:p>
      <text:p text:style-name="P5"><text:s text:c="38"/>LVS PARAMETERS</text:p>
      <text:p text:style-name="P5">**************************************************************************************************************</text:p>
      <text:p text:style-name="P5"/>
      <text:p text:style-name="P5"/>
      <text:p text:style-name="P5">o LVS Setup:</text:p>
      <text:p text:style-name="P5"/>
      <text:p text:style-name="P5"><text:s text:c="3"/>// LVS COMPONENT TYPE PROPERTY</text:p>
      <text:p text:style-name="P5"><text:s text:c="3"/>// LVS COMPONENT SUBTYPE PROPERTY</text:p>
      <text:p text:style-name="P5"><text:s text:c="3"/>// LVS PIN NAME PROPERTY</text:p>
      <text:p text:style-name="P5"><text:s text:c="3"/>LVS POWER NAME <text:s text:c="24"/>"?VCC?" "?VDD?"</text:p>
      <text:p text:style-name="P5"><text:s text:c="3"/>LVS GROUND NAME <text:s text:c="23"/>"?GND?" "?VSS?"</text:p>
      <text:p text:style-name="P5"><text:s text:c="3"/>LVS CELL SUPPLY <text:s text:c="23"/>NO</text:p>
      <text:p text:style-name="P5"><text:s text:c="3"/>LVS RECOGNIZE GATES <text:s text:c="19"/>ALL</text:p>
      <text:p text:style-name="P5"><text:s text:c="3"/>// LVS HCELL REPORT</text:p>
      <text:p text:style-name="P5"><text:s text:c="3"/>LVS IGNORE PORTS <text:s text:c="22"/>NO</text:p>
      <text:p text:style-name="P5"><text:s text:c="3"/>LVS CHECK PORT NAMES <text:s text:c="18"/>YES</text:p>
      <text:p text:style-name="P5"><text:s text:c="3"/>LVS IGNORE TRIVIAL NAMED PORTS <text:s text:c="8"/>NO</text:p>
      <text:p text:style-name="P5"><text:s text:c="3"/>LVS BUILTIN DEVICE PIN SWAP <text:s text:c="11"/>NO</text:p>
      <text:p text:style-name="P5"><text:s text:c="3"/>LVS ALL CAPACITOR PINS SWAPPABLE <text:s text:c="6"/>NO</text:p>
      <text:p text:style-name="P5"><text:s text:c="3"/>LVS DISCARD PINS BY DEVICE <text:s text:c="12"/>NO</text:p>
      <text:p text:style-name="P5"><text:s text:c="3"/>LVS SOFT SUBSTRATE PINS <text:s text:c="15"/>NO</text:p>
      <text:p text:style-name="P5"><text:s text:c="3"/>LVS INJECT LOGIC <text:s text:c="22"/>NO</text:p>
      <text:p text:style-name="P5"><text:s text:c="3"/>LVS EXPAND UNBALANCED CELLS <text:s text:c="11"/>YES</text:p>
      <text:p text:style-name="P5"><text:s text:c="3"/>LVS FLATTEN INSIDE CELL <text:s text:c="15"/>NO</text:p>
      <text:p text:style-name="P5"><text:s text:c="3"/>LVS EXPAND SEED PROMOTIONS <text:s text:c="12"/>YES</text:p>
      <text:p text:style-name="P5"><text:s text:c="3"/>LVS PRESERVE PARAMETERIZED CELLS <text:s text:c="6"/>NO</text:p>
      <text:p text:style-name="P5"><text:s text:c="3"/>LVS GLOBALS ARE PORTS <text:s text:c="17"/>YES</text:p>
      <text:p text:style-name="P5"><text:s text:c="3"/>LVS REVERSE WL <text:s text:c="24"/>NO</text:p>
      <text:p text:style-name="P5"><text:s text:c="3"/>LVS SPICE PREFER PINS <text:s text:c="17"/>NO</text:p>
      <text:p text:style-name="P5"><text:s text:c="3"/>LVS SPICE SLASH IS SPACE <text:s text:c="14"/>YES</text:p>
      <text:p text:style-name="P5"><text:s text:c="3"/>LVS SPICE ALLOW FLOATING PINS <text:s text:c="9"/>YES</text:p>
      <text:p text:style-name="P5"><text:s text:c="3"/>// LVS SPICE ALLOW INLINE PARAMETERS <text:s text:c="4"/></text:p>
      <text:p text:style-name="P5"><text:s text:c="3"/>LVS SPICE ALLOW UNQUOTED STRINGS <text:s text:c="6"/>NO</text:p>
      <text:p text:style-name="P5"><text:s text:c="3"/>LVS SPICE CONDITIONAL LDD <text:s text:c="13"/>NO</text:p>
      <text:p text:style-name="P5"><text:s text:c="3"/>LVS SPICE CULL PRIMITIVE SUBCIRCUITS <text:s text:c="2"/>NO</text:p>
      <text:p text:style-name="P5"><text:s text:c="3"/>// LVS SPICE EXCLUDE CELL SOURCE</text:p>
      <text:p text:style-name="P5"><text:s text:c="3"/>// LVS SPICE EXCLUDE CELL LAYOUT</text:p>
      <text:p text:style-name="P5"><text:s text:c="3"/>LVS SPICE IMPLIED MOS AREA <text:s text:c="12"/>NO</text:p>
      <text:p text:style-name="P5"><text:s text:c="3"/>// LVS SPICE MULTIPLIER NAME</text:p>
      <text:p text:style-name="P5"><text:s text:c="3"/>LVS SPICE OVERRIDE GLOBALS <text:s text:c="12"/>NO</text:p>
      <text:p text:style-name="P5"><text:soft-page-break/><text:s text:c="3"/>LVS SPICE REDEFINE PARAM <text:s text:c="14"/>NO</text:p>
      <text:p text:style-name="P5"><text:s text:c="3"/>LVS SPICE REPLICATE DEVICES <text:s text:c="11"/>YES</text:p>
      <text:p text:style-name="P5"><text:s text:c="3"/>LVS SPICE SCALE X PARAMETERS <text:s text:c="10"/>NO</text:p>
      <text:p text:style-name="P5"><text:s text:c="3"/>LVS SPICE STRICT WL <text:s text:c="19"/>NO</text:p>
      <text:p text:style-name="P5"><text:s text:c="3"/>// LVS SPICE OPTION</text:p>
      <text:p text:style-name="P5"><text:s text:c="3"/>LVS STRICT SUBTYPES <text:s text:c="19"/>NO</text:p>
      <text:p text:style-name="P5"><text:s text:c="3"/>LVS EXACT SUBTYPES <text:s text:c="20"/>NO</text:p>
      <text:p text:style-name="P5"><text:s text:c="3"/>LAYOUT CASE <text:s text:c="27"/>NO</text:p>
      <text:p text:style-name="P5"><text:s text:c="3"/>SOURCE CASE <text:s text:c="27"/>NO</text:p>
      <text:p text:style-name="P5"><text:s text:c="3"/>LVS COMPARE CASE <text:s text:c="22"/>NO</text:p>
      <text:p text:style-name="P5"><text:s text:c="3"/>LVS COMPARE CASE STRICT <text:s text:c="15"/>NO</text:p>
      <text:p text:style-name="P5"><text:s text:c="3"/>LVS DOWNCASE DEVICE <text:s text:c="19"/>NO</text:p>
      <text:p text:style-name="P5"><text:s text:c="3"/>LVS REPORT MAXIMUM <text:s text:c="20"/>50</text:p>
      <text:p text:style-name="P5"><text:s text:c="3"/>LVS PROPERTY RESOLUTION MAXIMUM <text:s text:c="7"/>32</text:p>
      <text:p text:style-name="P5"><text:s text:c="3"/>// LVS SIGNATURE MAXIMUM</text:p>
      <text:p text:style-name="P5"><text:s text:c="3"/>// LVS FILTER UNUSED OPTION</text:p>
      <text:p text:style-name="P5"><text:s text:c="3"/>// LVS REPORT OPTION</text:p>
      <text:p text:style-name="P5"><text:s text:c="3"/>LVS REPORT UNITS <text:s text:c="22"/>YES</text:p>
      <text:p text:style-name="P5"><text:s text:c="3"/>// LVS NON USER NAME PORT</text:p>
      <text:p text:style-name="P5"><text:s text:c="3"/>// LVS NON USER NAME NET</text:p>
      <text:p text:style-name="P5"><text:s text:c="3"/>// LVS NON USER NAME INSTANCE</text:p>
      <text:p text:style-name="P5"><text:s text:c="3"/>// LVS IGNORE DEVICE PIN</text:p>
      <text:p text:style-name="P5"><text:s text:c="3"/>// LVS PREFER NETS FILTER SOURCE</text:p>
      <text:p text:style-name="P5"><text:s text:c="3"/>// LVS PREFER NETS FILTER LAYOUT</text:p>
      <text:p text:style-name="P5"><text:s text:c="3"/>LVS PREFER PORT NETS <text:s text:c="18"/>NO</text:p>
      <text:p text:style-name="P5"><text:s text:c="3"/>LVS EXPAND ON ERROR <text:s text:c="19"/>NO</text:p>
      <text:p text:style-name="P5"/>
      <text:p text:style-name="P5"><text:s text:c="3"/>// Reduction</text:p>
      <text:p text:style-name="P5"/>
      <text:p text:style-name="P5"><text:s text:c="3"/>LVS REDUCE SERIES MOS <text:s text:c="17"/>NO</text:p>
      <text:p text:style-name="P5"><text:s text:c="3"/>LVS REDUCE PARALLEL MOS <text:s text:c="15"/>YES</text:p>
      <text:p text:style-name="P5"><text:s text:c="3"/>LVS REDUCE SEMI SERIES MOS <text:s text:c="12"/>NO</text:p>
      <text:p text:style-name="P5"><text:s text:c="3"/>LVS REDUCE SPLIT GATES <text:s text:c="16"/>YES</text:p>
      <text:p text:style-name="P5"><text:s text:c="3"/>LVS REDUCE PARALLEL BIPOLAR <text:s text:c="11"/>YES</text:p>
      <text:p text:style-name="P5"><text:s text:c="3"/>LVS REDUCE SERIES CAPACITORS <text:s text:c="10"/>YES</text:p>
      <text:p text:style-name="P5"><text:s text:c="3"/>LVS REDUCE PARALLEL CAPACITORS <text:s text:c="8"/>YES</text:p>
      <text:p text:style-name="P5"><text:s text:c="3"/>LVS REDUCE SERIES RESISTORS <text:s text:c="11"/>YES</text:p>
      <text:p text:style-name="P5"><text:s text:c="3"/>LVS REDUCE PARALLEL RESISTORS <text:s text:c="9"/>YES</text:p>
      <text:p text:style-name="P5"><text:s text:c="3"/>LVS REDUCE PARALLEL DIODES <text:s text:c="12"/>YES</text:p>
      <text:p text:style-name="P5"/>
      <text:p text:style-name="P5"><text:s text:c="3"/>LVS REDUCE <text:s/>C(MIMCAPS_20F_MM) <text:s/>PARALLEL NO</text:p>
      <text:p text:style-name="P5"><text:s text:c="3"/>LVS REDUCE <text:s/>C(NCAP_12_LL) <text:s/>PARALLEL NO</text:p>
      <text:p text:style-name="P5"><text:s text:c="3"/>LVS REDUCE <text:s/>C(PCAP_12_LL) <text:s/>PARALLEL NO</text:p>
      <text:p text:style-name="P5"><text:s text:c="3"/>LVS REDUCE <text:s/>C(NCAP_25_LL) <text:s/>PARALLEL NO</text:p>
      <text:p text:style-name="P5"><text:s text:c="3"/>LVS REDUCE <text:s/>C(PCAP_25_LL) <text:s/>PARALLEL NO</text:p>
      <text:p text:style-name="P5"><text:s text:c="3"/>LVS REDUCTION PRIORITY <text:s text:c="16"/>PARALLEL</text:p>
      <text:p text:style-name="P5"><text:s text:c="3"/></text:p>
      <text:p text:style-name="P5"><text:s text:c="3"/>LVS SHORT EQUIVALENT NODES <text:s text:c="12"/>NO</text:p>
      <text:p text:style-name="P5"/>
      <text:p text:style-name="P5"><text:s text:c="3"/>// Trace Property</text:p>
      <text:p text:style-name="P5"/>
      <text:p text:style-name="P5"><text:s text:c="3"/>TRACE PROPERTY <text:s/>n_12_llrvtrf <text:s/>lf lf 3</text:p>
      <text:p text:style-name="P5"><text:soft-page-break/><text:s text:c="3"/>TRACE PROPERTY <text:s/>n_12_llrvtrf <text:s/>wf wf 3</text:p>
      <text:p text:style-name="P5"><text:s text:c="3"/>TRACE PROPERTY <text:s/>n_12_llrvtrf <text:s/>nf nf 0</text:p>
      <text:p text:style-name="P5"><text:s text:c="3"/>TRACE PROPERTY <text:s/>n_12_llrvtrf <text:s/>con con 0</text:p>
      <text:p text:style-name="P5"><text:s text:c="3"/>TRACE PROPERTY <text:s/>p_12_llrvtrf <text:s/>lf lf 3</text:p>
      <text:p text:style-name="P5"><text:s text:c="3"/>TRACE PROPERTY <text:s/>p_12_llrvtrf <text:s/>wf wf 3</text:p>
      <text:p text:style-name="P5"><text:s text:c="3"/>TRACE PROPERTY <text:s/>p_12_llrvtrf <text:s/>nf nf 0</text:p>
      <text:p text:style-name="P5"><text:s text:c="3"/>TRACE PROPERTY <text:s/>p_12_llrvtrf <text:s/>con con 0</text:p>
      <text:p text:style-name="P5"><text:s text:c="3"/>TRACE PROPERTY <text:s/>n_bpw_12_llrvtrf <text:s/>lf lf 3</text:p>
      <text:p text:style-name="P5"><text:s text:c="3"/>TRACE PROPERTY <text:s/>n_bpw_12_llrvtrf <text:s/>wf wf 3</text:p>
      <text:p text:style-name="P5"><text:s text:c="3"/>TRACE PROPERTY <text:s/>n_bpw_12_llrvtrf <text:s/>nf nf 0</text:p>
      <text:p text:style-name="P5"><text:s text:c="3"/>TRACE PROPERTY <text:s/>n_bpw_12_llrvtrf <text:s/>con con 0</text:p>
      <text:p text:style-name="P5"><text:s text:c="3"/>TRACE PROPERTY <text:s/>n_12_llhvtrf <text:s/>lf lf 3</text:p>
      <text:p text:style-name="P5"><text:s text:c="3"/>TRACE PROPERTY <text:s/>n_12_llhvtrf <text:s/>wf wf 3</text:p>
      <text:p text:style-name="P5"><text:s text:c="3"/>TRACE PROPERTY <text:s/>n_12_llhvtrf <text:s/>nf nf 0</text:p>
      <text:p text:style-name="P5"><text:s text:c="3"/>TRACE PROPERTY <text:s/>n_12_llhvtrf <text:s/>con con 0</text:p>
      <text:p text:style-name="P5"><text:s text:c="3"/>TRACE PROPERTY <text:s/>p_12_llhvtrf <text:s/>lf lf 3</text:p>
      <text:p text:style-name="P5"><text:s text:c="3"/>TRACE PROPERTY <text:s/>p_12_llhvtrf <text:s/>wf wf 3</text:p>
      <text:p text:style-name="P5"><text:s text:c="3"/>TRACE PROPERTY <text:s/>p_12_llhvtrf <text:s/>nf nf 0</text:p>
      <text:p text:style-name="P5"><text:s text:c="3"/>TRACE PROPERTY <text:s/>p_12_llhvtrf <text:s/>con con 0</text:p>
      <text:p text:style-name="P5"><text:s text:c="3"/>TRACE PROPERTY <text:s/>n_bpw_12_llhvtrf <text:s/>lf lf 3</text:p>
      <text:p text:style-name="P5"><text:s text:c="3"/>TRACE PROPERTY <text:s/>n_bpw_12_llhvtrf <text:s/>wf wf 3</text:p>
      <text:p text:style-name="P5"><text:s text:c="3"/>TRACE PROPERTY <text:s/>n_bpw_12_llhvtrf <text:s/>nf nf 0</text:p>
      <text:p text:style-name="P5"><text:s text:c="3"/>TRACE PROPERTY <text:s/>n_bpw_12_llhvtrf <text:s/>con con 0</text:p>
      <text:p text:style-name="P5"><text:s text:c="3"/>TRACE PROPERTY <text:s/>n_12_lllvtrf <text:s/>lf lf 3</text:p>
      <text:p text:style-name="P5"><text:s text:c="3"/>TRACE PROPERTY <text:s/>n_12_lllvtrf <text:s/>wf wf 3</text:p>
      <text:p text:style-name="P5"><text:s text:c="3"/>TRACE PROPERTY <text:s/>n_12_lllvtrf <text:s/>nf nf 0</text:p>
      <text:p text:style-name="P5"><text:s text:c="3"/>TRACE PROPERTY <text:s/>n_12_lllvtrf <text:s/>con con 0</text:p>
      <text:p text:style-name="P5"><text:s text:c="3"/>TRACE PROPERTY <text:s/>p_12_lllvtrf <text:s/>lf lf 3</text:p>
      <text:p text:style-name="P5"><text:s text:c="3"/>TRACE PROPERTY <text:s/>p_12_lllvtrf <text:s/>wf wf 3</text:p>
      <text:p text:style-name="P5"><text:s text:c="3"/>TRACE PROPERTY <text:s/>p_12_lllvtrf <text:s/>nf nf 0</text:p>
      <text:p text:style-name="P5"><text:s text:c="3"/>TRACE PROPERTY <text:s/>p_12_lllvtrf <text:s/>con con 0</text:p>
      <text:p text:style-name="P5"><text:s text:c="3"/>TRACE PROPERTY <text:s/>n_bpw_12_lllvtrf <text:s/>lf lf 3</text:p>
      <text:p text:style-name="P5"><text:s text:c="3"/>TRACE PROPERTY <text:s/>n_bpw_12_lllvtrf <text:s/>wf wf 3</text:p>
      <text:p text:style-name="P5"><text:s text:c="3"/>TRACE PROPERTY <text:s/>n_bpw_12_lllvtrf <text:s/>nf nf 0</text:p>
      <text:p text:style-name="P5"><text:s text:c="3"/>TRACE PROPERTY <text:s/>n_bpw_12_lllvtrf <text:s/>con con 0</text:p>
      <text:p text:style-name="P5"><text:s text:c="3"/>TRACE PROPERTY <text:s/>n_25_llrf <text:s/>lf lf 3</text:p>
      <text:p text:style-name="P5"><text:s text:c="3"/>TRACE PROPERTY <text:s/>n_25_llrf <text:s/>wf wf 3</text:p>
      <text:p text:style-name="P5"><text:s text:c="3"/>TRACE PROPERTY <text:s/>n_25_llrf <text:s/>nf nf 0</text:p>
      <text:p text:style-name="P5"><text:s text:c="3"/>TRACE PROPERTY <text:s/>n_25_llrf <text:s/>con con 0</text:p>
      <text:p text:style-name="P5"><text:s text:c="3"/>TRACE PROPERTY <text:s/>p_25_llrf <text:s/>lf lf 3</text:p>
      <text:p text:style-name="P5"><text:s text:c="3"/>TRACE PROPERTY <text:s/>p_25_llrf <text:s/>wf wf 3</text:p>
      <text:p text:style-name="P5"><text:s text:c="3"/>TRACE PROPERTY <text:s/>p_25_llrf <text:s/>nf nf 0</text:p>
      <text:p text:style-name="P5"><text:s text:c="3"/>TRACE PROPERTY <text:s/>p_25_llrf <text:s/>con con 0</text:p>
      <text:p text:style-name="P5"><text:s text:c="3"/>TRACE PROPERTY <text:s/>n_bpw_25_llrf <text:s/>lf lf 3</text:p>
      <text:p text:style-name="P5"><text:s text:c="3"/>TRACE PROPERTY <text:s/>n_bpw_25_llrf <text:s/>wf wf 3</text:p>
      <text:p text:style-name="P5"><text:s text:c="3"/>TRACE PROPERTY <text:s/>n_bpw_25_llrf <text:s/>nf nf 0</text:p>
      <text:p text:style-name="P5"><text:s text:c="3"/>TRACE PROPERTY <text:s/>n_bpw_25_llrf <text:s/>con con 0</text:p>
      <text:p text:style-name="P5"><text:s text:c="3"/>TRACE PROPERTY <text:s/>r(rsnpo_efuse) <text:s/>r r 3</text:p>
      <text:p text:style-name="P5"><text:s text:c="3"/>TRACE PROPERTY <text:s/>r(rsppo_efuse) <text:s/>r r 3</text:p>
      <text:p text:style-name="P5"><text:s text:c="3"/>TRACE PROPERTY <text:s/>rnnpo_nw_llrf <text:s/>r r 3</text:p>
      <text:p text:style-name="P5"><text:s text:c="3"/>TRACE PROPERTY <text:s/>rnnpo_nw_llrf <text:s/>l l 3</text:p>
      <text:p text:style-name="P5"><text:s text:c="3"/>TRACE PROPERTY <text:s/>rnnpo_nw_llrf <text:s/>w w 3</text:p>
      <text:p text:style-name="P5"><text:soft-page-break/><text:s text:c="3"/>TRACE PROPERTY <text:s/>rnnpo_llrf <text:s/>r r 3</text:p>
      <text:p text:style-name="P5"><text:s text:c="3"/>TRACE PROPERTY <text:s/>rnnpo_llrf <text:s/>l l 3</text:p>
      <text:p text:style-name="P5"><text:s text:c="3"/>TRACE PROPERTY <text:s/>rnnpo_llrf <text:s/>w w 3</text:p>
      <text:p text:style-name="P5"><text:s text:c="3"/>TRACE PROPERTY <text:s/>rnppo_nw_llrf <text:s/>r r 3</text:p>
      <text:p text:style-name="P5"><text:s text:c="3"/>TRACE PROPERTY <text:s/>rnppo_nw_llrf <text:s/>l l 3</text:p>
      <text:p text:style-name="P5"><text:s text:c="3"/>TRACE PROPERTY <text:s/>rnppo_nw_llrf <text:s/>w w 3</text:p>
      <text:p text:style-name="P5"><text:s text:c="3"/>TRACE PROPERTY <text:s/>rnppo_llrf <text:s/>r r 3</text:p>
      <text:p text:style-name="P5"><text:s text:c="3"/>TRACE PROPERTY <text:s/>rnppo_llrf <text:s/>l l 3</text:p>
      <text:p text:style-name="P5"><text:s text:c="3"/>TRACE PROPERTY <text:s/>rnppo_llrf <text:s/>w w 3</text:p>
      <text:p text:style-name="P5"><text:s text:c="3"/>TRACE PROPERTY <text:s/>rnhr_nw_llrf <text:s/>r r 3</text:p>
      <text:p text:style-name="P5"><text:s text:c="3"/>TRACE PROPERTY <text:s/>rnhr_nw_llrf <text:s/>l l 3</text:p>
      <text:p text:style-name="P5"><text:s text:c="3"/>TRACE PROPERTY <text:s/>rnhr_nw_llrf <text:s/>w w 3</text:p>
      <text:p text:style-name="P5"><text:s text:c="3"/>TRACE PROPERTY <text:s/>rnhr_llrf <text:s/>r r 3</text:p>
      <text:p text:style-name="P5"><text:s text:c="3"/>TRACE PROPERTY <text:s/>rnhr_llrf <text:s/>l l 3</text:p>
      <text:p text:style-name="P5"><text:s text:c="3"/>TRACE PROPERTY <text:s/>rnhr_llrf <text:s/>w w 3</text:p>
      <text:p text:style-name="P5"><text:s text:c="3"/>TRACE PROPERTY <text:s/>r(fuse) <text:s/>r r 3</text:p>
      <text:p text:style-name="P5"><text:s text:c="3"/>TRACE PROPERTY <text:s/>r(ral) <text:s/>r r 3</text:p>
      <text:p text:style-name="P5"><text:s text:c="3"/>TRACE PROPERTY <text:s/>varmis_12_llrf <text:s/>lf lf 3</text:p>
      <text:p text:style-name="P5"><text:s text:c="3"/>TRACE PROPERTY <text:s/>varmis_12_llrf <text:s/>wf wf 3</text:p>
      <text:p text:style-name="P5"><text:s text:c="3"/>TRACE PROPERTY <text:s/>varmis_12_llrf <text:s/>nf nf 0</text:p>
      <text:p text:style-name="P5"><text:s text:c="3"/>TRACE PROPERTY <text:s/>varmis_12_llrf <text:s/>array array 0</text:p>
      <text:p text:style-name="P5"><text:s text:c="3"/>TRACE PROPERTY <text:s/>varmis_25_llrf <text:s/>lf lf 3</text:p>
      <text:p text:style-name="P5"><text:s text:c="3"/>TRACE PROPERTY <text:s/>varmis_25_llrf <text:s/>wf wf 3</text:p>
      <text:p text:style-name="P5"><text:s text:c="3"/>TRACE PROPERTY <text:s/>varmis_25_llrf <text:s/>nf nf 0</text:p>
      <text:p text:style-name="P5"><text:s text:c="3"/>TRACE PROPERTY <text:s/>varmis_25_llrf <text:s/>array array 0</text:p>
      <text:p text:style-name="P5"><text:s text:c="3"/>TRACE PROPERTY <text:s/>vardiop_llrf <text:s/>l l 3</text:p>
      <text:p text:style-name="P5"><text:s text:c="3"/>TRACE PROPERTY <text:s/>vardiop_llrf <text:s/>wp wp 3</text:p>
      <text:p text:style-name="P5"><text:s text:c="3"/>TRACE PROPERTY <text:s/>vardiop_llrf <text:s/>nf nf 0</text:p>
      <text:p text:style-name="P5"><text:s text:c="3"/>TRACE PROPERTY <text:s/>vardiop_llrf <text:s/>c c 3</text:p>
      <text:p text:style-name="P5"><text:s text:c="3"/>TRACE PROPERTY <text:s/>d(dionw_ll) <text:s/>a a 3</text:p>
      <text:p text:style-name="P5"><text:s text:c="3"/>TRACE PROPERTY <text:s/>d(dionw_ll) <text:s/>p p 3</text:p>
      <text:p text:style-name="P5"><text:s text:c="3"/>TRACE PROPERTY <text:s/>d(diodnw_ll) <text:s/>a a 3</text:p>
      <text:p text:style-name="P5"><text:s text:c="3"/>TRACE PROPERTY <text:s/>d(diodnw_ll) <text:s/>p p 3</text:p>
      <text:p text:style-name="P5"><text:s text:c="3"/>TRACE PROPERTY <text:s/>d(diodp_ll) <text:s/>a a 3</text:p>
      <text:p text:style-name="P5"><text:s text:c="3"/>TRACE PROPERTY <text:s/>d(diodp_ll) <text:s/>p p 3</text:p>
      <text:p text:style-name="P5"><text:s text:c="3"/>TRACE PROPERTY <text:s/>momcaps_sy_mmkf <text:s/>nf nf 0</text:p>
      <text:p text:style-name="P5"><text:s text:c="3"/>TRACE PROPERTY <text:s/>momcaps_sy_mmkf <text:s/>l l 3</text:p>
      <text:p text:style-name="P5"><text:s text:c="3"/>TRACE PROPERTY <text:s/>momcaps_sy_mmkf <text:s/>nm nm 0</text:p>
      <text:p text:style-name="P5"><text:s text:c="3"/>TRACE PROPERTY <text:s/>momcaps_sy_mmkf <text:s/>bm bm 0</text:p>
      <text:p text:style-name="P5"><text:s text:c="3"/>TRACE PROPERTY <text:s/>momcaps_as_mmkf <text:s/>nf nf 0</text:p>
      <text:p text:style-name="P5"><text:s text:c="3"/>TRACE PROPERTY <text:s/>momcaps_as_mmkf <text:s/>l l 3</text:p>
      <text:p text:style-name="P5"><text:s text:c="3"/>TRACE PROPERTY <text:s/>momcaps_as_mmkf <text:s/>nm nm 0</text:p>
      <text:p text:style-name="P5"><text:s text:c="3"/>TRACE PROPERTY <text:s/>momcaps_as_mmkf <text:s/>bm bm 0</text:p>
      <text:p text:style-name="P5"><text:s text:c="3"/>TRACE PROPERTY <text:s/>momcaps_symesh_mmkf <text:s/>nf nf 0</text:p>
      <text:p text:style-name="P5"><text:s text:c="3"/>TRACE PROPERTY <text:s/>momcaps_symesh_mmkf <text:s/>mh mh 0</text:p>
      <text:p text:style-name="P5"><text:s text:c="3"/>TRACE PROPERTY <text:s/>momcaps_symesh_mmkf <text:s/>nm nm 0</text:p>
      <text:p text:style-name="P5"><text:s text:c="3"/>TRACE PROPERTY <text:s/>momcaps_symesh_mmkf <text:s/>bm bm 0</text:p>
      <text:p text:style-name="P5"><text:s text:c="3"/>TRACE PROPERTY <text:s/>momcaps_symesh_mmkf <text:s/>l l 3</text:p>
      <text:p text:style-name="P5"><text:s text:c="3"/>TRACE PROPERTY <text:s/>momcaps_asmesh_mmkf <text:s/>nf nf 0</text:p>
      <text:p text:style-name="P5"><text:s text:c="3"/>TRACE PROPERTY <text:s/>momcaps_asmesh_mmkf <text:s/>mh mh 0</text:p>
      <text:p text:style-name="P5"><text:s text:c="3"/>TRACE PROPERTY <text:s/>momcaps_asmesh_mmkf <text:s/>nm nm 0</text:p>
      <text:p text:style-name="P5"><text:s text:c="3"/>TRACE PROPERTY <text:s/>momcaps_asmesh_mmkf <text:s/>bm bm 0</text:p>
      <text:p text:style-name="P5"><text:soft-page-break/><text:s text:c="3"/>TRACE PROPERTY <text:s/>momcaps_asmesh_mmkf <text:s/>l l 3</text:p>
      <text:p text:style-name="P5"><text:s text:c="3"/>TRACE PROPERTY <text:s/>momcaps_array_vp3_rfvcl <text:s/>bm bm 0</text:p>
      <text:p text:style-name="P5"><text:s text:c="3"/>TRACE PROPERTY <text:s/>momcaps_array_vp3_rfvcl <text:s/>ns ns 0</text:p>
      <text:p text:style-name="P5"><text:s text:c="3"/>TRACE PROPERTY <text:s/>momcaps_array_vp3_rfvcl <text:s/>nf nf 0</text:p>
      <text:p text:style-name="P5"><text:s text:c="3"/>TRACE PROPERTY <text:s/>momcaps_array_vp3_rfvcl <text:s/>array array 0</text:p>
      <text:p text:style-name="P5"><text:s text:c="3"/>TRACE PROPERTY <text:s/>momcaps_array_vp3_rfvcl <text:s/>lf lf 3</text:p>
      <text:p text:style-name="P5"><text:s text:c="3"/>TRACE PROPERTY <text:s/>momcaps_array_vp4_rfvcl <text:s/>bm bm 0</text:p>
      <text:p text:style-name="P5"><text:s text:c="3"/>TRACE PROPERTY <text:s/>momcaps_array_vp4_rfvcl <text:s/>ns ns 0</text:p>
      <text:p text:style-name="P5"><text:s text:c="3"/>TRACE PROPERTY <text:s/>momcaps_array_vp4_rfvcl <text:s/>nf nf 0</text:p>
      <text:p text:style-name="P5"><text:s text:c="3"/>TRACE PROPERTY <text:s/>momcaps_array_vp4_rfvcl <text:s/>array array 0</text:p>
      <text:p text:style-name="P5"><text:s text:c="3"/>TRACE PROPERTY <text:s/>momcaps_array_vp4_rfvcl <text:s/>lf lf 3</text:p>
      <text:p text:style-name="P5"><text:s text:c="3"/>TRACE PROPERTY <text:s/>momcaps_array_vp5_rfvcl <text:s/>bm bm 0</text:p>
      <text:p text:style-name="P5"><text:s text:c="3"/>TRACE PROPERTY <text:s/>momcaps_array_vp5_rfvcl <text:s/>ns ns 0</text:p>
      <text:p text:style-name="P5"><text:s text:c="3"/>TRACE PROPERTY <text:s/>momcaps_array_vp5_rfvcl <text:s/>nf nf 0</text:p>
      <text:p text:style-name="P5"><text:s text:c="3"/>TRACE PROPERTY <text:s/>momcaps_array_vp5_rfvcl <text:s/>array array 0</text:p>
      <text:p text:style-name="P5"><text:s text:c="3"/>TRACE PROPERTY <text:s/>momcaps_array_vp5_rfvcl <text:s/>lf lf 3</text:p>
      <text:p text:style-name="P5"><text:s text:c="3"/>TRACE PROPERTY <text:s/>momcaps_array_vp5_rfvcl <text:s/>sh sh 0</text:p>
      <text:p text:style-name="P5"><text:s text:c="3"/>TRACE PROPERTY <text:s/>l_slcr30k_rfvil <text:s/>s s 3</text:p>
      <text:p text:style-name="P5"><text:s text:c="3"/>TRACE PROPERTY <text:s/>l_slcr30k_rfvil <text:s/>w w 3</text:p>
      <text:p text:style-name="P5"><text:s text:c="3"/>TRACE PROPERTY <text:s/>l_slcr30k_rfvil <text:s/>od od 3</text:p>
      <text:p text:style-name="P5"><text:s text:c="3"/>TRACE PROPERTY <text:s/>l_slcr30k_rfvil <text:s/>nt nt 0</text:p>
      <text:p text:style-name="P5"><text:s text:c="3"/>TRACE PROPERTY <text:s/>l_syct30k_rfvil <text:s/>nt nt 0</text:p>
      <text:p text:style-name="P5"><text:s text:c="3"/>TRACE PROPERTY <text:s/>l_syct30k_rfvil <text:s/>s s 3</text:p>
      <text:p text:style-name="P5"><text:s text:c="3"/>TRACE PROPERTY <text:s/>l_syct30k_rfvil <text:s/>w w 3</text:p>
      <text:p text:style-name="P5"><text:s text:c="3"/>TRACE PROPERTY <text:s/>l_syct30k_rfvil <text:s/>od od 3</text:p>
      <text:p text:style-name="P5"><text:s text:c="3"/>TRACE PROPERTY <text:s/>l_sy30k_rfvil <text:s/>nt nt 0</text:p>
      <text:p text:style-name="P5"><text:s text:c="3"/>TRACE PROPERTY <text:s/>l_sy30k_rfvil <text:s/>s s 3</text:p>
      <text:p text:style-name="P5"><text:s text:c="3"/>TRACE PROPERTY <text:s/>l_sy30k_rfvil <text:s/>w w 3</text:p>
      <text:p text:style-name="P5"><text:s text:c="3"/>TRACE PROPERTY <text:s/>l_sy30k_rfvil <text:s/>od od 3</text:p>
      <text:p text:style-name="P5"><text:s text:c="3"/>TRACE PROPERTY <text:s/>l_sqsk_rfvil <text:s/>nt nt 0</text:p>
      <text:p text:style-name="P5"><text:s text:c="3"/>TRACE PROPERTY <text:s/>l_sqsk_rfvil <text:s/>s s 3</text:p>
      <text:p text:style-name="P5"><text:s text:c="3"/>TRACE PROPERTY <text:s/>l_sqsk_rfvil <text:s/>w w 3</text:p>
      <text:p text:style-name="P5"><text:s text:c="3"/>TRACE PROPERTY <text:s/>l_sqsk_rfvil <text:s/>od od 3</text:p>
      <text:p text:style-name="P5"><text:s text:c="3"/>TRACE PROPERTY <text:s/>l_sqsk_rfvil <text:s/>ns ns 0</text:p>
      <text:p text:style-name="P5"><text:s text:c="3"/>TRACE PROPERTY <text:s/>l_sqsk_rfvil <text:s/>bm bm 0</text:p>
      <text:p text:style-name="P5"><text:s text:c="3"/>TRACE PROPERTY <text:s/>mimcaps_20f_nwell_rfkf <text:s/>l l 3</text:p>
      <text:p text:style-name="P5"><text:s text:c="3"/>TRACE PROPERTY <text:s/>mimcaps_20f_nwell_rfkf <text:s/>w w 3</text:p>
      <text:p text:style-name="P5"><text:s text:c="3"/>TRACE PROPERTY <text:s/>mimcaps_20f_psub_rfkf <text:s/>l l 3</text:p>
      <text:p text:style-name="P5"><text:s text:c="3"/>TRACE PROPERTY <text:s/>mimcaps_20f_psub_rfkf <text:s/>w w 3</text:p>
      <text:p text:style-name="P5"><text:s text:c="3"/>TRACE PROPERTY <text:s/>mimcaps_20f_m1_rfkf <text:s/>l l 3</text:p>
      <text:p text:style-name="P5"><text:s text:c="3"/>TRACE PROPERTY <text:s/>mimcaps_20f_m1_rfkf <text:s/>w w 3</text:p>
      <text:p text:style-name="P5"><text:s text:c="3"/>TRACE PROPERTY <text:s/>c(mimcaps_20f_mm) <text:s/>c c 3</text:p>
      <text:p text:style-name="P5"><text:s text:c="3"/>TRACE PROPERTY <text:s/>l_sq_trans_rfvil <text:s/>nt_in nt_in 0</text:p>
      <text:p text:style-name="P5"><text:s text:c="3"/>TRACE PROPERTY <text:s/>l_sq_trans_rfvil <text:s/>nt_out nt_out 0</text:p>
      <text:p text:style-name="P5"><text:s text:c="3"/>TRACE PROPERTY <text:s/>l_sq_trans_rfvil <text:s/>w w 3</text:p>
      <text:p text:style-name="P5"><text:s text:c="3"/>TRACE PROPERTY <text:s/>l_sq_trans_rfvil <text:s/>od od 3</text:p>
      <text:p text:style-name="P5"><text:s text:c="3"/>TRACE PROPERTY <text:s/>l_sqctin_trans_rfvil <text:s/>nt_in nt_in 0</text:p>
      <text:p text:style-name="P5"><text:s text:c="3"/>TRACE PROPERTY <text:s/>l_sqctin_trans_rfvil <text:s/>nt_out nt_out 0</text:p>
      <text:p text:style-name="P5"><text:s text:c="3"/>TRACE PROPERTY <text:s/>l_sqctin_trans_rfvil <text:s/>w w 3</text:p>
      <text:p text:style-name="P5"><text:s text:c="3"/>TRACE PROPERTY <text:s/>l_sqctin_trans_rfvil <text:s/>od od 3</text:p>
      <text:p text:style-name="P5"><text:s text:c="3"/>TRACE PROPERTY <text:s/>l_sqctout_trans_rfvil <text:s/>nt_in nt_in 0</text:p>
      <text:p text:style-name="P5"><text:s text:c="3"/>TRACE PROPERTY <text:s/>l_sqctout_trans_rfvil <text:s/>nt_out nt_out 0</text:p>
      <text:p text:style-name="P5"><text:soft-page-break/><text:s text:c="3"/>TRACE PROPERTY <text:s/>l_sqctout_trans_rfvil <text:s/>w w 3</text:p>
      <text:p text:style-name="P5"><text:s text:c="3"/>TRACE PROPERTY <text:s/>l_sqctout_trans_rfvil <text:s/>od od 3</text:p>
      <text:p text:style-name="P5"><text:s text:c="3"/>TRACE PROPERTY <text:s/>l_sqctinout_trans_rfvil <text:s/>nt_in nt_in 0</text:p>
      <text:p text:style-name="P5"><text:s text:c="3"/>TRACE PROPERTY <text:s/>l_sqctinout_trans_rfvil <text:s/>nt_out nt_out 0</text:p>
      <text:p text:style-name="P5"><text:s text:c="3"/>TRACE PROPERTY <text:s/>l_sqctinout_trans_rfvil <text:s/>w w 3</text:p>
      <text:p text:style-name="P5"><text:s text:c="3"/>TRACE PROPERTY <text:s/>l_sqctinout_trans_rfvil <text:s/>od od 3</text:p>
      <text:p text:style-name="P5"><text:s text:c="3"/>TRACE PROPERTY <text:s/>l_occtout_trans_rfvil <text:s/>nt_in nt_in 0</text:p>
      <text:p text:style-name="P5"><text:s text:c="3"/>TRACE PROPERTY <text:s/>l_occtout_trans_rfvil <text:s/>w w 3</text:p>
      <text:p text:style-name="P5"><text:s text:c="3"/>TRACE PROPERTY <text:s/>l_occtout_trans_rfvil <text:s/>od od 3</text:p>
      <text:p text:style-name="P5"><text:s text:c="3"/>TRACE PROPERTY <text:s/>pad_rf <text:s/>index_layer index_layer 0</text:p>
      <text:p text:style-name="P5"><text:s text:c="3"/>TRACE PROPERTY <text:s/>pad_rf <text:s/>index_thick index_thick 0</text:p>
      <text:p text:style-name="P5"><text:s text:c="3"/>TRACE PROPERTY <text:s/>pad_rf <text:s/>index_pad index_pad 0</text:p>
      <text:p text:style-name="P5"/>
      <text:p text:style-name="P5"/>
      <text:p text:style-name="P5"/>
      <text:p text:style-name="P5"><text:s text:c="19"/>CELL COMPARISON RESULTS ( TOP LEVEL )</text:p>
      <text:p text:style-name="P5"/>
      <text:p text:style-name="P5"/>
      <text:p text:style-name="P5"/>
      <text:p text:style-name="P5"><text:s text:c="25"/># <text:s text:c="6"/>################### <text:s text:c="6"/>_ <text:s text:c="2"/>_ <text:s text:c="2"/></text:p>
      <text:p text:style-name="P5"><text:s text:c="24"/># <text:s text:c="7"/># <text:s text:c="16"/># <text:s text:c="6"/>* <text:s text:c="2"/>* <text:s text:c="2"/></text:p>
      <text:p text:style-name="P5"><text:s text:c="19"/># <text:s text:c="2"/># <text:s text:c="8"/># <text:s text:c="4"/>CORRECT <text:s text:c="4"/># <text:s text:c="8"/>| <text:s text:c="4"/></text:p>
      <text:p text:style-name="P5"><text:s text:c="20"/># # <text:s text:c="9"/># <text:s text:c="16"/># <text:s text:c="6"/>\___/ <text:s/></text:p>
      <text:p text:style-name="P5"><text:s text:c="21"/># <text:s text:c="10"/>################### <text:s text:c="14"/></text:p>
      <text:p text:style-name="P5"/>
      <text:p text:style-name="P5"/>
      <text:p text:style-name="P5"/>
      <text:p text:style-name="P5">LAYOUT CELL NAME: <text:s text:c="8"/>mod5_synchronous</text:p>
      <text:p text:style-name="P5">SOURCE CELL NAME: <text:s text:c="8"/>mod5_synchronous</text:p>
      <text:p text:style-name="P5"/>
      <text:p text:style-name="P5">--------------------------------------------------------------------------------------------------------------</text:p>
      <text:p text:style-name="P5"/>
      <text:p text:style-name="P5">INITIAL NUMBERS OF OBJECTS</text:p>
      <text:p text:style-name="P5">--------------------------</text:p>
      <text:p text:style-name="P5"/>
      <text:p text:style-name="P5"><text:s text:c="16"/>Layout <text:s text:c="3"/>Source <text:s text:c="8"/>Component Type</text:p>
      <text:p text:style-name="P5"><text:s text:c="16"/>------ <text:s text:c="3"/>------ <text:s text:c="8"/>--------------</text:p>
      <text:p text:style-name="P5"><text:s/>Ports: <text:s text:c="13"/>6 <text:s text:c="8"/>6</text:p>
      <text:p text:style-name="P5"/>
      <text:p text:style-name="P5"><text:s/>Nets: <text:s text:c="13"/>63 <text:s text:c="7"/>63</text:p>
      <text:p text:style-name="P5"/>
      <text:p text:style-name="P5"><text:s/>Instances: <text:s text:c="8"/>60 <text:s text:c="7"/>60 <text:s text:c="8"/>MN (4 pins)</text:p>
      <text:p text:style-name="P5"><text:s text:c="20"/>60 <text:s text:c="7"/>60 <text:s text:c="8"/>MP (4 pins)</text:p>
      <text:p text:style-name="P5"><text:s text:c="16"/>------ <text:s text:c="3"/>------</text:p>
      <text:p text:style-name="P5"><text:s/>Total Inst: <text:s text:c="6"/>120 <text:s text:c="6"/>120</text:p>
      <text:p text:style-name="P5"/>
      <text:p text:style-name="P5"/>
      <text:p text:style-name="P5">NUMBERS OF OBJECTS AFTER TRANSFORMATION</text:p>
      <text:p text:style-name="P5">---------------------------------------</text:p>
      <text:p text:style-name="P5"/>
      <text:p text:style-name="P5"><text:s text:c="16"/>Layout <text:s text:c="3"/>Source <text:s text:c="8"/>Component Type</text:p>
      <text:p text:style-name="P5"><text:s text:c="16"/>------ <text:s text:c="3"/>------ <text:s text:c="8"/>--------------</text:p>
      <text:p text:style-name="P5"><text:soft-page-break/><text:s/>Ports: <text:s text:c="13"/>6 <text:s text:c="8"/>6</text:p>
      <text:p text:style-name="P5"/>
      <text:p text:style-name="P5"><text:s/>Nets: <text:s text:c="13"/>32 <text:s text:c="7"/>32</text:p>
      <text:p text:style-name="P5"/>
      <text:p text:style-name="P5"><text:s/>Instances: <text:s text:c="9"/>4 <text:s text:c="8"/>4 <text:s text:c="8"/>INV (2 pins)</text:p>
      <text:p text:style-name="P5"><text:s text:c="20"/>19 <text:s text:c="7"/>19 <text:s text:c="8"/>NAND2 (3 pins)</text:p>
      <text:p text:style-name="P5"><text:s text:c="21"/>6 <text:s text:c="8"/>6 <text:s text:c="8"/>NAND3 (4 pins)</text:p>
      <text:p text:style-name="P5"><text:s text:c="16"/>------ <text:s text:c="3"/>------</text:p>
      <text:p text:style-name="P5"><text:s/>Total Inst: <text:s text:c="7"/>29 <text:s text:c="7"/>29</text:p>
      <text:p text:style-name="P5"/>
      <text:p text:style-name="P5"/>
      <text:p text:style-name="P5"/>
      <text:p text:style-name="P5">**************************************************************************************************************</text:p>
      <text:p text:style-name="P5"><text:s text:c="31"/>INFORMATION AND WARNINGS</text:p>
      <text:p text:style-name="P5">**************************************************************************************************************</text:p>
      <text:p text:style-name="P5"/>
      <text:p text:style-name="P5"/>
      <text:p text:style-name="P5"><text:s text:c="18"/>Matched <text:s text:c="3"/>Matched <text:s text:c="3"/>Unmatched <text:s text:c="3"/>Unmatched <text:s text:c="3"/>Component</text:p>
      <text:p text:style-name="P5"><text:s text:c="19"/>Layout <text:s text:c="4"/>Source <text:s text:c="6"/>Layout <text:s text:c="6"/>Source <text:s text:c="3"/>Type</text:p>
      <text:p text:style-name="P5"><text:s text:c="18"/>------- <text:s text:c="3"/>------- <text:s text:c="3"/>--------- <text:s text:c="3"/>--------- <text:s text:c="3"/>---------</text:p>
      <text:p text:style-name="P5"><text:s text:c="3"/>Ports: <text:s text:c="14"/>6 <text:s text:c="9"/>6 <text:s text:c="11"/>0 <text:s text:c="11"/>0</text:p>
      <text:p text:style-name="P5"/>
      <text:p text:style-name="P5"><text:s text:c="3"/>Nets: <text:s text:c="14"/>32 <text:s text:c="8"/>32 <text:s text:c="11"/>0 <text:s text:c="11"/>0</text:p>
      <text:p text:style-name="P5"/>
      <text:p text:style-name="P5"><text:s text:c="3"/>Instances: <text:s text:c="10"/>4 <text:s text:c="9"/>4 <text:s text:c="11"/>0 <text:s text:c="11"/>0 <text:s text:c="3"/>INV</text:p>
      <text:p text:style-name="P5"><text:s text:c="23"/>19 <text:s text:c="8"/>19 <text:s text:c="11"/>0 <text:s text:c="11"/>0 <text:s text:c="3"/>NAND2</text:p>
      <text:p text:style-name="P5"><text:s text:c="24"/>6 <text:s text:c="9"/>6 <text:s text:c="11"/>0 <text:s text:c="11"/>0 <text:s text:c="3"/>NAND3</text:p>
      <text:p text:style-name="P5"><text:s text:c="18"/>------- <text:s text:c="3"/>------- <text:s text:c="3"/>--------- <text:s text:c="3"/>---------</text:p>
      <text:p text:style-name="P5"><text:s text:c="3"/>Total Inst: <text:s text:c="8"/>29 <text:s text:c="8"/>29 <text:s text:c="11"/>0 <text:s text:c="11"/>0</text:p>
      <text:p text:style-name="P5"/>
      <text:p text:style-name="P5"/>
      <text:p text:style-name="P5">o Initial Correspondence Points:</text:p>
      <text:p text:style-name="P5"/>
      <text:p text:style-name="P5"><text:s text:c="3"/>Ports: <text:s text:c="7"/>VDD GND C B CLK A</text:p>
      <text:p text:style-name="P5"/>
      <text:p text:style-name="P5"/>
      <text:p text:style-name="P5">o Voltage Names Matched by Wildcard:</text:p>
      <text:p text:style-name="P5"/>
      <text:p text:style-name="P5"><text:s text:c="3"/>Power Names from Layout:</text:p>
      <text:p text:style-name="P5"/>
      <text:p text:style-name="P5"><text:s text:c="17"/>VDD</text:p>
      <text:p text:style-name="P5"/>
      <text:p text:style-name="P5"><text:s text:c="3"/>Ground Names from Layout:</text:p>
      <text:p text:style-name="P5"/>
      <text:p text:style-name="P5"><text:s text:c="17"/>GND</text:p>
      <text:p text:style-name="P5"/>
      <text:p text:style-name="P5"><text:s text:c="3"/>Power Names from Source:</text:p>
      <text:p text:style-name="P5"/>
      <text:p text:style-name="P5"><text:s text:c="17"/>VDD</text:p>
      <text:p text:style-name="P5"/>
      <text:p text:style-name="P5"><text:soft-page-break/><text:s text:c="3"/>Ground Names from Source:</text:p>
      <text:p text:style-name="P5"/>
      <text:p text:style-name="P5"><text:s text:c="17"/>GND</text:p>
      <text:p text:style-name="P5"/>
      <text:p text:style-name="P5"/>
      <text:p text:style-name="P5">**************************************************************************************************************</text:p>
      <text:p text:style-name="P5"><text:s text:c="41"/>SUMMARY</text:p>
      <text:p text:style-name="P5">**************************************************************************************************************</text:p>
      <text:p text:style-name="P5"/>
      <text:p text:style-name="P5">Total CPU Time: <text:s text:c="5"/>0 sec</text:p>
      <text:p text:style-name="P5">Total Elapsed Time: <text:s/>1 sec</text:p>
      <text:p text:style-name="P1"/>
      <text:p text:style-name="P1"/>
      <text:p text:style-name="P1"/>
      <text:p text:style-name="P1">eey217501@hertz:~/mod5counter/LVS$ cat SR_latch.lvs.report</text:p>
      <text:p text:style-name="Standard"/>
      <text:p text:style-name="Standard"/>
      <text:p text:style-name="Standard"/>
      <text:p text:style-name="Standard"><text:s text:c="18"/>##################################################</text:p>
      <text:p text:style-name="Standard"><text:s text:c="18"/>## <text:s text:c="45"/>##</text:p>
      <text:p text:style-name="Standard"><text:s text:c="18"/>## <text:s text:c="8"/>C A L I B R E <text:s text:c="3"/>S Y S T E M <text:s text:c="8"/>##</text:p>
      <text:p text:style-name="Standard"><text:s text:c="18"/>## <text:s text:c="45"/>##</text:p>
      <text:p text:style-name="Standard"><text:s text:c="18"/>## <text:s text:c="12"/>L V S <text:s text:c="2"/>R E P O R T <text:s text:c="13"/>##</text:p>
      <text:p text:style-name="Standard"><text:s text:c="18"/>## <text:s text:c="45"/>##</text:p>
      <text:p text:style-name="Standard"><text:s text:c="18"/>##################################################</text:p>
      <text:p text:style-name="Standard"/>
      <text:p text:style-name="Standard"/>
      <text:p text:style-name="Standard"/>
      <text:p text:style-name="Standard">REPORT FILE NAME: <text:s text:c="8"/>SR_latch.lvs.report</text:p>
      <text:p text:style-name="Standard">LAYOUT NAME: <text:s text:c="13"/>/afs/iitd.ac.in/user/e/ee/eey217501/mod5counter/LVS/SR_latch.sp ('SR_latch')</text:p>
      <text:p text:style-name="Standard">SOURCE NAME: <text:s text:c="13"/>/afs/iitd.ac.in/user/e/ee/eey217501/mod5counter/LVS/SR_latch.src.net ('SR_latch')</text:p>
      <text:p text:style-name="Standard">RULE FILE: <text:s text:c="15"/>/afs/iitd.ac.in/user/e/ee/eey217501/mod5counter/LVS/_G-DF-LOGIC_MIXED_MODE65N-LL_LOW_K_CALIBRE-LVS-1.6-P4.txt_</text:p>
      <text:p text:style-name="Standard">RULE FILE TITLE: <text:s text:c="9"/>UMC Calibre LVS 65nm LOGIC/MIXED MODE Low Leakage Low-K Process</text:p>
      <text:p text:style-name="Standard">CREATION TIME: <text:s text:c="11"/>Tue Sep 14 13:08:40 2021</text:p>
      <text:p text:style-name="Standard">CURRENT DIRECTORY: <text:s text:c="7"/>/afs/iitd.ac.in/user/e/ee/eey217501/mod5counter/LVS</text:p>
      <text:p text:style-name="Standard">USER NAME: <text:s text:c="15"/>eey217501</text:p>
      <text:p text:style-name="Standard">CALIBRE VERSION: <text:s text:c="9"/>v2017.1_34.33 <text:s text:c="3"/>Wed Apr 5 14:22:49 PDT 2017</text:p>
      <text:p text:style-name="Standard"/>
      <text:p text:style-name="Standard"/>
      <text:p text:style-name="Standard"/>
      <text:p text:style-name="Standard"><text:s text:c="31"/>OVERALL COMPARISON RESULTS</text:p>
      <text:p text:style-name="Standard"/>
      <text:p text:style-name="Standard"/>
      <text:p text:style-name="Standard"/>
      <text:p text:style-name="Standard"><text:s text:c="25"/># <text:s text:c="6"/>################### <text:s text:c="6"/>_ <text:s text:c="2"/>_ <text:s text:c="2"/></text:p>
      <text:p text:style-name="Standard"><text:s text:c="24"/># <text:s text:c="7"/># <text:s text:c="16"/># <text:s text:c="6"/>* <text:s text:c="2"/>* <text:s text:c="2"/></text:p>
      <text:p text:style-name="Standard"><text:soft-page-break/><text:s text:c="19"/># <text:s text:c="2"/># <text:s text:c="8"/># <text:s text:c="4"/>CORRECT <text:s text:c="4"/># <text:s text:c="8"/>| <text:s text:c="4"/></text:p>
      <text:p text:style-name="Standard"><text:s text:c="20"/># # <text:s text:c="9"/># <text:s text:c="16"/># <text:s text:c="6"/>\___/ <text:s/></text:p>
      <text:p text:style-name="Standard"><text:s text:c="21"/># <text:s text:c="10"/>################### <text:s text:c="14"/></text:p>
      <text:p text:style-name="Standard"/>
      <text:p text:style-name="Standard"/>
      <text:p text:style-name="Standard"/>
      <text:p text:style-name="Standard"/>
      <text:p text:style-name="Standard">**************************************************************************************************************</text:p>
      <text:p text:style-name="Standard"><text:s text:c="38"/>CELL <text:s/>SUMMARY</text:p>
      <text:p text:style-name="Standard">**************************************************************************************************************</text:p>
      <text:p text:style-name="Standard"/>
      <text:p text:style-name="Standard"><text:s text:c="2"/>Result <text:s text:c="8"/>Layout <text:s text:c="23"/>Source</text:p>
      <text:p text:style-name="Standard"><text:s text:c="2"/>----------- <text:s text:c="3"/>----------- <text:s text:c="18"/>--------------</text:p>
      <text:p text:style-name="Standard"><text:s text:c="2"/>CORRECT <text:s text:c="7"/>SR_latch <text:s text:c="21"/>SR_latch</text:p>
      <text:p text:style-name="Standard"/>
      <text:p text:style-name="Standard"/>
      <text:p text:style-name="Standard"/>
      <text:p text:style-name="Standard">**************************************************************************************************************</text:p>
      <text:p text:style-name="Standard"><text:s text:c="38"/>LVS PARAMETERS</text:p>
      <text:p text:style-name="Standard">**************************************************************************************************************</text:p>
      <text:p text:style-name="Standard"/>
      <text:p text:style-name="Standard"/>
      <text:p text:style-name="Standard">o LVS Setup:</text:p>
      <text:p text:style-name="Standard"/>
      <text:p text:style-name="Standard"><text:s text:c="3"/>// LVS COMPONENT TYPE PROPERTY</text:p>
      <text:p text:style-name="Standard"><text:s text:c="3"/>// LVS COMPONENT SUBTYPE PROPERTY</text:p>
      <text:p text:style-name="Standard"><text:s text:c="3"/>// LVS PIN NAME PROPERTY</text:p>
      <text:p text:style-name="Standard"><text:s text:c="3"/>LVS POWER NAME <text:s text:c="24"/>"?VCC?" "?VDD?"</text:p>
      <text:p text:style-name="Standard"><text:s text:c="3"/>LVS GROUND NAME <text:s text:c="23"/>"?GND?" "?VSS?"</text:p>
      <text:p text:style-name="Standard"><text:s text:c="3"/>LVS CELL SUPPLY <text:s text:c="23"/>NO</text:p>
      <text:p text:style-name="Standard"><text:s text:c="3"/>LVS RECOGNIZE GATES <text:s text:c="19"/>ALL</text:p>
      <text:p text:style-name="Standard"><text:s text:c="3"/>LVS IGNORE PORTS <text:s text:c="22"/>NO</text:p>
      <text:p text:style-name="Standard"><text:s text:c="3"/>LVS CHECK PORT NAMES <text:s text:c="18"/>YES</text:p>
      <text:p text:style-name="Standard"><text:s text:c="3"/>LVS IGNORE TRIVIAL NAMED PORTS <text:s text:c="8"/>NO</text:p>
      <text:p text:style-name="Standard"><text:s text:c="3"/>LVS BUILTIN DEVICE PIN SWAP <text:s text:c="11"/>NO</text:p>
      <text:p text:style-name="Standard"><text:s text:c="3"/>LVS ALL CAPACITOR PINS SWAPPABLE <text:s text:c="6"/>NO</text:p>
      <text:p text:style-name="Standard"><text:s text:c="3"/>LVS DISCARD PINS BY DEVICE <text:s text:c="12"/>NO</text:p>
      <text:p text:style-name="Standard"><text:s text:c="3"/>LVS SOFT SUBSTRATE PINS <text:s text:c="15"/>NO</text:p>
      <text:p text:style-name="Standard"><text:s text:c="3"/>LVS INJECT LOGIC <text:s text:c="22"/>NO</text:p>
      <text:p text:style-name="Standard"><text:s text:c="3"/>LVS EXPAND UNBALANCED CELLS <text:s text:c="11"/>YES</text:p>
      <text:p text:style-name="Standard"><text:s text:c="3"/>LVS FLATTEN INSIDE CELL <text:s text:c="15"/>NO</text:p>
      <text:p text:style-name="Standard"><text:s text:c="3"/>LVS EXPAND SEED PROMOTIONS <text:s text:c="12"/>YES</text:p>
      <text:p text:style-name="Standard"><text:s text:c="3"/>LVS PRESERVE PARAMETERIZED CELLS <text:s text:c="6"/>NO</text:p>
      <text:p text:style-name="Standard"><text:s text:c="3"/>LVS GLOBALS ARE PORTS <text:s text:c="17"/>YES</text:p>
      <text:p text:style-name="Standard"><text:s text:c="3"/>LVS REVERSE WL <text:s text:c="24"/>NO</text:p>
      <text:p text:style-name="Standard"><text:s text:c="3"/>LVS SPICE PREFER PINS <text:s text:c="17"/>NO</text:p>
      <text:p text:style-name="Standard"><text:s text:c="3"/>LVS SPICE SLASH IS SPACE <text:s text:c="14"/>YES</text:p>
      <text:p text:style-name="Standard"><text:s text:c="3"/>LVS SPICE ALLOW FLOATING PINS <text:s text:c="9"/>YES</text:p>
      <text:p text:style-name="Standard"><text:soft-page-break/><text:s text:c="3"/>// LVS SPICE ALLOW INLINE PARAMETERS <text:s text:c="4"/></text:p>
      <text:p text:style-name="Standard"><text:s text:c="3"/>LVS SPICE ALLOW UNQUOTED STRINGS <text:s text:c="6"/>NO</text:p>
      <text:p text:style-name="Standard"><text:s text:c="3"/>LVS SPICE CONDITIONAL LDD <text:s text:c="13"/>NO</text:p>
      <text:p text:style-name="Standard"><text:s text:c="3"/>LVS SPICE CULL PRIMITIVE SUBCIRCUITS <text:s text:c="2"/>NO</text:p>
      <text:p text:style-name="Standard"><text:s text:c="3"/>LVS SPICE IMPLIED MOS AREA <text:s text:c="12"/>NO</text:p>
      <text:p text:style-name="Standard"><text:s text:c="3"/>// LVS SPICE MULTIPLIER NAME</text:p>
      <text:p text:style-name="Standard"><text:s text:c="3"/>LVS SPICE OVERRIDE GLOBALS <text:s text:c="12"/>NO</text:p>
      <text:p text:style-name="Standard"><text:s text:c="3"/>LVS SPICE REDEFINE PARAM <text:s text:c="14"/>NO</text:p>
      <text:p text:style-name="Standard"><text:s text:c="3"/>LVS SPICE REPLICATE DEVICES <text:s text:c="11"/>YES</text:p>
      <text:p text:style-name="Standard"><text:s text:c="3"/>LVS SPICE SCALE X PARAMETERS <text:s text:c="10"/>NO</text:p>
      <text:p text:style-name="Standard"><text:s text:c="3"/>LVS SPICE STRICT WL <text:s text:c="19"/>NO</text:p>
      <text:p text:style-name="Standard"><text:s text:c="3"/>// LVS SPICE OPTION</text:p>
      <text:p text:style-name="Standard"><text:s text:c="3"/>LVS STRICT SUBTYPES <text:s text:c="19"/>NO</text:p>
      <text:p text:style-name="Standard"><text:s text:c="3"/>LVS EXACT SUBTYPES <text:s text:c="20"/>NO</text:p>
      <text:p text:style-name="Standard"><text:s text:c="3"/>LAYOUT CASE <text:s text:c="27"/>NO</text:p>
      <text:p text:style-name="Standard"><text:s text:c="3"/>SOURCE CASE <text:s text:c="27"/>NO</text:p>
      <text:p text:style-name="Standard"><text:s text:c="3"/>LVS COMPARE CASE <text:s text:c="22"/>NO</text:p>
      <text:p text:style-name="Standard"><text:s text:c="3"/>LVS DOWNCASE DEVICE <text:s text:c="19"/>NO</text:p>
      <text:p text:style-name="Standard"><text:s text:c="3"/>LVS REPORT MAXIMUM <text:s text:c="20"/>50</text:p>
      <text:p text:style-name="Standard"><text:s text:c="3"/>LVS PROPERTY RESOLUTION MAXIMUM <text:s text:c="7"/>32</text:p>
      <text:p text:style-name="Standard"><text:s text:c="3"/>// LVS SIGNATURE MAXIMUM</text:p>
      <text:p text:style-name="Standard"><text:s text:c="3"/>// LVS FILTER UNUSED OPTION</text:p>
      <text:p text:style-name="Standard"><text:s text:c="3"/>// LVS REPORT OPTION</text:p>
      <text:p text:style-name="Standard"><text:s text:c="3"/>LVS REPORT UNITS <text:s text:c="22"/>YES</text:p>
      <text:p text:style-name="Standard"><text:s text:c="3"/>// LVS NON USER NAME PORT</text:p>
      <text:p text:style-name="Standard"><text:s text:c="3"/>// LVS NON USER NAME NET</text:p>
      <text:p text:style-name="Standard"><text:s text:c="3"/>// LVS NON USER NAME INSTANCE</text:p>
      <text:p text:style-name="Standard"><text:s text:c="3"/>// LVS IGNORE DEVICE PIN</text:p>
      <text:p text:style-name="Standard"/>
      <text:p text:style-name="Standard"><text:s text:c="3"/>// Reduction</text:p>
      <text:p text:style-name="Standard"/>
      <text:p text:style-name="Standard"><text:s text:c="3"/>LVS REDUCE SERIES MOS <text:s text:c="17"/>NO</text:p>
      <text:p text:style-name="Standard"><text:s text:c="3"/>LVS REDUCE PARALLEL MOS <text:s text:c="15"/>YES</text:p>
      <text:p text:style-name="Standard"><text:s text:c="3"/>LVS REDUCE SEMI SERIES MOS <text:s text:c="12"/>NO</text:p>
      <text:p text:style-name="Standard"><text:s text:c="3"/>LVS REDUCE SPLIT GATES <text:s text:c="16"/>YES</text:p>
      <text:p text:style-name="Standard"><text:s text:c="3"/>LVS REDUCE PARALLEL BIPOLAR <text:s text:c="11"/>YES</text:p>
      <text:p text:style-name="Standard"><text:s text:c="3"/>LVS REDUCE SERIES CAPACITORS <text:s text:c="10"/>YES</text:p>
      <text:p text:style-name="Standard"><text:s text:c="3"/>LVS REDUCE PARALLEL CAPACITORS <text:s text:c="8"/>YES</text:p>
      <text:p text:style-name="Standard"><text:s text:c="3"/>LVS REDUCE SERIES RESISTORS <text:s text:c="11"/>YES</text:p>
      <text:p text:style-name="Standard"><text:s text:c="3"/>LVS REDUCE PARALLEL RESISTORS <text:s text:c="9"/>YES</text:p>
      <text:p text:style-name="Standard"><text:s text:c="3"/>LVS REDUCE PARALLEL DIODES <text:s text:c="12"/>YES</text:p>
      <text:p text:style-name="Standard"/>
      <text:p text:style-name="Standard"><text:s text:c="3"/>LVS REDUCE <text:s/>C(MIMCAPS_20F_MM) <text:s/>PARALLEL NO</text:p>
      <text:p text:style-name="Standard"><text:s text:c="3"/>LVS REDUCE <text:s/>C(NCAP_12_LL) <text:s/>PARALLEL NO</text:p>
      <text:p text:style-name="Standard"><text:s text:c="3"/>LVS REDUCE <text:s/>C(PCAP_12_LL) <text:s/>PARALLEL NO</text:p>
      <text:p text:style-name="Standard"><text:s text:c="3"/>LVS REDUCE <text:s/>C(NCAP_25_LL) <text:s/>PARALLEL NO</text:p>
      <text:p text:style-name="Standard"><text:s text:c="3"/>LVS REDUCE <text:s/>C(PCAP_25_LL) <text:s/>PARALLEL NO</text:p>
      <text:p text:style-name="Standard"><text:s text:c="3"/>LVS REDUCTION PRIORITY <text:s text:c="16"/>PARALLEL</text:p>
      <text:p text:style-name="Standard"><text:s text:c="3"/></text:p>
      <text:p text:style-name="Standard"><text:s text:c="3"/>LVS SHORT EQUIVALENT NODES <text:s text:c="12"/>NO</text:p>
      <text:p text:style-name="Standard"/>
      <text:p text:style-name="Standard"><text:s text:c="3"/>// Trace Property</text:p>
      <text:p text:style-name="Standard"><text:soft-page-break/></text:p>
      <text:p text:style-name="Standard"><text:s text:c="3"/>TRACE PROPERTY <text:s/>n_12_llrvtrf <text:s/>lf lf 3</text:p>
      <text:p text:style-name="Standard"><text:s text:c="3"/>TRACE PROPERTY <text:s/>n_12_llrvtrf <text:s/>wf wf 3</text:p>
      <text:p text:style-name="Standard"><text:s text:c="3"/>TRACE PROPERTY <text:s/>n_12_llrvtrf <text:s/>nf nf 0</text:p>
      <text:p text:style-name="Standard"><text:s text:c="3"/>TRACE PROPERTY <text:s/>n_12_llrvtrf <text:s/>con con 0</text:p>
      <text:p text:style-name="Standard"><text:s text:c="3"/>TRACE PROPERTY <text:s/>p_12_llrvtrf <text:s/>lf lf 3</text:p>
      <text:p text:style-name="Standard"><text:s text:c="3"/>TRACE PROPERTY <text:s/>p_12_llrvtrf <text:s/>wf wf 3</text:p>
      <text:p text:style-name="Standard"><text:s text:c="3"/>TRACE PROPERTY <text:s/>p_12_llrvtrf <text:s/>nf nf 0</text:p>
      <text:p text:style-name="Standard"><text:s text:c="3"/>TRACE PROPERTY <text:s/>p_12_llrvtrf <text:s/>con con 0</text:p>
      <text:p text:style-name="Standard"><text:s text:c="3"/>TRACE PROPERTY <text:s/>n_bpw_12_llrvtrf <text:s/>lf lf 3</text:p>
      <text:p text:style-name="Standard"><text:s text:c="3"/>TRACE PROPERTY <text:s/>n_bpw_12_llrvtrf <text:s/>wf wf 3</text:p>
      <text:p text:style-name="Standard"><text:s text:c="3"/>TRACE PROPERTY <text:s/>n_bpw_12_llrvtrf <text:s/>nf nf 0</text:p>
      <text:p text:style-name="Standard"><text:s text:c="3"/>TRACE PROPERTY <text:s/>n_bpw_12_llrvtrf <text:s/>con con 0</text:p>
      <text:p text:style-name="Standard"><text:s text:c="3"/>TRACE PROPERTY <text:s/>n_12_llhvtrf <text:s/>lf lf 3</text:p>
      <text:p text:style-name="Standard"><text:s text:c="3"/>TRACE PROPERTY <text:s/>n_12_llhvtrf <text:s/>wf wf 3</text:p>
      <text:p text:style-name="Standard"><text:s text:c="3"/>TRACE PROPERTY <text:s/>n_12_llhvtrf <text:s/>nf nf 0</text:p>
      <text:p text:style-name="Standard"><text:s text:c="3"/>TRACE PROPERTY <text:s/>n_12_llhvtrf <text:s/>con con 0</text:p>
      <text:p text:style-name="Standard"><text:s text:c="3"/>TRACE PROPERTY <text:s/>p_12_llhvtrf <text:s/>lf lf 3</text:p>
      <text:p text:style-name="Standard"><text:s text:c="3"/>TRACE PROPERTY <text:s/>p_12_llhvtrf <text:s/>wf wf 3</text:p>
      <text:p text:style-name="Standard"><text:s text:c="3"/>TRACE PROPERTY <text:s/>p_12_llhvtrf <text:s/>nf nf 0</text:p>
      <text:p text:style-name="Standard"><text:s text:c="3"/>TRACE PROPERTY <text:s/>p_12_llhvtrf <text:s/>con con 0</text:p>
      <text:p text:style-name="Standard"><text:s text:c="3"/>TRACE PROPERTY <text:s/>n_bpw_12_llhvtrf <text:s/>lf lf 3</text:p>
      <text:p text:style-name="Standard"><text:s text:c="3"/>TRACE PROPERTY <text:s/>n_bpw_12_llhvtrf <text:s/>wf wf 3</text:p>
      <text:p text:style-name="Standard"><text:s text:c="3"/>TRACE PROPERTY <text:s/>n_bpw_12_llhvtrf <text:s/>nf nf 0</text:p>
      <text:p text:style-name="Standard"><text:s text:c="3"/>TRACE PROPERTY <text:s/>n_bpw_12_llhvtrf <text:s/>con con 0</text:p>
      <text:p text:style-name="Standard"><text:s text:c="3"/>TRACE PROPERTY <text:s/>n_12_lllvtrf <text:s/>lf lf 3</text:p>
      <text:p text:style-name="Standard"><text:s text:c="3"/>TRACE PROPERTY <text:s/>n_12_lllvtrf <text:s/>wf wf 3</text:p>
      <text:p text:style-name="Standard"><text:s text:c="3"/>TRACE PROPERTY <text:s/>n_12_lllvtrf <text:s/>nf nf 0</text:p>
      <text:p text:style-name="Standard"><text:s text:c="3"/>TRACE PROPERTY <text:s/>n_12_lllvtrf <text:s/>con con 0</text:p>
      <text:p text:style-name="Standard"><text:s text:c="3"/>TRACE PROPERTY <text:s/>p_12_lllvtrf <text:s/>lf lf 3</text:p>
      <text:p text:style-name="Standard"><text:s text:c="3"/>TRACE PROPERTY <text:s/>p_12_lllvtrf <text:s/>wf wf 3</text:p>
      <text:p text:style-name="Standard"><text:s text:c="3"/>TRACE PROPERTY <text:s/>p_12_lllvtrf <text:s/>nf nf 0</text:p>
      <text:p text:style-name="Standard"><text:s text:c="3"/>TRACE PROPERTY <text:s/>p_12_lllvtrf <text:s/>con con 0</text:p>
      <text:p text:style-name="Standard"><text:s text:c="3"/>TRACE PROPERTY <text:s/>n_bpw_12_lllvtrf <text:s/>lf lf 3</text:p>
      <text:p text:style-name="Standard"><text:s text:c="3"/>TRACE PROPERTY <text:s/>n_bpw_12_lllvtrf <text:s/>wf wf 3</text:p>
      <text:p text:style-name="Standard"><text:s text:c="3"/>TRACE PROPERTY <text:s/>n_bpw_12_lllvtrf <text:s/>nf nf 0</text:p>
      <text:p text:style-name="Standard"><text:s text:c="3"/>TRACE PROPERTY <text:s/>n_bpw_12_lllvtrf <text:s/>con con 0</text:p>
      <text:p text:style-name="Standard"><text:s text:c="3"/>TRACE PROPERTY <text:s/>n_25_llrf <text:s/>lf lf 3</text:p>
      <text:p text:style-name="Standard"><text:s text:c="3"/>TRACE PROPERTY <text:s/>n_25_llrf <text:s/>wf wf 3</text:p>
      <text:p text:style-name="Standard"><text:s text:c="3"/>TRACE PROPERTY <text:s/>n_25_llrf <text:s/>nf nf 0</text:p>
      <text:p text:style-name="Standard"><text:s text:c="3"/>TRACE PROPERTY <text:s/>n_25_llrf <text:s/>con con 0</text:p>
      <text:p text:style-name="Standard"><text:s text:c="3"/>TRACE PROPERTY <text:s/>p_25_llrf <text:s/>lf lf 3</text:p>
      <text:p text:style-name="Standard"><text:s text:c="3"/>TRACE PROPERTY <text:s/>p_25_llrf <text:s/>wf wf 3</text:p>
      <text:p text:style-name="Standard"><text:s text:c="3"/>TRACE PROPERTY <text:s/>p_25_llrf <text:s/>nf nf 0</text:p>
      <text:p text:style-name="Standard"><text:s text:c="3"/>TRACE PROPERTY <text:s/>p_25_llrf <text:s/>con con 0</text:p>
      <text:p text:style-name="Standard"><text:s text:c="3"/>TRACE PROPERTY <text:s/>n_bpw_25_llrf <text:s/>lf lf 3</text:p>
      <text:p text:style-name="Standard"><text:s text:c="3"/>TRACE PROPERTY <text:s/>n_bpw_25_llrf <text:s/>wf wf 3</text:p>
      <text:p text:style-name="Standard"><text:s text:c="3"/>TRACE PROPERTY <text:s/>n_bpw_25_llrf <text:s/>nf nf 0</text:p>
      <text:p text:style-name="Standard"><text:s text:c="3"/>TRACE PROPERTY <text:s/>n_bpw_25_llrf <text:s/>con con 0</text:p>
      <text:p text:style-name="Standard"><text:s text:c="3"/>TRACE PROPERTY <text:s/>r(rsnpo_efuse) <text:s/>r r 3</text:p>
      <text:p text:style-name="Standard"><text:s text:c="3"/>TRACE PROPERTY <text:s/>r(rsppo_efuse) <text:s/>r r 3</text:p>
      <text:p text:style-name="Standard"><text:s text:c="3"/>TRACE PROPERTY <text:s/>rnnpo_nw_llrf <text:s/>r r 3</text:p>
      <text:p text:style-name="Standard"><text:soft-page-break/><text:s text:c="3"/>TRACE PROPERTY <text:s/>rnnpo_nw_llrf <text:s/>l l 3</text:p>
      <text:p text:style-name="Standard"><text:s text:c="3"/>TRACE PROPERTY <text:s/>rnnpo_nw_llrf <text:s/>w w 3</text:p>
      <text:p text:style-name="Standard"><text:s text:c="3"/>TRACE PROPERTY <text:s/>rnnpo_llrf <text:s/>r r 3</text:p>
      <text:p text:style-name="Standard"><text:s text:c="3"/>TRACE PROPERTY <text:s/>rnnpo_llrf <text:s/>l l 3</text:p>
      <text:p text:style-name="Standard"><text:s text:c="3"/>TRACE PROPERTY <text:s/>rnnpo_llrf <text:s/>w w 3</text:p>
      <text:p text:style-name="Standard"><text:s text:c="3"/>TRACE PROPERTY <text:s/>rnppo_nw_llrf <text:s/>r r 3</text:p>
      <text:p text:style-name="Standard"><text:s text:c="3"/>TRACE PROPERTY <text:s/>rnppo_nw_llrf <text:s/>l l 3</text:p>
      <text:p text:style-name="Standard"><text:s text:c="3"/>TRACE PROPERTY <text:s/>rnppo_nw_llrf <text:s/>w w 3</text:p>
      <text:p text:style-name="Standard"><text:s text:c="3"/>TRACE PROPERTY <text:s/>rnppo_llrf <text:s/>r r 3</text:p>
      <text:p text:style-name="Standard"><text:s text:c="3"/>TRACE PROPERTY <text:s/>rnppo_llrf <text:s/>l l 3</text:p>
      <text:p text:style-name="Standard"><text:s text:c="3"/>TRACE PROPERTY <text:s/>rnppo_llrf <text:s/>w w 3</text:p>
      <text:p text:style-name="Standard"><text:s text:c="3"/>TRACE PROPERTY <text:s/>rnhr_nw_llrf <text:s/>r r 3</text:p>
      <text:p text:style-name="Standard"><text:s text:c="3"/>TRACE PROPERTY <text:s/>rnhr_nw_llrf <text:s/>l l 3</text:p>
      <text:p text:style-name="Standard"><text:s text:c="3"/>TRACE PROPERTY <text:s/>rnhr_nw_llrf <text:s/>w w 3</text:p>
      <text:p text:style-name="Standard"><text:s text:c="3"/>TRACE PROPERTY <text:s/>rnhr_llrf <text:s/>r r 3</text:p>
      <text:p text:style-name="Standard"><text:s text:c="3"/>TRACE PROPERTY <text:s/>rnhr_llrf <text:s/>l l 3</text:p>
      <text:p text:style-name="Standard"><text:s text:c="3"/>TRACE PROPERTY <text:s/>rnhr_llrf <text:s/>w w 3</text:p>
      <text:p text:style-name="Standard"><text:s text:c="3"/>TRACE PROPERTY <text:s/>r(fuse) <text:s/>r r 3</text:p>
      <text:p text:style-name="Standard"><text:s text:c="3"/>TRACE PROPERTY <text:s/>r(ral) <text:s/>r r 3</text:p>
      <text:p text:style-name="Standard"><text:s text:c="3"/>TRACE PROPERTY <text:s/>varmis_12_llrf <text:s/>lf lf 3</text:p>
      <text:p text:style-name="Standard"><text:s text:c="3"/>TRACE PROPERTY <text:s/>varmis_12_llrf <text:s/>wf wf 3</text:p>
      <text:p text:style-name="Standard"><text:s text:c="3"/>TRACE PROPERTY <text:s/>varmis_12_llrf <text:s/>nf nf 0</text:p>
      <text:p text:style-name="Standard"><text:s text:c="3"/>TRACE PROPERTY <text:s/>varmis_12_llrf <text:s/>array array 0</text:p>
      <text:p text:style-name="Standard"><text:s text:c="3"/>TRACE PROPERTY <text:s/>varmis_25_llrf <text:s/>lf lf 3</text:p>
      <text:p text:style-name="Standard"><text:s text:c="3"/>TRACE PROPERTY <text:s/>varmis_25_llrf <text:s/>wf wf 3</text:p>
      <text:p text:style-name="Standard"><text:s text:c="3"/>TRACE PROPERTY <text:s/>varmis_25_llrf <text:s/>nf nf 0</text:p>
      <text:p text:style-name="Standard"><text:s text:c="3"/>TRACE PROPERTY <text:s/>varmis_25_llrf <text:s/>array array 0</text:p>
      <text:p text:style-name="Standard"><text:s text:c="3"/>TRACE PROPERTY <text:s/>vardiop_llrf <text:s/>l l 3</text:p>
      <text:p text:style-name="Standard"><text:s text:c="3"/>TRACE PROPERTY <text:s/>vardiop_llrf <text:s/>wp wp 3</text:p>
      <text:p text:style-name="Standard"><text:s text:c="3"/>TRACE PROPERTY <text:s/>vardiop_llrf <text:s/>nf nf 0</text:p>
      <text:p text:style-name="Standard"><text:s text:c="3"/>TRACE PROPERTY <text:s/>vardiop_llrf <text:s/>c c 3</text:p>
      <text:p text:style-name="Standard"><text:s text:c="3"/>TRACE PROPERTY <text:s/>d(dionw_ll) <text:s/>a a 3</text:p>
      <text:p text:style-name="Standard"><text:s text:c="3"/>TRACE PROPERTY <text:s/>d(dionw_ll) <text:s/>p p 3</text:p>
      <text:p text:style-name="Standard"><text:s text:c="3"/>TRACE PROPERTY <text:s/>d(diodnw_ll) <text:s/>a a 3</text:p>
      <text:p text:style-name="Standard"><text:s text:c="3"/>TRACE PROPERTY <text:s/>d(diodnw_ll) <text:s/>p p 3</text:p>
      <text:p text:style-name="Standard"><text:s text:c="3"/>TRACE PROPERTY <text:s/>d(diodp_ll) <text:s/>a a 3</text:p>
      <text:p text:style-name="Standard"><text:s text:c="3"/>TRACE PROPERTY <text:s/>d(diodp_ll) <text:s/>p p 3</text:p>
      <text:p text:style-name="Standard"><text:s text:c="3"/>TRACE PROPERTY <text:s/>momcaps_sy_mmkf <text:s/>nf nf 0</text:p>
      <text:p text:style-name="Standard"><text:s text:c="3"/>TRACE PROPERTY <text:s/>momcaps_sy_mmkf <text:s/>l l 3</text:p>
      <text:p text:style-name="Standard"><text:s text:c="3"/>TRACE PROPERTY <text:s/>momcaps_sy_mmkf <text:s/>nm nm 0</text:p>
      <text:p text:style-name="Standard"><text:s text:c="3"/>TRACE PROPERTY <text:s/>momcaps_sy_mmkf <text:s/>bm bm 0</text:p>
      <text:p text:style-name="Standard"><text:s text:c="3"/>TRACE PROPERTY <text:s/>momcaps_as_mmkf <text:s/>nf nf 0</text:p>
      <text:p text:style-name="Standard"><text:s text:c="3"/>TRACE PROPERTY <text:s/>momcaps_as_mmkf <text:s/>l l 3</text:p>
      <text:p text:style-name="Standard"><text:s text:c="3"/>TRACE PROPERTY <text:s/>momcaps_as_mmkf <text:s/>nm nm 0</text:p>
      <text:p text:style-name="Standard"><text:s text:c="3"/>TRACE PROPERTY <text:s/>momcaps_as_mmkf <text:s/>bm bm 0</text:p>
      <text:p text:style-name="Standard"><text:s text:c="3"/>TRACE PROPERTY <text:s/>momcaps_symesh_mmkf <text:s/>nf nf 0</text:p>
      <text:p text:style-name="Standard"><text:s text:c="3"/>TRACE PROPERTY <text:s/>momcaps_symesh_mmkf <text:s/>mh mh 0</text:p>
      <text:p text:style-name="Standard"><text:s text:c="3"/>TRACE PROPERTY <text:s/>momcaps_symesh_mmkf <text:s/>nm nm 0</text:p>
      <text:p text:style-name="Standard"><text:s text:c="3"/>TRACE PROPERTY <text:s/>momcaps_symesh_mmkf <text:s/>bm bm 0</text:p>
      <text:p text:style-name="Standard"><text:s text:c="3"/>TRACE PROPERTY <text:s/>momcaps_symesh_mmkf <text:s/>l l 3</text:p>
      <text:p text:style-name="Standard"><text:s text:c="3"/>TRACE PROPERTY <text:s/>momcaps_asmesh_mmkf <text:s/>nf nf 0</text:p>
      <text:p text:style-name="Standard"><text:s text:c="3"/>TRACE PROPERTY <text:s/>momcaps_asmesh_mmkf <text:s/>mh mh 0</text:p>
      <text:p text:style-name="Standard"><text:soft-page-break/><text:s text:c="3"/>TRACE PROPERTY <text:s/>momcaps_asmesh_mmkf <text:s/>nm nm 0</text:p>
      <text:p text:style-name="Standard"><text:s text:c="3"/>TRACE PROPERTY <text:s/>momcaps_asmesh_mmkf <text:s/>bm bm 0</text:p>
      <text:p text:style-name="Standard"><text:s text:c="3"/>TRACE PROPERTY <text:s/>momcaps_asmesh_mmkf <text:s/>l l 3</text:p>
      <text:p text:style-name="Standard"><text:s text:c="3"/>TRACE PROPERTY <text:s/>momcaps_array_vp3_rfvcl <text:s/>bm bm 0</text:p>
      <text:p text:style-name="Standard"><text:s text:c="3"/>TRACE PROPERTY <text:s/>momcaps_array_vp3_rfvcl <text:s/>ns ns 0</text:p>
      <text:p text:style-name="Standard"><text:s text:c="3"/>TRACE PROPERTY <text:s/>momcaps_array_vp3_rfvcl <text:s/>nf nf 0</text:p>
      <text:p text:style-name="Standard"><text:s text:c="3"/>TRACE PROPERTY <text:s/>momcaps_array_vp3_rfvcl <text:s/>array array 0</text:p>
      <text:p text:style-name="Standard"><text:s text:c="3"/>TRACE PROPERTY <text:s/>momcaps_array_vp3_rfvcl <text:s/>lf lf 3</text:p>
      <text:p text:style-name="Standard"><text:s text:c="3"/>TRACE PROPERTY <text:s/>momcaps_array_vp4_rfvcl <text:s/>bm bm 0</text:p>
      <text:p text:style-name="Standard"><text:s text:c="3"/>TRACE PROPERTY <text:s/>momcaps_array_vp4_rfvcl <text:s/>ns ns 0</text:p>
      <text:p text:style-name="Standard"><text:s text:c="3"/>TRACE PROPERTY <text:s/>momcaps_array_vp4_rfvcl <text:s/>nf nf 0</text:p>
      <text:p text:style-name="Standard"><text:s text:c="3"/>TRACE PROPERTY <text:s/>momcaps_array_vp4_rfvcl <text:s/>array array 0</text:p>
      <text:p text:style-name="Standard"><text:s text:c="3"/>TRACE PROPERTY <text:s/>momcaps_array_vp4_rfvcl <text:s/>lf lf 3</text:p>
      <text:p text:style-name="Standard"><text:s text:c="3"/>TRACE PROPERTY <text:s/>momcaps_array_vp5_rfvcl <text:s/>bm bm 0</text:p>
      <text:p text:style-name="Standard"><text:s text:c="3"/>TRACE PROPERTY <text:s/>momcaps_array_vp5_rfvcl <text:s/>ns ns 0</text:p>
      <text:p text:style-name="Standard"><text:s text:c="3"/>TRACE PROPERTY <text:s/>momcaps_array_vp5_rfvcl <text:s/>nf nf 0</text:p>
      <text:p text:style-name="Standard"><text:s text:c="3"/>TRACE PROPERTY <text:s/>momcaps_array_vp5_rfvcl <text:s/>array array 0</text:p>
      <text:p text:style-name="Standard"><text:s text:c="3"/>TRACE PROPERTY <text:s/>momcaps_array_vp5_rfvcl <text:s/>lf lf 3</text:p>
      <text:p text:style-name="Standard"><text:s text:c="3"/>TRACE PROPERTY <text:s/>momcaps_array_vp5_rfvcl <text:s/>sh sh 0</text:p>
      <text:p text:style-name="Standard"><text:s text:c="3"/>TRACE PROPERTY <text:s/>l_slcr30k_rfvil <text:s/>s s 3</text:p>
      <text:p text:style-name="Standard"><text:s text:c="3"/>TRACE PROPERTY <text:s/>l_slcr30k_rfvil <text:s/>w w 3</text:p>
      <text:p text:style-name="Standard"><text:s text:c="3"/>TRACE PROPERTY <text:s/>l_slcr30k_rfvil <text:s/>od od 3</text:p>
      <text:p text:style-name="Standard"><text:s text:c="3"/>TRACE PROPERTY <text:s/>l_slcr30k_rfvil <text:s/>nt nt 0</text:p>
      <text:p text:style-name="Standard"><text:s text:c="3"/>TRACE PROPERTY <text:s/>l_syct30k_rfvil <text:s/>nt nt 0</text:p>
      <text:p text:style-name="Standard"><text:s text:c="3"/>TRACE PROPERTY <text:s/>l_syct30k_rfvil <text:s/>s s 3</text:p>
      <text:p text:style-name="Standard"><text:s text:c="3"/>TRACE PROPERTY <text:s/>l_syct30k_rfvil <text:s/>w w 3</text:p>
      <text:p text:style-name="Standard"><text:s text:c="3"/>TRACE PROPERTY <text:s/>l_syct30k_rfvil <text:s/>od od 3</text:p>
      <text:p text:style-name="Standard"><text:s text:c="3"/>TRACE PROPERTY <text:s/>l_sy30k_rfvil <text:s/>nt nt 0</text:p>
      <text:p text:style-name="Standard"><text:s text:c="3"/>TRACE PROPERTY <text:s/>l_sy30k_rfvil <text:s/>s s 3</text:p>
      <text:p text:style-name="Standard"><text:s text:c="3"/>TRACE PROPERTY <text:s/>l_sy30k_rfvil <text:s/>w w 3</text:p>
      <text:p text:style-name="Standard"><text:s text:c="3"/>TRACE PROPERTY <text:s/>l_sy30k_rfvil <text:s/>od od 3</text:p>
      <text:p text:style-name="Standard"><text:s text:c="3"/>TRACE PROPERTY <text:s/>l_sqsk_rfvil <text:s/>nt nt 0</text:p>
      <text:p text:style-name="Standard"><text:s text:c="3"/>TRACE PROPERTY <text:s/>l_sqsk_rfvil <text:s/>s s 3</text:p>
      <text:p text:style-name="Standard"><text:s text:c="3"/>TRACE PROPERTY <text:s/>l_sqsk_rfvil <text:s/>w w 3</text:p>
      <text:p text:style-name="Standard"><text:s text:c="3"/>TRACE PROPERTY <text:s/>l_sqsk_rfvil <text:s/>od od 3</text:p>
      <text:p text:style-name="Standard"><text:s text:c="3"/>TRACE PROPERTY <text:s/>l_sqsk_rfvil <text:s/>ns ns 0</text:p>
      <text:p text:style-name="Standard"><text:s text:c="3"/>TRACE PROPERTY <text:s/>l_sqsk_rfvil <text:s/>bm bm 0</text:p>
      <text:p text:style-name="Standard"><text:s text:c="3"/>TRACE PROPERTY <text:s/>mimcaps_20f_nwell_rfkf <text:s/>l l 3</text:p>
      <text:p text:style-name="Standard"><text:s text:c="3"/>TRACE PROPERTY <text:s/>mimcaps_20f_nwell_rfkf <text:s/>w w 3</text:p>
      <text:p text:style-name="Standard"><text:s text:c="3"/>TRACE PROPERTY <text:s/>mimcaps_20f_psub_rfkf <text:s/>l l 3</text:p>
      <text:p text:style-name="Standard"><text:s text:c="3"/>TRACE PROPERTY <text:s/>mimcaps_20f_psub_rfkf <text:s/>w w 3</text:p>
      <text:p text:style-name="Standard"><text:s text:c="3"/>TRACE PROPERTY <text:s/>mimcaps_20f_m1_rfkf <text:s/>l l 3</text:p>
      <text:p text:style-name="Standard"><text:s text:c="3"/>TRACE PROPERTY <text:s/>mimcaps_20f_m1_rfkf <text:s/>w w 3</text:p>
      <text:p text:style-name="Standard"><text:s text:c="3"/>TRACE PROPERTY <text:s/>c(mimcaps_20f_mm) <text:s/>c c 3</text:p>
      <text:p text:style-name="Standard"><text:s text:c="3"/>TRACE PROPERTY <text:s/>l_sq_trans_rfvil <text:s/>nt_in nt_in 0</text:p>
      <text:p text:style-name="Standard"><text:s text:c="3"/>TRACE PROPERTY <text:s/>l_sq_trans_rfvil <text:s/>nt_out nt_out 0</text:p>
      <text:p text:style-name="Standard"><text:s text:c="3"/>TRACE PROPERTY <text:s/>l_sq_trans_rfvil <text:s/>w w 3</text:p>
      <text:p text:style-name="Standard"><text:s text:c="3"/>TRACE PROPERTY <text:s/>l_sq_trans_rfvil <text:s/>od od 3</text:p>
      <text:p text:style-name="Standard"><text:s text:c="3"/>TRACE PROPERTY <text:s/>l_sqctin_trans_rfvil <text:s/>nt_in nt_in 0</text:p>
      <text:p text:style-name="Standard"><text:s text:c="3"/>TRACE PROPERTY <text:s/>l_sqctin_trans_rfvil <text:s/>nt_out nt_out 0</text:p>
      <text:p text:style-name="Standard"><text:s text:c="3"/>TRACE PROPERTY <text:s/>l_sqctin_trans_rfvil <text:s/>w w 3</text:p>
      <text:p text:style-name="Standard"><text:s text:c="3"/>TRACE PROPERTY <text:s/>l_sqctin_trans_rfvil <text:s/>od od 3</text:p>
      <text:p text:style-name="Standard"><text:soft-page-break/><text:s text:c="3"/>TRACE PROPERTY <text:s/>l_sqctout_trans_rfvil <text:s/>nt_in nt_in 0</text:p>
      <text:p text:style-name="Standard"><text:s text:c="3"/>TRACE PROPERTY <text:s/>l_sqctout_trans_rfvil <text:s/>nt_out nt_out 0</text:p>
      <text:p text:style-name="Standard"><text:s text:c="3"/>TRACE PROPERTY <text:s/>l_sqctout_trans_rfvil <text:s/>w w 3</text:p>
      <text:p text:style-name="Standard"><text:s text:c="3"/>TRACE PROPERTY <text:s/>l_sqctout_trans_rfvil <text:s/>od od 3</text:p>
      <text:p text:style-name="Standard"><text:s text:c="3"/>TRACE PROPERTY <text:s/>l_sqctinout_trans_rfvil <text:s/>nt_in nt_in 0</text:p>
      <text:p text:style-name="Standard"><text:s text:c="3"/>TRACE PROPERTY <text:s/>l_sqctinout_trans_rfvil <text:s/>nt_out nt_out 0</text:p>
      <text:p text:style-name="Standard"><text:s text:c="3"/>TRACE PROPERTY <text:s/>l_sqctinout_trans_rfvil <text:s/>w w 3</text:p>
      <text:p text:style-name="Standard"><text:s text:c="3"/>TRACE PROPERTY <text:s/>l_sqctinout_trans_rfvil <text:s/>od od 3</text:p>
      <text:p text:style-name="Standard"><text:s text:c="3"/>TRACE PROPERTY <text:s/>l_occtout_trans_rfvil <text:s/>nt_in nt_in 0</text:p>
      <text:p text:style-name="Standard"><text:s text:c="3"/>TRACE PROPERTY <text:s/>l_occtout_trans_rfvil <text:s/>w w 3</text:p>
      <text:p text:style-name="Standard"><text:s text:c="3"/>TRACE PROPERTY <text:s/>l_occtout_trans_rfvil <text:s/>od od 3</text:p>
      <text:p text:style-name="Standard"><text:s text:c="3"/>TRACE PROPERTY <text:s/>pad_rf <text:s/>index_layer index_layer 0</text:p>
      <text:p text:style-name="Standard"><text:s text:c="3"/>TRACE PROPERTY <text:s/>pad_rf <text:s/>index_thick index_thick 0</text:p>
      <text:p text:style-name="Standard"><text:s text:c="3"/>TRACE PROPERTY <text:s/>pad_rf <text:s/>index_pad index_pad 0</text:p>
      <text:p text:style-name="Standard"/>
      <text:p text:style-name="Standard"/>
      <text:p text:style-name="Standard"/>
      <text:p text:style-name="Standard"><text:s text:c="19"/>CELL COMPARISON RESULTS ( TOP LEVEL )</text:p>
      <text:p text:style-name="Standard"/>
      <text:p text:style-name="Standard"/>
      <text:p text:style-name="Standard"/>
      <text:p text:style-name="Standard"><text:s text:c="25"/># <text:s text:c="6"/>################### <text:s text:c="6"/>_ <text:s text:c="2"/>_ <text:s text:c="2"/></text:p>
      <text:p text:style-name="Standard"><text:s text:c="24"/># <text:s text:c="7"/># <text:s text:c="16"/># <text:s text:c="6"/>* <text:s text:c="2"/>* <text:s text:c="2"/></text:p>
      <text:p text:style-name="Standard"><text:s text:c="19"/># <text:s text:c="2"/># <text:s text:c="8"/># <text:s text:c="4"/>CORRECT <text:s text:c="4"/># <text:s text:c="8"/>| <text:s text:c="4"/></text:p>
      <text:p text:style-name="Standard"><text:s text:c="20"/># # <text:s text:c="9"/># <text:s text:c="16"/># <text:s text:c="6"/>\___/ <text:s/></text:p>
      <text:p text:style-name="Standard"><text:s text:c="21"/># <text:s text:c="10"/>################### <text:s text:c="14"/></text:p>
      <text:p text:style-name="Standard"/>
      <text:p text:style-name="Standard"/>
      <text:p text:style-name="Standard"/>
      <text:p text:style-name="Standard">LAYOUT CELL NAME: <text:s text:c="8"/>SR_latch</text:p>
      <text:p text:style-name="Standard">SOURCE CELL NAME: <text:s text:c="8"/>SR_latch</text:p>
      <text:p text:style-name="Standard"/>
      <text:p text:style-name="Standard">--------------------------------------------------------------------------------------------------------------</text:p>
      <text:p text:style-name="Standard"/>
      <text:p text:style-name="Standard">INITIAL NUMBERS OF OBJECTS</text:p>
      <text:p text:style-name="Standard">--------------------------</text:p>
      <text:p text:style-name="Standard"/>
      <text:p text:style-name="Standard"><text:s text:c="16"/>Layout <text:s text:c="3"/>Source <text:s text:c="8"/>Component Type</text:p>
      <text:p text:style-name="Standard"><text:s text:c="16"/>------ <text:s text:c="3"/>------ <text:s text:c="8"/>--------------</text:p>
      <text:p text:style-name="Standard"><text:s/>Ports: <text:s text:c="13"/>6 <text:s text:c="8"/>6</text:p>
      <text:p text:style-name="Standard"/>
      <text:p text:style-name="Standard"><text:s/>Nets: <text:s text:c="14"/>8 <text:s text:c="8"/>8</text:p>
      <text:p text:style-name="Standard"/>
      <text:p text:style-name="Standard"><text:s/>Instances: <text:s text:c="9"/>4 <text:s text:c="8"/>4 <text:s text:c="8"/>MN (4 pins)</text:p>
      <text:p text:style-name="Standard"><text:s text:c="21"/>4 <text:s text:c="8"/>4 <text:s text:c="8"/>MP (4 pins)</text:p>
      <text:p text:style-name="Standard"><text:s text:c="16"/>------ <text:s text:c="3"/>------</text:p>
      <text:p text:style-name="Standard"><text:s/>Total Inst: <text:s text:c="8"/>8 <text:s text:c="8"/>8</text:p>
      <text:p text:style-name="Standard"/>
      <text:p text:style-name="Standard"/>
      <text:p text:style-name="Standard">NUMBERS OF OBJECTS AFTER TRANSFORMATION</text:p>
      <text:p text:style-name="Standard">---------------------------------------</text:p>
      <text:p text:style-name="Standard"/>
      <text:p text:style-name="Standard"><text:soft-page-break/><text:s text:c="16"/>Layout <text:s text:c="3"/>Source <text:s text:c="8"/>Component Type</text:p>
      <text:p text:style-name="Standard"><text:s text:c="16"/>------ <text:s text:c="3"/>------ <text:s text:c="8"/>--------------</text:p>
      <text:p text:style-name="Standard"><text:s/>Ports: <text:s text:c="13"/>6 <text:s text:c="8"/>6</text:p>
      <text:p text:style-name="Standard"/>
      <text:p text:style-name="Standard"><text:s/>Nets: <text:s text:c="14"/>6 <text:s text:c="8"/>6</text:p>
      <text:p text:style-name="Standard"/>
      <text:p text:style-name="Standard"><text:s/>Instances: <text:s text:c="9"/>2 <text:s text:c="8"/>2 <text:s text:c="8"/>NAND2 (3 pins)</text:p>
      <text:p text:style-name="Standard"><text:s text:c="16"/>------ <text:s text:c="3"/>------</text:p>
      <text:p text:style-name="Standard"><text:s/>Total Inst: <text:s text:c="8"/>2 <text:s text:c="8"/>2</text:p>
      <text:p text:style-name="Standard"/>
      <text:p text:style-name="Standard"/>
      <text:p text:style-name="Standard"/>
      <text:p text:style-name="Standard">**************************************************************************************************************</text:p>
      <text:p text:style-name="Standard"><text:s text:c="31"/>INFORMATION AND WARNINGS</text:p>
      <text:p text:style-name="Standard">**************************************************************************************************************</text:p>
      <text:p text:style-name="Standard"/>
      <text:p text:style-name="Standard"/>
      <text:p text:style-name="Standard"><text:s text:c="18"/>Matched <text:s text:c="3"/>Matched <text:s text:c="3"/>Unmatched <text:s text:c="3"/>Unmatched <text:s text:c="3"/>Component</text:p>
      <text:p text:style-name="Standard"><text:s text:c="19"/>Layout <text:s text:c="4"/>Source <text:s text:c="6"/>Layout <text:s text:c="6"/>Source <text:s text:c="3"/>Type</text:p>
      <text:p text:style-name="Standard"><text:s text:c="18"/>------- <text:s text:c="3"/>------- <text:s text:c="3"/>--------- <text:s text:c="3"/>--------- <text:s text:c="3"/>---------</text:p>
      <text:p text:style-name="Standard"><text:s text:c="3"/>Ports: <text:s text:c="14"/>6 <text:s text:c="9"/>6 <text:s text:c="11"/>0 <text:s text:c="11"/>0</text:p>
      <text:p text:style-name="Standard"/>
      <text:p text:style-name="Standard"><text:s text:c="3"/>Nets: <text:s text:c="15"/>6 <text:s text:c="9"/>6 <text:s text:c="11"/>0 <text:s text:c="11"/>0</text:p>
      <text:p text:style-name="Standard"/>
      <text:p text:style-name="Standard"><text:s text:c="3"/>Instances: <text:s text:c="10"/>2 <text:s text:c="9"/>2 <text:s text:c="11"/>0 <text:s text:c="11"/>0 <text:s text:c="3"/>NAND2</text:p>
      <text:p text:style-name="Standard"><text:s text:c="18"/>------- <text:s text:c="3"/>------- <text:s text:c="3"/>--------- <text:s text:c="3"/>---------</text:p>
      <text:p text:style-name="Standard"><text:s text:c="3"/>Total Inst: <text:s text:c="9"/>2 <text:s text:c="9"/>2 <text:s text:c="11"/>0 <text:s text:c="11"/>0</text:p>
      <text:p text:style-name="Standard"/>
      <text:p text:style-name="Standard"/>
      <text:p text:style-name="Standard">o Initial Correspondence Points:</text:p>
      <text:p text:style-name="Standard"/>
      <text:p text:style-name="Standard"><text:s text:c="3"/>Ports: <text:s text:c="7"/>VDD GND S' Q' R' Q</text:p>
      <text:p text:style-name="Standard"/>
      <text:p text:style-name="Standard"/>
      <text:p text:style-name="Standard">**************************************************************************************************************</text:p>
      <text:p text:style-name="Standard"><text:s text:c="41"/>SUMMARY</text:p>
      <text:p text:style-name="Standard">**************************************************************************************************************</text:p>
      <text:p text:style-name="Standard"/>
      <text:p text:style-name="Standard">Total CPU Time: <text:s text:c="5"/>0 sec</text:p>
      <text:p text:style-name="Standard">Total Elapsed Time: <text:s/>0 sec</text:p>
      <text:p text:style-name="Standard"/>
      <text:p text:style-name="Standard"/>
      <text:p text:style-name="Standard"/>
      <text:p text:style-name="P1">eey217501@hertz:~/mod5counter/LVS$ cat JK_FF.lvs.report</text:p>
      <text:p text:style-name="Standard"/>
      <text:p text:style-name="Standard"/>
      <text:p text:style-name="Standard"/>
      <text:p text:style-name="Standard"><text:s text:c="18"/>##################################################</text:p>
      <text:p text:style-name="Standard"><text:soft-page-break/><text:s text:c="18"/>## <text:s text:c="45"/>##</text:p>
      <text:p text:style-name="Standard"><text:s text:c="18"/>## <text:s text:c="8"/>C A L I B R E <text:s text:c="3"/>S Y S T E M <text:s text:c="8"/>##</text:p>
      <text:p text:style-name="Standard"><text:s text:c="18"/>## <text:s text:c="45"/>##</text:p>
      <text:p text:style-name="Standard"><text:s text:c="18"/>## <text:s text:c="12"/>L V S <text:s text:c="2"/>R E P O R T <text:s text:c="13"/>##</text:p>
      <text:p text:style-name="Standard"><text:s text:c="18"/>## <text:s text:c="45"/>##</text:p>
      <text:p text:style-name="Standard"><text:s text:c="18"/>##################################################</text:p>
      <text:p text:style-name="Standard"/>
      <text:p text:style-name="Standard"/>
      <text:p text:style-name="Standard"/>
      <text:p text:style-name="Standard">REPORT FILE NAME: <text:s text:c="8"/>JK_FF.lvs.report</text:p>
      <text:p text:style-name="Standard">LAYOUT NAME: <text:s text:c="13"/>/afs/iitd.ac.in/user/e/ee/eey217501/mod5counter/LVS/JK_FF.sp ('JK_FF')</text:p>
      <text:p text:style-name="Standard">SOURCE NAME: <text:s text:c="13"/>/afs/iitd.ac.in/user/e/ee/eey217501/mod5counter/LVS/JK_FF.src.net ('JK_FF')</text:p>
      <text:p text:style-name="Standard">RULE FILE: <text:s text:c="15"/>/afs/iitd.ac.in/user/e/ee/eey217501/mod5counter/LVS/_G-DF-LOGIC_MIXED_MODE65N-LL_LOW_K_CALIBRE-LVS-1.6-P4.txt_</text:p>
      <text:p text:style-name="Standard">RULE FILE TITLE: <text:s text:c="9"/>UMC Calibre LVS 65nm LOGIC/MIXED MODE Low Leakage Low-K Process</text:p>
      <text:p text:style-name="Standard">CREATION TIME: <text:s text:c="11"/>Mon Sep 13 15:48:16 2021</text:p>
      <text:p text:style-name="Standard">CURRENT DIRECTORY: <text:s text:c="7"/>/afs/iitd.ac.in/user/e/ee/eey217501/mod5counter/LVS</text:p>
      <text:p text:style-name="Standard">USER NAME: <text:s text:c="15"/>eey217501</text:p>
      <text:p text:style-name="Standard">CALIBRE VERSION: <text:s text:c="9"/>v2017.1_34.33 <text:s text:c="3"/>Wed Apr 5 14:22:49 PDT 2017</text:p>
      <text:p text:style-name="Standard"/>
      <text:p text:style-name="Standard"/>
      <text:p text:style-name="Standard"/>
      <text:p text:style-name="Standard"><text:s text:c="31"/>OVERALL COMPARISON RESULTS</text:p>
      <text:p text:style-name="Standard"/>
      <text:p text:style-name="Standard"/>
      <text:p text:style-name="Standard"/>
      <text:p text:style-name="Standard"><text:s text:c="25"/># <text:s text:c="6"/>################### <text:s text:c="6"/>_ <text:s text:c="2"/>_ <text:s text:c="2"/></text:p>
      <text:p text:style-name="Standard"><text:s text:c="24"/># <text:s text:c="7"/># <text:s text:c="16"/># <text:s text:c="6"/>* <text:s text:c="2"/>* <text:s text:c="2"/></text:p>
      <text:p text:style-name="Standard"><text:s text:c="19"/># <text:s text:c="2"/># <text:s text:c="8"/># <text:s text:c="4"/>CORRECT <text:s text:c="4"/># <text:s text:c="8"/>| <text:s text:c="4"/></text:p>
      <text:p text:style-name="Standard"><text:s text:c="20"/># # <text:s text:c="9"/># <text:s text:c="16"/># <text:s text:c="6"/>\___/ <text:s/></text:p>
      <text:p text:style-name="Standard"><text:s text:c="21"/># <text:s text:c="10"/>################### <text:s text:c="14"/></text:p>
      <text:p text:style-name="Standard"/>
      <text:p text:style-name="Standard"/>
      <text:p text:style-name="Standard"/>
      <text:p text:style-name="Standard"/>
      <text:p text:style-name="Standard">**************************************************************************************************************</text:p>
      <text:p text:style-name="Standard"><text:s text:c="38"/>CELL <text:s/>SUMMARY</text:p>
      <text:p text:style-name="Standard">**************************************************************************************************************</text:p>
      <text:p text:style-name="Standard"/>
      <text:p text:style-name="Standard"><text:s text:c="2"/>Result <text:s text:c="8"/>Layout <text:s text:c="23"/>Source</text:p>
      <text:p text:style-name="Standard"><text:s text:c="2"/>----------- <text:s text:c="3"/>----------- <text:s text:c="18"/>--------------</text:p>
      <text:p text:style-name="Standard"><text:s text:c="2"/>CORRECT <text:s text:c="7"/>JK_FF <text:s text:c="24"/>JK_FF</text:p>
      <text:p text:style-name="Standard"/>
      <text:p text:style-name="Standard"/>
      <text:p text:style-name="Standard"/>
      <text:p text:style-name="Standard">**************************************************************************************************************</text:p>
      <text:p text:style-name="Standard"><text:soft-page-break/><text:s text:c="38"/>LVS PARAMETERS</text:p>
      <text:p text:style-name="Standard">**************************************************************************************************************</text:p>
      <text:p text:style-name="Standard"/>
      <text:p text:style-name="Standard"/>
      <text:p text:style-name="Standard">o LVS Setup:</text:p>
      <text:p text:style-name="Standard"/>
      <text:p text:style-name="Standard"><text:s text:c="3"/>// LVS COMPONENT TYPE PROPERTY</text:p>
      <text:p text:style-name="Standard"><text:s text:c="3"/>// LVS COMPONENT SUBTYPE PROPERTY</text:p>
      <text:p text:style-name="Standard"><text:s text:c="3"/>// LVS PIN NAME PROPERTY</text:p>
      <text:p text:style-name="Standard"><text:s text:c="3"/>LVS POWER NAME <text:s text:c="24"/>"?VCC?" "?VDD?"</text:p>
      <text:p text:style-name="Standard"><text:s text:c="3"/>LVS GROUND NAME <text:s text:c="23"/>"?GND?" "?VSS?"</text:p>
      <text:p text:style-name="Standard"><text:s text:c="3"/>LVS CELL SUPPLY <text:s text:c="23"/>NO</text:p>
      <text:p text:style-name="Standard"><text:s text:c="3"/>LVS RECOGNIZE GATES <text:s text:c="19"/>ALL</text:p>
      <text:p text:style-name="Standard"><text:s text:c="3"/>LVS IGNORE PORTS <text:s text:c="22"/>NO</text:p>
      <text:p text:style-name="Standard"><text:s text:c="3"/>LVS CHECK PORT NAMES <text:s text:c="18"/>YES</text:p>
      <text:p text:style-name="Standard"><text:s text:c="3"/>LVS IGNORE TRIVIAL NAMED PORTS <text:s text:c="8"/>NO</text:p>
      <text:p text:style-name="Standard"><text:s text:c="3"/>LVS BUILTIN DEVICE PIN SWAP <text:s text:c="11"/>NO</text:p>
      <text:p text:style-name="Standard"><text:s text:c="3"/>LVS ALL CAPACITOR PINS SWAPPABLE <text:s text:c="6"/>NO</text:p>
      <text:p text:style-name="Standard"><text:s text:c="3"/>LVS DISCARD PINS BY DEVICE <text:s text:c="12"/>NO</text:p>
      <text:p text:style-name="Standard"><text:s text:c="3"/>LVS SOFT SUBSTRATE PINS <text:s text:c="15"/>NO</text:p>
      <text:p text:style-name="Standard"><text:s text:c="3"/>LVS INJECT LOGIC <text:s text:c="22"/>NO</text:p>
      <text:p text:style-name="Standard"><text:s text:c="3"/>LVS EXPAND UNBALANCED CELLS <text:s text:c="11"/>YES</text:p>
      <text:p text:style-name="Standard"><text:s text:c="3"/>LVS FLATTEN INSIDE CELL <text:s text:c="15"/>NO</text:p>
      <text:p text:style-name="Standard"><text:s text:c="3"/>LVS EXPAND SEED PROMOTIONS <text:s text:c="12"/>YES</text:p>
      <text:p text:style-name="Standard"><text:s text:c="3"/>LVS PRESERVE PARAMETERIZED CELLS <text:s text:c="6"/>NO</text:p>
      <text:p text:style-name="Standard"><text:s text:c="3"/>LVS GLOBALS ARE PORTS <text:s text:c="17"/>YES</text:p>
      <text:p text:style-name="Standard"><text:s text:c="3"/>LVS REVERSE WL <text:s text:c="24"/>NO</text:p>
      <text:p text:style-name="Standard"><text:s text:c="3"/>LVS SPICE PREFER PINS <text:s text:c="17"/>NO</text:p>
      <text:p text:style-name="Standard"><text:s text:c="3"/>LVS SPICE SLASH IS SPACE <text:s text:c="14"/>YES</text:p>
      <text:p text:style-name="Standard"><text:s text:c="3"/>LVS SPICE ALLOW FLOATING PINS <text:s text:c="9"/>YES</text:p>
      <text:p text:style-name="Standard"><text:s text:c="3"/>// LVS SPICE ALLOW INLINE PARAMETERS <text:s text:c="4"/></text:p>
      <text:p text:style-name="Standard"><text:s text:c="3"/>LVS SPICE ALLOW UNQUOTED STRINGS <text:s text:c="6"/>NO</text:p>
      <text:p text:style-name="Standard"><text:s text:c="3"/>LVS SPICE CONDITIONAL LDD <text:s text:c="13"/>NO</text:p>
      <text:p text:style-name="Standard"><text:s text:c="3"/>LVS SPICE CULL PRIMITIVE SUBCIRCUITS <text:s text:c="2"/>NO</text:p>
      <text:p text:style-name="Standard"><text:s text:c="3"/>LVS SPICE IMPLIED MOS AREA <text:s text:c="12"/>NO</text:p>
      <text:p text:style-name="Standard"><text:s text:c="3"/>// LVS SPICE MULTIPLIER NAME</text:p>
      <text:p text:style-name="Standard"><text:s text:c="3"/>LVS SPICE OVERRIDE GLOBALS <text:s text:c="12"/>NO</text:p>
      <text:p text:style-name="Standard"><text:s text:c="3"/>LVS SPICE REDEFINE PARAM <text:s text:c="14"/>NO</text:p>
      <text:p text:style-name="Standard"><text:s text:c="3"/>LVS SPICE REPLICATE DEVICES <text:s text:c="11"/>YES</text:p>
      <text:p text:style-name="Standard"><text:s text:c="3"/>LVS SPICE SCALE X PARAMETERS <text:s text:c="10"/>NO</text:p>
      <text:p text:style-name="Standard"><text:s text:c="3"/>LVS SPICE STRICT WL <text:s text:c="19"/>NO</text:p>
      <text:p text:style-name="Standard"><text:s text:c="3"/>// LVS SPICE OPTION</text:p>
      <text:p text:style-name="Standard"><text:s text:c="3"/>LVS STRICT SUBTYPES <text:s text:c="19"/>NO</text:p>
      <text:p text:style-name="Standard"><text:s text:c="3"/>LVS EXACT SUBTYPES <text:s text:c="20"/>NO</text:p>
      <text:p text:style-name="Standard"><text:s text:c="3"/>LAYOUT CASE <text:s text:c="27"/>NO</text:p>
      <text:p text:style-name="Standard"><text:s text:c="3"/>SOURCE CASE <text:s text:c="27"/>NO</text:p>
      <text:p text:style-name="Standard"><text:s text:c="3"/>LVS COMPARE CASE <text:s text:c="22"/>NO</text:p>
      <text:p text:style-name="Standard"><text:s text:c="3"/>LVS DOWNCASE DEVICE <text:s text:c="19"/>NO</text:p>
      <text:p text:style-name="Standard"><text:s text:c="3"/>LVS REPORT MAXIMUM <text:s text:c="20"/>50</text:p>
      <text:p text:style-name="Standard"><text:s text:c="3"/>LVS PROPERTY RESOLUTION MAXIMUM <text:s text:c="7"/>32</text:p>
      <text:p text:style-name="Standard"><text:s text:c="3"/>// LVS SIGNATURE MAXIMUM</text:p>
      <text:p text:style-name="Standard"><text:soft-page-break/><text:s text:c="3"/>// LVS FILTER UNUSED OPTION</text:p>
      <text:p text:style-name="Standard"><text:s text:c="3"/>// LVS REPORT OPTION</text:p>
      <text:p text:style-name="Standard"><text:s text:c="3"/>LVS REPORT UNITS <text:s text:c="22"/>YES</text:p>
      <text:p text:style-name="Standard"><text:s text:c="3"/>// LVS NON USER NAME PORT</text:p>
      <text:p text:style-name="Standard"><text:s text:c="3"/>// LVS NON USER NAME NET</text:p>
      <text:p text:style-name="Standard"><text:s text:c="3"/>// LVS NON USER NAME INSTANCE</text:p>
      <text:p text:style-name="Standard"><text:s text:c="3"/>// LVS IGNORE DEVICE PIN</text:p>
      <text:p text:style-name="Standard"/>
      <text:p text:style-name="Standard"><text:s text:c="3"/>// Reduction</text:p>
      <text:p text:style-name="Standard"/>
      <text:p text:style-name="Standard"><text:s text:c="3"/>LVS REDUCE SERIES MOS <text:s text:c="17"/>NO</text:p>
      <text:p text:style-name="Standard"><text:s text:c="3"/>LVS REDUCE PARALLEL MOS <text:s text:c="15"/>YES</text:p>
      <text:p text:style-name="Standard"><text:s text:c="3"/>LVS REDUCE SEMI SERIES MOS <text:s text:c="12"/>NO</text:p>
      <text:p text:style-name="Standard"><text:s text:c="3"/>LVS REDUCE SPLIT GATES <text:s text:c="16"/>YES</text:p>
      <text:p text:style-name="Standard"><text:s text:c="3"/>LVS REDUCE PARALLEL BIPOLAR <text:s text:c="11"/>YES</text:p>
      <text:p text:style-name="Standard"><text:s text:c="3"/>LVS REDUCE SERIES CAPACITORS <text:s text:c="10"/>YES</text:p>
      <text:p text:style-name="Standard"><text:s text:c="3"/>LVS REDUCE PARALLEL CAPACITORS <text:s text:c="8"/>YES</text:p>
      <text:p text:style-name="Standard"><text:s text:c="3"/>LVS REDUCE SERIES RESISTORS <text:s text:c="11"/>YES</text:p>
      <text:p text:style-name="Standard"><text:s text:c="3"/>LVS REDUCE PARALLEL RESISTORS <text:s text:c="9"/>YES</text:p>
      <text:p text:style-name="Standard"><text:s text:c="3"/>LVS REDUCE PARALLEL DIODES <text:s text:c="12"/>YES</text:p>
      <text:p text:style-name="Standard"/>
      <text:p text:style-name="Standard"><text:s text:c="3"/>LVS REDUCE <text:s/>C(MIMCAPS_20F_MM) <text:s/>PARALLEL NO</text:p>
      <text:p text:style-name="Standard"><text:s text:c="3"/>LVS REDUCE <text:s/>C(NCAP_12_LL) <text:s/>PARALLEL NO</text:p>
      <text:p text:style-name="Standard"><text:s text:c="3"/>LVS REDUCE <text:s/>C(PCAP_12_LL) <text:s/>PARALLEL NO</text:p>
      <text:p text:style-name="Standard"><text:s text:c="3"/>LVS REDUCE <text:s/>C(NCAP_25_LL) <text:s/>PARALLEL NO</text:p>
      <text:p text:style-name="Standard"><text:s text:c="3"/>LVS REDUCE <text:s/>C(PCAP_25_LL) <text:s/>PARALLEL NO</text:p>
      <text:p text:style-name="Standard"><text:s text:c="3"/>LVS REDUCTION PRIORITY <text:s text:c="16"/>PARALLEL</text:p>
      <text:p text:style-name="Standard"><text:s text:c="3"/></text:p>
      <text:p text:style-name="Standard"><text:s text:c="3"/>LVS SHORT EQUIVALENT NODES <text:s text:c="12"/>NO</text:p>
      <text:p text:style-name="Standard"/>
      <text:p text:style-name="Standard"><text:s text:c="3"/>// Trace Property</text:p>
      <text:p text:style-name="Standard"/>
      <text:p text:style-name="Standard"><text:s text:c="3"/>TRACE PROPERTY <text:s/>n_12_llrvtrf <text:s/>lf lf 3</text:p>
      <text:p text:style-name="Standard"><text:s text:c="3"/>TRACE PROPERTY <text:s/>n_12_llrvtrf <text:s/>wf wf 3</text:p>
      <text:p text:style-name="Standard"><text:s text:c="3"/>TRACE PROPERTY <text:s/>n_12_llrvtrf <text:s/>nf nf 0</text:p>
      <text:p text:style-name="Standard"><text:s text:c="3"/>TRACE PROPERTY <text:s/>n_12_llrvtrf <text:s/>con con 0</text:p>
      <text:p text:style-name="Standard"><text:s text:c="3"/>TRACE PROPERTY <text:s/>p_12_llrvtrf <text:s/>lf lf 3</text:p>
      <text:p text:style-name="Standard"><text:s text:c="3"/>TRACE PROPERTY <text:s/>p_12_llrvtrf <text:s/>wf wf 3</text:p>
      <text:p text:style-name="Standard"><text:s text:c="3"/>TRACE PROPERTY <text:s/>p_12_llrvtrf <text:s/>nf nf 0</text:p>
      <text:p text:style-name="Standard"><text:s text:c="3"/>TRACE PROPERTY <text:s/>p_12_llrvtrf <text:s/>con con 0</text:p>
      <text:p text:style-name="Standard"><text:s text:c="3"/>TRACE PROPERTY <text:s/>n_bpw_12_llrvtrf <text:s/>lf lf 3</text:p>
      <text:p text:style-name="Standard"><text:s text:c="3"/>TRACE PROPERTY <text:s/>n_bpw_12_llrvtrf <text:s/>wf wf 3</text:p>
      <text:p text:style-name="Standard"><text:s text:c="3"/>TRACE PROPERTY <text:s/>n_bpw_12_llrvtrf <text:s/>nf nf 0</text:p>
      <text:p text:style-name="Standard"><text:s text:c="3"/>TRACE PROPERTY <text:s/>n_bpw_12_llrvtrf <text:s/>con con 0</text:p>
      <text:p text:style-name="Standard"><text:s text:c="3"/>TRACE PROPERTY <text:s/>n_12_llhvtrf <text:s/>lf lf 3</text:p>
      <text:p text:style-name="Standard"><text:s text:c="3"/>TRACE PROPERTY <text:s/>n_12_llhvtrf <text:s/>wf wf 3</text:p>
      <text:p text:style-name="Standard"><text:s text:c="3"/>TRACE PROPERTY <text:s/>n_12_llhvtrf <text:s/>nf nf 0</text:p>
      <text:p text:style-name="Standard"><text:s text:c="3"/>TRACE PROPERTY <text:s/>n_12_llhvtrf <text:s/>con con 0</text:p>
      <text:p text:style-name="Standard"><text:s text:c="3"/>TRACE PROPERTY <text:s/>p_12_llhvtrf <text:s/>lf lf 3</text:p>
      <text:p text:style-name="Standard"><text:s text:c="3"/>TRACE PROPERTY <text:s/>p_12_llhvtrf <text:s/>wf wf 3</text:p>
      <text:p text:style-name="Standard"><text:s text:c="3"/>TRACE PROPERTY <text:s/>p_12_llhvtrf <text:s/>nf nf 0</text:p>
      <text:p text:style-name="Standard"><text:s text:c="3"/>TRACE PROPERTY <text:s/>p_12_llhvtrf <text:s/>con con 0</text:p>
      <text:p text:style-name="Standard"><text:soft-page-break/><text:s text:c="3"/>TRACE PROPERTY <text:s/>n_bpw_12_llhvtrf <text:s/>lf lf 3</text:p>
      <text:p text:style-name="Standard"><text:s text:c="3"/>TRACE PROPERTY <text:s/>n_bpw_12_llhvtrf <text:s/>wf wf 3</text:p>
      <text:p text:style-name="Standard"><text:s text:c="3"/>TRACE PROPERTY <text:s/>n_bpw_12_llhvtrf <text:s/>nf nf 0</text:p>
      <text:p text:style-name="Standard"><text:s text:c="3"/>TRACE PROPERTY <text:s/>n_bpw_12_llhvtrf <text:s/>con con 0</text:p>
      <text:p text:style-name="Standard"><text:s text:c="3"/>TRACE PROPERTY <text:s/>n_12_lllvtrf <text:s/>lf lf 3</text:p>
      <text:p text:style-name="Standard"><text:s text:c="3"/>TRACE PROPERTY <text:s/>n_12_lllvtrf <text:s/>wf wf 3</text:p>
      <text:p text:style-name="Standard"><text:s text:c="3"/>TRACE PROPERTY <text:s/>n_12_lllvtrf <text:s/>nf nf 0</text:p>
      <text:p text:style-name="Standard"><text:s text:c="3"/>TRACE PROPERTY <text:s/>n_12_lllvtrf <text:s/>con con 0</text:p>
      <text:p text:style-name="Standard"><text:s text:c="3"/>TRACE PROPERTY <text:s/>p_12_lllvtrf <text:s/>lf lf 3</text:p>
      <text:p text:style-name="Standard"><text:s text:c="3"/>TRACE PROPERTY <text:s/>p_12_lllvtrf <text:s/>wf wf 3</text:p>
      <text:p text:style-name="Standard"><text:s text:c="3"/>TRACE PROPERTY <text:s/>p_12_lllvtrf <text:s/>nf nf 0</text:p>
      <text:p text:style-name="Standard"><text:s text:c="3"/>TRACE PROPERTY <text:s/>p_12_lllvtrf <text:s/>con con 0</text:p>
      <text:p text:style-name="Standard"><text:s text:c="3"/>TRACE PROPERTY <text:s/>n_bpw_12_lllvtrf <text:s/>lf lf 3</text:p>
      <text:p text:style-name="Standard"><text:s text:c="3"/>TRACE PROPERTY <text:s/>n_bpw_12_lllvtrf <text:s/>wf wf 3</text:p>
      <text:p text:style-name="Standard"><text:s text:c="3"/>TRACE PROPERTY <text:s/>n_bpw_12_lllvtrf <text:s/>nf nf 0</text:p>
      <text:p text:style-name="Standard"><text:s text:c="3"/>TRACE PROPERTY <text:s/>n_bpw_12_lllvtrf <text:s/>con con 0</text:p>
      <text:p text:style-name="Standard"><text:s text:c="3"/>TRACE PROPERTY <text:s/>n_25_llrf <text:s/>lf lf 3</text:p>
      <text:p text:style-name="Standard"><text:s text:c="3"/>TRACE PROPERTY <text:s/>n_25_llrf <text:s/>wf wf 3</text:p>
      <text:p text:style-name="Standard"><text:s text:c="3"/>TRACE PROPERTY <text:s/>n_25_llrf <text:s/>nf nf 0</text:p>
      <text:p text:style-name="Standard"><text:s text:c="3"/>TRACE PROPERTY <text:s/>n_25_llrf <text:s/>con con 0</text:p>
      <text:p text:style-name="Standard"><text:s text:c="3"/>TRACE PROPERTY <text:s/>p_25_llrf <text:s/>lf lf 3</text:p>
      <text:p text:style-name="Standard"><text:s text:c="3"/>TRACE PROPERTY <text:s/>p_25_llrf <text:s/>wf wf 3</text:p>
      <text:p text:style-name="Standard"><text:s text:c="3"/>TRACE PROPERTY <text:s/>p_25_llrf <text:s/>nf nf 0</text:p>
      <text:p text:style-name="Standard"><text:s text:c="3"/>TRACE PROPERTY <text:s/>p_25_llrf <text:s/>con con 0</text:p>
      <text:p text:style-name="Standard"><text:s text:c="3"/>TRACE PROPERTY <text:s/>n_bpw_25_llrf <text:s/>lf lf 3</text:p>
      <text:p text:style-name="Standard"><text:s text:c="3"/>TRACE PROPERTY <text:s/>n_bpw_25_llrf <text:s/>wf wf 3</text:p>
      <text:p text:style-name="Standard"><text:s text:c="3"/>TRACE PROPERTY <text:s/>n_bpw_25_llrf <text:s/>nf nf 0</text:p>
      <text:p text:style-name="Standard"><text:s text:c="3"/>TRACE PROPERTY <text:s/>n_bpw_25_llrf <text:s/>con con 0</text:p>
      <text:p text:style-name="Standard"><text:s text:c="3"/>TRACE PROPERTY <text:s/>r(rsnpo_efuse) <text:s/>r r 3</text:p>
      <text:p text:style-name="Standard"><text:s text:c="3"/>TRACE PROPERTY <text:s/>r(rsppo_efuse) <text:s/>r r 3</text:p>
      <text:p text:style-name="Standard"><text:s text:c="3"/>TRACE PROPERTY <text:s/>rnnpo_nw_llrf <text:s/>r r 3</text:p>
      <text:p text:style-name="Standard"><text:s text:c="3"/>TRACE PROPERTY <text:s/>rnnpo_nw_llrf <text:s/>l l 3</text:p>
      <text:p text:style-name="Standard"><text:s text:c="3"/>TRACE PROPERTY <text:s/>rnnpo_nw_llrf <text:s/>w w 3</text:p>
      <text:p text:style-name="Standard"><text:s text:c="3"/>TRACE PROPERTY <text:s/>rnnpo_llrf <text:s/>r r 3</text:p>
      <text:p text:style-name="Standard"><text:s text:c="3"/>TRACE PROPERTY <text:s/>rnnpo_llrf <text:s/>l l 3</text:p>
      <text:p text:style-name="Standard"><text:s text:c="3"/>TRACE PROPERTY <text:s/>rnnpo_llrf <text:s/>w w 3</text:p>
      <text:p text:style-name="Standard"><text:s text:c="3"/>TRACE PROPERTY <text:s/>rnppo_nw_llrf <text:s/>r r 3</text:p>
      <text:p text:style-name="Standard"><text:s text:c="3"/>TRACE PROPERTY <text:s/>rnppo_nw_llrf <text:s/>l l 3</text:p>
      <text:p text:style-name="Standard"><text:s text:c="3"/>TRACE PROPERTY <text:s/>rnppo_nw_llrf <text:s/>w w 3</text:p>
      <text:p text:style-name="Standard"><text:s text:c="3"/>TRACE PROPERTY <text:s/>rnppo_llrf <text:s/>r r 3</text:p>
      <text:p text:style-name="Standard"><text:s text:c="3"/>TRACE PROPERTY <text:s/>rnppo_llrf <text:s/>l l 3</text:p>
      <text:p text:style-name="Standard"><text:s text:c="3"/>TRACE PROPERTY <text:s/>rnppo_llrf <text:s/>w w 3</text:p>
      <text:p text:style-name="Standard"><text:s text:c="3"/>TRACE PROPERTY <text:s/>rnhr_nw_llrf <text:s/>r r 3</text:p>
      <text:p text:style-name="Standard"><text:s text:c="3"/>TRACE PROPERTY <text:s/>rnhr_nw_llrf <text:s/>l l 3</text:p>
      <text:p text:style-name="Standard"><text:s text:c="3"/>TRACE PROPERTY <text:s/>rnhr_nw_llrf <text:s/>w w 3</text:p>
      <text:p text:style-name="Standard"><text:s text:c="3"/>TRACE PROPERTY <text:s/>rnhr_llrf <text:s/>r r 3</text:p>
      <text:p text:style-name="Standard"><text:s text:c="3"/>TRACE PROPERTY <text:s/>rnhr_llrf <text:s/>l l 3</text:p>
      <text:p text:style-name="Standard"><text:s text:c="3"/>TRACE PROPERTY <text:s/>rnhr_llrf <text:s/>w w 3</text:p>
      <text:p text:style-name="Standard"><text:s text:c="3"/>TRACE PROPERTY <text:s/>r(fuse) <text:s/>r r 3</text:p>
      <text:p text:style-name="Standard"><text:s text:c="3"/>TRACE PROPERTY <text:s/>r(ral) <text:s/>r r 3</text:p>
      <text:p text:style-name="Standard"><text:s text:c="3"/>TRACE PROPERTY <text:s/>varmis_12_llrf <text:s/>lf lf 3</text:p>
      <text:p text:style-name="Standard"><text:s text:c="3"/>TRACE PROPERTY <text:s/>varmis_12_llrf <text:s/>wf wf 3</text:p>
      <text:p text:style-name="Standard"><text:soft-page-break/><text:s text:c="3"/>TRACE PROPERTY <text:s/>varmis_12_llrf <text:s/>nf nf 0</text:p>
      <text:p text:style-name="Standard"><text:s text:c="3"/>TRACE PROPERTY <text:s/>varmis_12_llrf <text:s/>array array 0</text:p>
      <text:p text:style-name="Standard"><text:s text:c="3"/>TRACE PROPERTY <text:s/>varmis_25_llrf <text:s/>lf lf 3</text:p>
      <text:p text:style-name="Standard"><text:s text:c="3"/>TRACE PROPERTY <text:s/>varmis_25_llrf <text:s/>wf wf 3</text:p>
      <text:p text:style-name="Standard"><text:s text:c="3"/>TRACE PROPERTY <text:s/>varmis_25_llrf <text:s/>nf nf 0</text:p>
      <text:p text:style-name="Standard"><text:s text:c="3"/>TRACE PROPERTY <text:s/>varmis_25_llrf <text:s/>array array 0</text:p>
      <text:p text:style-name="Standard"><text:s text:c="3"/>TRACE PROPERTY <text:s/>vardiop_llrf <text:s/>l l 3</text:p>
      <text:p text:style-name="Standard"><text:s text:c="3"/>TRACE PROPERTY <text:s/>vardiop_llrf <text:s/>wp wp 3</text:p>
      <text:p text:style-name="Standard"><text:s text:c="3"/>TRACE PROPERTY <text:s/>vardiop_llrf <text:s/>nf nf 0</text:p>
      <text:p text:style-name="Standard"><text:s text:c="3"/>TRACE PROPERTY <text:s/>vardiop_llrf <text:s/>c c 3</text:p>
      <text:p text:style-name="Standard"><text:s text:c="3"/>TRACE PROPERTY <text:s/>d(dionw_ll) <text:s/>a a 3</text:p>
      <text:p text:style-name="Standard"><text:s text:c="3"/>TRACE PROPERTY <text:s/>d(dionw_ll) <text:s/>p p 3</text:p>
      <text:p text:style-name="Standard"><text:s text:c="3"/>TRACE PROPERTY <text:s/>d(diodnw_ll) <text:s/>a a 3</text:p>
      <text:p text:style-name="Standard"><text:s text:c="3"/>TRACE PROPERTY <text:s/>d(diodnw_ll) <text:s/>p p 3</text:p>
      <text:p text:style-name="Standard"><text:s text:c="3"/>TRACE PROPERTY <text:s/>d(diodp_ll) <text:s/>a a 3</text:p>
      <text:p text:style-name="Standard"><text:s text:c="3"/>TRACE PROPERTY <text:s/>d(diodp_ll) <text:s/>p p 3</text:p>
      <text:p text:style-name="Standard"><text:s text:c="3"/>TRACE PROPERTY <text:s/>momcaps_sy_mmkf <text:s/>nf nf 0</text:p>
      <text:p text:style-name="Standard"><text:s text:c="3"/>TRACE PROPERTY <text:s/>momcaps_sy_mmkf <text:s/>l l 3</text:p>
      <text:p text:style-name="Standard"><text:s text:c="3"/>TRACE PROPERTY <text:s/>momcaps_sy_mmkf <text:s/>nm nm 0</text:p>
      <text:p text:style-name="Standard"><text:s text:c="3"/>TRACE PROPERTY <text:s/>momcaps_sy_mmkf <text:s/>bm bm 0</text:p>
      <text:p text:style-name="Standard"><text:s text:c="3"/>TRACE PROPERTY <text:s/>momcaps_as_mmkf <text:s/>nf nf 0</text:p>
      <text:p text:style-name="Standard"><text:s text:c="3"/>TRACE PROPERTY <text:s/>momcaps_as_mmkf <text:s/>l l 3</text:p>
      <text:p text:style-name="Standard"><text:s text:c="3"/>TRACE PROPERTY <text:s/>momcaps_as_mmkf <text:s/>nm nm 0</text:p>
      <text:p text:style-name="Standard"><text:s text:c="3"/>TRACE PROPERTY <text:s/>momcaps_as_mmkf <text:s/>bm bm 0</text:p>
      <text:p text:style-name="Standard"><text:s text:c="3"/>TRACE PROPERTY <text:s/>momcaps_symesh_mmkf <text:s/>nf nf 0</text:p>
      <text:p text:style-name="Standard"><text:s text:c="3"/>TRACE PROPERTY <text:s/>momcaps_symesh_mmkf <text:s/>mh mh 0</text:p>
      <text:p text:style-name="Standard"><text:s text:c="3"/>TRACE PROPERTY <text:s/>momcaps_symesh_mmkf <text:s/>nm nm 0</text:p>
      <text:p text:style-name="Standard"><text:s text:c="3"/>TRACE PROPERTY <text:s/>momcaps_symesh_mmkf <text:s/>bm bm 0</text:p>
      <text:p text:style-name="Standard"><text:s text:c="3"/>TRACE PROPERTY <text:s/>momcaps_symesh_mmkf <text:s/>l l 3</text:p>
      <text:p text:style-name="Standard"><text:s text:c="3"/>TRACE PROPERTY <text:s/>momcaps_asmesh_mmkf <text:s/>nf nf 0</text:p>
      <text:p text:style-name="Standard"><text:s text:c="3"/>TRACE PROPERTY <text:s/>momcaps_asmesh_mmkf <text:s/>mh mh 0</text:p>
      <text:p text:style-name="Standard"><text:s text:c="3"/>TRACE PROPERTY <text:s/>momcaps_asmesh_mmkf <text:s/>nm nm 0</text:p>
      <text:p text:style-name="Standard"><text:s text:c="3"/>TRACE PROPERTY <text:s/>momcaps_asmesh_mmkf <text:s/>bm bm 0</text:p>
      <text:p text:style-name="Standard"><text:s text:c="3"/>TRACE PROPERTY <text:s/>momcaps_asmesh_mmkf <text:s/>l l 3</text:p>
      <text:p text:style-name="Standard"><text:s text:c="3"/>TRACE PROPERTY <text:s/>momcaps_array_vp3_rfvcl <text:s/>bm bm 0</text:p>
      <text:p text:style-name="Standard"><text:s text:c="3"/>TRACE PROPERTY <text:s/>momcaps_array_vp3_rfvcl <text:s/>ns ns 0</text:p>
      <text:p text:style-name="Standard"><text:s text:c="3"/>TRACE PROPERTY <text:s/>momcaps_array_vp3_rfvcl <text:s/>nf nf 0</text:p>
      <text:p text:style-name="Standard"><text:s text:c="3"/>TRACE PROPERTY <text:s/>momcaps_array_vp3_rfvcl <text:s/>array array 0</text:p>
      <text:p text:style-name="Standard"><text:s text:c="3"/>TRACE PROPERTY <text:s/>momcaps_array_vp3_rfvcl <text:s/>lf lf 3</text:p>
      <text:p text:style-name="Standard"><text:s text:c="3"/>TRACE PROPERTY <text:s/>momcaps_array_vp4_rfvcl <text:s/>bm bm 0</text:p>
      <text:p text:style-name="Standard"><text:s text:c="3"/>TRACE PROPERTY <text:s/>momcaps_array_vp4_rfvcl <text:s/>ns ns 0</text:p>
      <text:p text:style-name="Standard"><text:s text:c="3"/>TRACE PROPERTY <text:s/>momcaps_array_vp4_rfvcl <text:s/>nf nf 0</text:p>
      <text:p text:style-name="Standard"><text:s text:c="3"/>TRACE PROPERTY <text:s/>momcaps_array_vp4_rfvcl <text:s/>array array 0</text:p>
      <text:p text:style-name="Standard"><text:s text:c="3"/>TRACE PROPERTY <text:s/>momcaps_array_vp4_rfvcl <text:s/>lf lf 3</text:p>
      <text:p text:style-name="Standard"><text:s text:c="3"/>TRACE PROPERTY <text:s/>momcaps_array_vp5_rfvcl <text:s/>bm bm 0</text:p>
      <text:p text:style-name="Standard"><text:s text:c="3"/>TRACE PROPERTY <text:s/>momcaps_array_vp5_rfvcl <text:s/>ns ns 0</text:p>
      <text:p text:style-name="Standard"><text:s text:c="3"/>TRACE PROPERTY <text:s/>momcaps_array_vp5_rfvcl <text:s/>nf nf 0</text:p>
      <text:p text:style-name="Standard"><text:s text:c="3"/>TRACE PROPERTY <text:s/>momcaps_array_vp5_rfvcl <text:s/>array array 0</text:p>
      <text:p text:style-name="Standard"><text:s text:c="3"/>TRACE PROPERTY <text:s/>momcaps_array_vp5_rfvcl <text:s/>lf lf 3</text:p>
      <text:p text:style-name="Standard"><text:s text:c="3"/>TRACE PROPERTY <text:s/>momcaps_array_vp5_rfvcl <text:s/>sh sh 0</text:p>
      <text:p text:style-name="Standard"><text:s text:c="3"/>TRACE PROPERTY <text:s/>l_slcr30k_rfvil <text:s/>s s 3</text:p>
      <text:p text:style-name="Standard"><text:s text:c="3"/>TRACE PROPERTY <text:s/>l_slcr30k_rfvil <text:s/>w w 3</text:p>
      <text:p text:style-name="Standard"><text:soft-page-break/><text:s text:c="3"/>TRACE PROPERTY <text:s/>l_slcr30k_rfvil <text:s/>od od 3</text:p>
      <text:p text:style-name="Standard"><text:s text:c="3"/>TRACE PROPERTY <text:s/>l_slcr30k_rfvil <text:s/>nt nt 0</text:p>
      <text:p text:style-name="Standard"><text:s text:c="3"/>TRACE PROPERTY <text:s/>l_syct30k_rfvil <text:s/>nt nt 0</text:p>
      <text:p text:style-name="Standard"><text:s text:c="3"/>TRACE PROPERTY <text:s/>l_syct30k_rfvil <text:s/>s s 3</text:p>
      <text:p text:style-name="Standard"><text:s text:c="3"/>TRACE PROPERTY <text:s/>l_syct30k_rfvil <text:s/>w w 3</text:p>
      <text:p text:style-name="Standard"><text:s text:c="3"/>TRACE PROPERTY <text:s/>l_syct30k_rfvil <text:s/>od od 3</text:p>
      <text:p text:style-name="Standard"><text:s text:c="3"/>TRACE PROPERTY <text:s/>l_sy30k_rfvil <text:s/>nt nt 0</text:p>
      <text:p text:style-name="Standard"><text:s text:c="3"/>TRACE PROPERTY <text:s/>l_sy30k_rfvil <text:s/>s s 3</text:p>
      <text:p text:style-name="Standard"><text:s text:c="3"/>TRACE PROPERTY <text:s/>l_sy30k_rfvil <text:s/>w w 3</text:p>
      <text:p text:style-name="Standard"><text:s text:c="3"/>TRACE PROPERTY <text:s/>l_sy30k_rfvil <text:s/>od od 3</text:p>
      <text:p text:style-name="Standard"><text:s text:c="3"/>TRACE PROPERTY <text:s/>l_sqsk_rfvil <text:s/>nt nt 0</text:p>
      <text:p text:style-name="Standard"><text:s text:c="3"/>TRACE PROPERTY <text:s/>l_sqsk_rfvil <text:s/>s s 3</text:p>
      <text:p text:style-name="Standard"><text:s text:c="3"/>TRACE PROPERTY <text:s/>l_sqsk_rfvil <text:s/>w w 3</text:p>
      <text:p text:style-name="Standard"><text:s text:c="3"/>TRACE PROPERTY <text:s/>l_sqsk_rfvil <text:s/>od od 3</text:p>
      <text:p text:style-name="Standard"><text:s text:c="3"/>TRACE PROPERTY <text:s/>l_sqsk_rfvil <text:s/>ns ns 0</text:p>
      <text:p text:style-name="Standard"><text:s text:c="3"/>TRACE PROPERTY <text:s/>l_sqsk_rfvil <text:s/>bm bm 0</text:p>
      <text:p text:style-name="Standard"><text:s text:c="3"/>TRACE PROPERTY <text:s/>mimcaps_20f_nwell_rfkf <text:s/>l l 3</text:p>
      <text:p text:style-name="Standard"><text:s text:c="3"/>TRACE PROPERTY <text:s/>mimcaps_20f_nwell_rfkf <text:s/>w w 3</text:p>
      <text:p text:style-name="Standard"><text:s text:c="3"/>TRACE PROPERTY <text:s/>mimcaps_20f_psub_rfkf <text:s/>l l 3</text:p>
      <text:p text:style-name="Standard"><text:s text:c="3"/>TRACE PROPERTY <text:s/>mimcaps_20f_psub_rfkf <text:s/>w w 3</text:p>
      <text:p text:style-name="Standard"><text:s text:c="3"/>TRACE PROPERTY <text:s/>mimcaps_20f_m1_rfkf <text:s/>l l 3</text:p>
      <text:p text:style-name="Standard"><text:s text:c="3"/>TRACE PROPERTY <text:s/>mimcaps_20f_m1_rfkf <text:s/>w w 3</text:p>
      <text:p text:style-name="Standard"><text:s text:c="3"/>TRACE PROPERTY <text:s/>c(mimcaps_20f_mm) <text:s/>c c 3</text:p>
      <text:p text:style-name="Standard"><text:s text:c="3"/>TRACE PROPERTY <text:s/>l_sq_trans_rfvil <text:s/>nt_in nt_in 0</text:p>
      <text:p text:style-name="Standard"><text:s text:c="3"/>TRACE PROPERTY <text:s/>l_sq_trans_rfvil <text:s/>nt_out nt_out 0</text:p>
      <text:p text:style-name="Standard"><text:s text:c="3"/>TRACE PROPERTY <text:s/>l_sq_trans_rfvil <text:s/>w w 3</text:p>
      <text:p text:style-name="Standard"><text:s text:c="3"/>TRACE PROPERTY <text:s/>l_sq_trans_rfvil <text:s/>od od 3</text:p>
      <text:p text:style-name="Standard"><text:s text:c="3"/>TRACE PROPERTY <text:s/>l_sqctin_trans_rfvil <text:s/>nt_in nt_in 0</text:p>
      <text:p text:style-name="Standard"><text:s text:c="3"/>TRACE PROPERTY <text:s/>l_sqctin_trans_rfvil <text:s/>nt_out nt_out 0</text:p>
      <text:p text:style-name="Standard"><text:s text:c="3"/>TRACE PROPERTY <text:s/>l_sqctin_trans_rfvil <text:s/>w w 3</text:p>
      <text:p text:style-name="Standard"><text:s text:c="3"/>TRACE PROPERTY <text:s/>l_sqctin_trans_rfvil <text:s/>od od 3</text:p>
      <text:p text:style-name="Standard"><text:s text:c="3"/>TRACE PROPERTY <text:s/>l_sqctout_trans_rfvil <text:s/>nt_in nt_in 0</text:p>
      <text:p text:style-name="Standard"><text:s text:c="3"/>TRACE PROPERTY <text:s/>l_sqctout_trans_rfvil <text:s/>nt_out nt_out 0</text:p>
      <text:p text:style-name="Standard"><text:s text:c="3"/>TRACE PROPERTY <text:s/>l_sqctout_trans_rfvil <text:s/>w w 3</text:p>
      <text:p text:style-name="Standard"><text:s text:c="3"/>TRACE PROPERTY <text:s/>l_sqctout_trans_rfvil <text:s/>od od 3</text:p>
      <text:p text:style-name="Standard"><text:s text:c="3"/>TRACE PROPERTY <text:s/>l_sqctinout_trans_rfvil <text:s/>nt_in nt_in 0</text:p>
      <text:p text:style-name="Standard"><text:s text:c="3"/>TRACE PROPERTY <text:s/>l_sqctinout_trans_rfvil <text:s/>nt_out nt_out 0</text:p>
      <text:p text:style-name="Standard"><text:s text:c="3"/>TRACE PROPERTY <text:s/>l_sqctinout_trans_rfvil <text:s/>w w 3</text:p>
      <text:p text:style-name="Standard"><text:s text:c="3"/>TRACE PROPERTY <text:s/>l_sqctinout_trans_rfvil <text:s/>od od 3</text:p>
      <text:p text:style-name="Standard"><text:s text:c="3"/>TRACE PROPERTY <text:s/>l_occtout_trans_rfvil <text:s/>nt_in nt_in 0</text:p>
      <text:p text:style-name="Standard"><text:s text:c="3"/>TRACE PROPERTY <text:s/>l_occtout_trans_rfvil <text:s/>w w 3</text:p>
      <text:p text:style-name="Standard"><text:s text:c="3"/>TRACE PROPERTY <text:s/>l_occtout_trans_rfvil <text:s/>od od 3</text:p>
      <text:p text:style-name="Standard"><text:s text:c="3"/>TRACE PROPERTY <text:s/>pad_rf <text:s/>index_layer index_layer 0</text:p>
      <text:p text:style-name="Standard"><text:s text:c="3"/>TRACE PROPERTY <text:s/>pad_rf <text:s/>index_thick index_thick 0</text:p>
      <text:p text:style-name="Standard"><text:s text:c="3"/>TRACE PROPERTY <text:s/>pad_rf <text:s/>index_pad index_pad 0</text:p>
      <text:p text:style-name="Standard"/>
      <text:p text:style-name="Standard"/>
      <text:p text:style-name="Standard"/>
      <text:p text:style-name="Standard"><text:s text:c="19"/>CELL COMPARISON RESULTS ( TOP LEVEL )</text:p>
      <text:p text:style-name="Standard"/>
      <text:p text:style-name="Standard"/>
      <text:p text:style-name="Standard"/>
      <text:p text:style-name="Standard"><text:soft-page-break/><text:s text:c="25"/># <text:s text:c="6"/>################### <text:s text:c="6"/>_ <text:s text:c="2"/>_ <text:s text:c="2"/></text:p>
      <text:p text:style-name="Standard"><text:s text:c="24"/># <text:s text:c="7"/># <text:s text:c="16"/># <text:s text:c="6"/>* <text:s text:c="2"/>* <text:s text:c="2"/></text:p>
      <text:p text:style-name="Standard"><text:s text:c="19"/># <text:s text:c="2"/># <text:s text:c="8"/># <text:s text:c="4"/>CORRECT <text:s text:c="4"/># <text:s text:c="8"/>| <text:s text:c="4"/></text:p>
      <text:p text:style-name="Standard"><text:s text:c="20"/># # <text:s text:c="9"/># <text:s text:c="16"/># <text:s text:c="6"/>\___/ <text:s/></text:p>
      <text:p text:style-name="Standard"><text:s text:c="21"/># <text:s text:c="10"/>################### <text:s text:c="14"/></text:p>
      <text:p text:style-name="Standard"/>
      <text:p text:style-name="Standard"/>
      <text:p text:style-name="Standard"/>
      <text:p text:style-name="Standard">LAYOUT CELL NAME: <text:s text:c="8"/>JK_FF</text:p>
      <text:p text:style-name="Standard">SOURCE CELL NAME: <text:s text:c="8"/>JK_FF</text:p>
      <text:p text:style-name="Standard"/>
      <text:p text:style-name="Standard">--------------------------------------------------------------------------------------------------------------</text:p>
      <text:p text:style-name="Standard"/>
      <text:p text:style-name="Standard">INITIAL NUMBERS OF OBJECTS</text:p>
      <text:p text:style-name="Standard">--------------------------</text:p>
      <text:p text:style-name="Standard"/>
      <text:p text:style-name="Standard"><text:s text:c="16"/>Layout <text:s text:c="3"/>Source <text:s text:c="8"/>Component Type</text:p>
      <text:p text:style-name="Standard"><text:s text:c="16"/>------ <text:s text:c="3"/>------ <text:s text:c="8"/>--------------</text:p>
      <text:p text:style-name="Standard"><text:s/>Ports: <text:s text:c="13"/>7 <text:s text:c="8"/>7</text:p>
      <text:p text:style-name="Standard"/>
      <text:p text:style-name="Standard"><text:s/>Nets: <text:s text:c="13"/>15 <text:s text:c="7"/>15</text:p>
      <text:p text:style-name="Standard"/>
      <text:p text:style-name="Standard"><text:s/>Instances: <text:s text:c="8"/>10 <text:s text:c="7"/>10 <text:s text:c="8"/>MN (4 pins)</text:p>
      <text:p text:style-name="Standard"><text:s text:c="26"/>10 <text:s text:c="7"/>10 <text:s text:c="8"/>MP (4 pins)</text:p>
      <text:p text:style-name="Standard"><text:s text:c="16"/>------ <text:s text:c="3"/>------</text:p>
      <text:p text:style-name="Standard"><text:s/>Total Inst: <text:s text:c="7"/>20 <text:s text:c="7"/>20</text:p>
      <text:p text:style-name="Standard"/>
      <text:p text:style-name="Standard"/>
      <text:p text:style-name="Standard">NUMBERS OF OBJECTS AFTER TRANSFORMATION</text:p>
      <text:p text:style-name="Standard">---------------------------------------</text:p>
      <text:p text:style-name="Standard"/>
      <text:p text:style-name="Standard"><text:s text:c="16"/>Layout <text:s text:c="3"/>Source <text:s text:c="8"/>Component Type</text:p>
      <text:p text:style-name="Standard"><text:s text:c="16"/>------ <text:s text:c="3"/>------ <text:s text:c="8"/>--------------</text:p>
      <text:p text:style-name="Standard"><text:s/>Ports: <text:s text:c="13"/>7 <text:s text:c="8"/>7</text:p>
      <text:p text:style-name="Standard"/>
      <text:p text:style-name="Standard"><text:s/>Nets: <text:s text:c="14"/>9 <text:s text:c="8"/>9</text:p>
      <text:p text:style-name="Standard"/>
      <text:p text:style-name="Standard"><text:s/>Instances: <text:s text:c="9"/>2 <text:s text:c="8"/>2 <text:s text:c="8"/>NAND2 (3 pins)</text:p>
      <text:p text:style-name="Standard"><text:s text:c="21"/>2 <text:s text:c="8"/>2 <text:s text:c="8"/>NAND3 (4 pins)</text:p>
      <text:p text:style-name="Standard"><text:s text:c="16"/>------ <text:s text:c="3"/>------</text:p>
      <text:p text:style-name="Standard"><text:s/>Total Inst: <text:s text:c="8"/>4 <text:s text:c="8"/>4</text:p>
      <text:p text:style-name="Standard"/>
      <text:p text:style-name="Standard"/>
      <text:p text:style-name="Standard"/>
      <text:p text:style-name="Standard">**************************************************************************************************************</text:p>
      <text:p text:style-name="Standard"><text:s text:c="31"/>INFORMATION AND WARNINGS</text:p>
      <text:p text:style-name="Standard">**************************************************************************************************************</text:p>
      <text:p text:style-name="Standard"/>
      <text:p text:style-name="Standard"/>
      <text:p text:style-name="Standard"><text:s text:c="18"/>Matched <text:s text:c="3"/>Matched <text:s text:c="3"/>Unmatched <text:s text:c="3"/>Unmatched <text:s text:c="3"/>Component</text:p>
      <text:p text:style-name="Standard"><text:soft-page-break/><text:s text:c="19"/>Layout <text:s text:c="4"/>Source <text:s text:c="6"/>Layout <text:s text:c="6"/>Source <text:s text:c="3"/>Type</text:p>
      <text:p text:style-name="Standard"><text:s text:c="18"/>------- <text:s text:c="3"/>------- <text:s text:c="3"/>--------- <text:s text:c="3"/>--------- <text:s text:c="3"/>---------</text:p>
      <text:p text:style-name="Standard"><text:s text:c="3"/>Ports: <text:s text:c="17"/>7 <text:s text:c="9"/>7 <text:s text:c="11"/>0 <text:s text:c="11"/>0</text:p>
      <text:p text:style-name="Standard"/>
      <text:p text:style-name="Standard"><text:s text:c="3"/>Nets: <text:s text:c="18"/>9 <text:s text:c="9"/>9 <text:s text:c="11"/>0 <text:s text:c="11"/>0</text:p>
      <text:p text:style-name="Standard"/>
      <text:p text:style-name="Standard"><text:s text:c="3"/>Instances: <text:s text:c="10"/>2 <text:s text:c="9"/>2 <text:s text:c="11"/>0 <text:s text:c="11"/>0 <text:s text:c="3"/>NAND2</text:p>
      <text:p text:style-name="Standard"><text:s text:c="30"/>2 <text:s text:c="9"/>2 <text:s text:c="11"/>0 <text:s text:c="11"/>0 <text:s text:c="3"/>NAND3</text:p>
      <text:p text:style-name="Standard"><text:s text:c="18"/>------- <text:s text:c="3"/>------- <text:s text:c="3"/>--------- <text:s text:c="3"/>---------</text:p>
      <text:p text:style-name="Standard"><text:s text:c="3"/>Total Inst: <text:s text:c="9"/>4 <text:s text:c="9"/>4 <text:s text:c="11"/>0 <text:s text:c="11"/>0</text:p>
      <text:p text:style-name="Standard"/>
      <text:p text:style-name="Standard"/>
      <text:p text:style-name="Standard">o Initial Correspondence Points:</text:p>
      <text:p text:style-name="Standard"/>
      <text:p text:style-name="Standard"><text:s text:c="3"/>Ports: <text:s text:c="7"/>VDD GND CLK Q Q' K J</text:p>
      <text:p text:style-name="Standard"/>
      <text:p text:style-name="Standard"/>
      <text:p text:style-name="Standard">**************************************************************************************************************</text:p>
      <text:p text:style-name="Standard"><text:s text:c="41"/>SUMMARY</text:p>
      <text:p text:style-name="Standard">**************************************************************************************************************</text:p>
      <text:p text:style-name="Standard"/>
      <text:p text:style-name="Standard">Total CPU Time: <text:s text:c="5"/>0 sec</text:p>
      <text:p text:style-name="Standard">Total Elapsed Time: <text:s/>0 sec</text:p>
      <text:p text:style-name="Standard">eey217501@hertz:~/mod5counter/LVS$ </text:p>
      <text:p text:style-name="Standard"/>
      <text:p text:style-name="Standard"/>
      <text:p text:style-name="Standard"/>
      <text:p text:style-name="Standard"/>
      <text:p text:style-name="P1">eey217501@hertz:~/mod5counter/drc$ cat JK_FF.drc.results </text:p>
      <text:p text:style-name="Standard"/>
      <text:p text:style-name="Standard">JK_FF 1000</text:p>
      <text:p text:style-name="Standard">PLY.D</text:p>
      <text:p text:style-name="Standard">1 1 3 Sep 13 14:59:48 2021 <text:s text:c="20"/></text:p>
      <text:p text:style-name="Standard">Rule File Pathname: /afs/iitd.ac.in/user/e/ee/eey217501/mod5counter/drc/_G-DF-LOGIC_MIXED_MODE65N-1P4M1T0F-LL-Calibre-drc-1.18_P1_</text:p>
      <text:p text:style-name="Standard">Minimum POLY1 density over 1mm X 1mm area ( stepped in 500um increments across the chip ) is 15%. </text:p>
      <text:p text:style-name="Standard">Exclude CAD_TESTKEY_MARK </text:p>
      <text:p text:style-name="Standard">p 1 4</text:p>
      <text:p text:style-name="Standard">CN JK_FF c 1 0 0 1 0 0 0</text:p>
      <text:p text:style-name="Standard">390 140</text:p>
      <text:p text:style-name="Standard">7495 140</text:p>
      <text:p text:style-name="Standard">7495 2490</text:p>
      <text:p text:style-name="Standard">390 2490</text:p>
      <text:p text:style-name="Standard">M1.A1</text:p>
      <text:p text:style-name="Standard">4 4 2 Sep 13 14:59:48 2021 <text:s text:c="20"/></text:p>
      <text:p text:style-name="Standard">Rule File Pathname: /afs/iitd.ac.in/user/e/ee/eey217501/mod5counter/drc/_G-DF-LOGIC_MIXED_MODE65N-1P4M1T0F-LL-Calibre-drc-1.18_P1_</text:p>
      <text:p text:style-name="Standard">Minimum area of ME1 region is 0.042 sq.um</text:p>
      <text:p text:style-name="Standard">p 1 4</text:p>
      <text:p text:style-name="Standard"><text:soft-page-break/>CN NAND_2 c 1 0 0 1 75 -315 2</text:p>
      <text:p text:style-name="Standard">1065 1225</text:p>
      <text:p text:style-name="Standard">1190 1225</text:p>
      <text:p text:style-name="Standard">1190 1390</text:p>
      <text:p text:style-name="Standard">1065 1390</text:p>
      <text:p text:style-name="Standard">p 2 4</text:p>
      <text:p text:style-name="Standard">1180 910</text:p>
      <text:p text:style-name="Standard">1340 910</text:p>
      <text:p text:style-name="Standard">1340 1070</text:p>
      <text:p text:style-name="Standard">1180 1070</text:p>
      <text:p text:style-name="Standard">p 3 4</text:p>
      <text:p text:style-name="Standard">1330 1220</text:p>
      <text:p text:style-name="Standard">1450 1220</text:p>
      <text:p text:style-name="Standard">1450 1375</text:p>
      <text:p text:style-name="Standard">1330 1375</text:p>
      <text:p text:style-name="Standard">p 4 4</text:p>
      <text:p text:style-name="Standard">CN NAND c 1 0 0 1 3680 -800 2</text:p>
      <text:p text:style-name="Standard">1315 1605</text:p>
      <text:p text:style-name="Standard">1445 1605</text:p>
      <text:p text:style-name="Standard">1445 1770</text:p>
      <text:p text:style-name="Standard">1315 1770</text:p>
      <text:p text:style-name="Standard">1XM2.A1</text:p>
      <text:p text:style-name="Standard">1 1 2 Sep 13 14:59:48 2021 <text:s text:c="20"/></text:p>
      <text:p text:style-name="Standard">Rule File Pathname: /afs/iitd.ac.in/user/e/ee/eey217501/mod5counter/drc/_G-DF-LOGIC_MIXED_MODE65N-1P4M1T0F-LL-Calibre-drc-1.18_P1_</text:p>
      <text:p text:style-name="Standard">Minimum ME2 area is 0.046 sq.um</text:p>
      <text:p text:style-name="Standard">p 1 12</text:p>
      <text:p text:style-name="Standard">CN JK_FF c 1 0 0 1 0 0 0</text:p>
      <text:p text:style-name="Standard">6910 980</text:p>
      <text:p text:style-name="Standard">6995 980</text:p>
      <text:p text:style-name="Standard">6995 960</text:p>
      <text:p text:style-name="Standard">7155 960</text:p>
      <text:p text:style-name="Standard">7155 980</text:p>
      <text:p text:style-name="Standard">7260 980</text:p>
      <text:p text:style-name="Standard">7260 1080</text:p>
      <text:p text:style-name="Standard">7155 1080</text:p>
      <text:p text:style-name="Standard">7155 1120</text:p>
      <text:p text:style-name="Standard">6995 1120</text:p>
      <text:p text:style-name="Standard">6995 1080</text:p>
      <text:p text:style-name="Standard">6910 1080</text:p>
      <text:p text:style-name="Standard">L2.D1</text:p>
      <text:p text:style-name="Standard">1 1 2 Sep 13 14:59:48 2021 <text:s text:c="20"/></text:p>
      <text:p text:style-name="Standard">Rule File Pathname: /afs/iitd.ac.in/user/e/ee/eey217501/mod5counter/drc/_G-DF-LOGIC_MIXED_MODE65N-1P4M1T0F-LL-Calibre-drc-1.18_P1_</text:p>
      <text:p text:style-name="Standard">Minimum AL_RDL density cross full chip is 10 %</text:p>
      <text:p text:style-name="Standard">p 1 4</text:p>
      <text:p text:style-name="Standard">CN JK_FF c 1 0 0 1 0 0 0</text:p>
      <text:p text:style-name="Standard">390 140</text:p>
      <text:p text:style-name="Standard">7495 140</text:p>
      <text:p text:style-name="Standard">7495 2490</text:p>
      <text:p text:style-name="Standard">390 2490</text:p>
      <text:p text:style-name="Standard">DENSITY_PRINT_FILES</text:p>
      <text:p text:style-name="Standard"><text:soft-page-break/>0 0 18 Sep 13 14:59:50 2021</text:p>
      <text:p text:style-name="Standard">DF.D.DEN</text:p>
      <text:p text:style-name="Standard">DF.DX.DEN</text:p>
      <text:p text:style-name="Standard">POLY.D.DEN</text:p>
      <text:p text:style-name="Standard">POLY.DX.DEN</text:p>
      <text:p text:style-name="Standard">M2.D.CLVS.DEN</text:p>
      <text:p text:style-name="Standard">M1.D.CLVS.DEN</text:p>
      <text:p text:style-name="Standard">M1.D.DEN</text:p>
      <text:p text:style-name="Standard">M1.D1.DEN</text:p>
      <text:p text:style-name="Standard">M2.D.DEN</text:p>
      <text:p text:style-name="Standard">M2.D1.DEN</text:p>
      <text:p text:style-name="Standard">M3.D.DEN</text:p>
      <text:p text:style-name="Standard">M3.D1.DEN</text:p>
      <text:p text:style-name="Standard">M4.D.DEN</text:p>
      <text:p text:style-name="Standard">M4.D1.DEN</text:p>
      <text:p text:style-name="Standard">L2.D1.DEN</text:p>
      <text:p text:style-name="Standard">L2.D2.DEN</text:p>
      <text:p text:style-name="Standard">eDRAM_DT.D.DEN</text:p>
      <text:p text:style-name="Standard">eDRAM_DT.DX.DEN</text:p>
      <text:p text:style-name="Standard"/>
      <text:p text:style-name="Standard"/>
      <text:p text:style-name="P3"/>
      <text:p text:style-name="P2">eey217501@bessel:~/mod5counter/LVS$ cat MS_JK_FF.lvs.report</text:p>
      <text:p text:style-name="P3"/>
      <text:p text:style-name="P3"/>
      <text:p text:style-name="P3"/>
      <text:p text:style-name="P3"><text:s text:c="18"/>##################################################</text:p>
      <text:p text:style-name="P3"><text:s text:c="18"/>## <text:s text:c="45"/>##</text:p>
      <text:p text:style-name="P3"><text:s text:c="18"/>## <text:s text:c="8"/>C A L I B R E <text:s text:c="3"/>S Y S T E M <text:s text:c="8"/>##</text:p>
      <text:p text:style-name="P3"><text:s text:c="18"/>## <text:s text:c="45"/>##</text:p>
      <text:p text:style-name="P3"><text:s text:c="18"/>## <text:s text:c="12"/>L V S <text:s text:c="2"/>R E P O R T <text:s text:c="13"/>##</text:p>
      <text:p text:style-name="P3"><text:s text:c="18"/>## <text:s text:c="45"/>##</text:p>
      <text:p text:style-name="P3"><text:s text:c="18"/>##################################################</text:p>
      <text:p text:style-name="P3"/>
      <text:p text:style-name="P3"/>
      <text:p text:style-name="P3"/>
      <text:p text:style-name="P3">REPORT FILE NAME: <text:s text:c="8"/>MS_JK_FF.lvs.report</text:p>
      <text:p text:style-name="P3">LAYOUT NAME: <text:s text:c="13"/>/afs/iitd.ac.in/user/e/ee/eey217501/mod5counter/LVS/MS_JK_FF.sp ('MS_JK_FF')</text:p>
      <text:p text:style-name="P3">SOURCE NAME: <text:s text:c="13"/>/afs/iitd.ac.in/user/e/ee/eey217501/mod5counter/LVS/MS_JK_FF.src.net ('MS_JK_FF')</text:p>
      <text:p text:style-name="P3">RULE FILE: <text:s text:c="15"/>/afs/iitd.ac.in/user/e/ee/eey217501/mod5counter/LVS/_G-DF-LOGIC_MIXED_MODE65N-LL_LOW_K_CALIBRE-LVS-1.6-P4.txt_</text:p>
      <text:p text:style-name="P3">RULE FILE TITLE: <text:s text:c="9"/>UMC Calibre LVS 65nm LOGIC/MIXED MODE Low Leakage Low-K Process</text:p>
      <text:p text:style-name="P3">CREATION TIME: <text:s text:c="11"/>Thu Sep 16 14:25:35 2021</text:p>
      <text:p text:style-name="P3">CURRENT DIRECTORY: <text:s text:c="7"/>/afs/iitd.ac.in/user/e/ee/eey217501/mod5counter/LVS</text:p>
      <text:p text:style-name="P3">USER NAME: <text:s text:c="15"/>eey217501</text:p>
      <text:p text:style-name="P3">CALIBRE VERSION: <text:s text:c="9"/>v2020.4_34.17 <text:s text:c="3"/>Tue Dec 1 16:11:11 PST 2020</text:p>
      <text:p text:style-name="P3"/>
      <text:p text:style-name="P3"/>
      <text:p text:style-name="P3"/>
      <text:p text:style-name="P3"><text:soft-page-break/><text:s text:c="31"/>OVERALL COMPARISON RESULTS</text:p>
      <text:p text:style-name="P3"/>
      <text:p text:style-name="P3"/>
      <text:p text:style-name="P3"/>
      <text:p text:style-name="P3"><text:s text:c="25"/># <text:s text:c="6"/>################### <text:s text:c="6"/>_ <text:s text:c="2"/>_ <text:s text:c="2"/></text:p>
      <text:p text:style-name="P3"><text:s text:c="24"/># <text:s text:c="7"/># <text:s text:c="16"/># <text:s text:c="6"/>* <text:s text:c="2"/>* <text:s text:c="2"/></text:p>
      <text:p text:style-name="P3"><text:s text:c="19"/># <text:s text:c="2"/># <text:s text:c="8"/># <text:s text:c="4"/>CORRECT <text:s text:c="4"/># <text:s text:c="8"/>| <text:s text:c="4"/></text:p>
      <text:p text:style-name="P3"><text:s text:c="20"/># # <text:s text:c="9"/># <text:s text:c="16"/># <text:s text:c="6"/>\___/ <text:s/></text:p>
      <text:p text:style-name="P3"><text:s text:c="21"/># <text:s text:c="10"/>################### <text:s text:c="14"/></text:p>
      <text:p text:style-name="P3"/>
      <text:p text:style-name="P3"/>
      <text:p text:style-name="P3"/>
      <text:p text:style-name="P3"/>
      <text:p text:style-name="P3">**************************************************************************************************************</text:p>
      <text:p text:style-name="P3"><text:s text:c="38"/>CELL <text:s/>SUMMARY</text:p>
      <text:p text:style-name="P3">**************************************************************************************************************</text:p>
      <text:p text:style-name="P3"/>
      <text:p text:style-name="P3"><text:s text:c="2"/>Result <text:s text:c="8"/>Layout <text:s text:c="23"/>Source</text:p>
      <text:p text:style-name="P3"><text:s text:c="2"/>----------- <text:s text:c="3"/>----------- <text:s text:c="18"/>--------------</text:p>
      <text:p text:style-name="P3"><text:s text:c="2"/>CORRECT <text:s text:c="7"/>MS_JK_FF <text:s text:c="21"/>MS_JK_FF</text:p>
      <text:p text:style-name="P3"/>
      <text:p text:style-name="P3"/>
      <text:p text:style-name="P3"/>
      <text:p text:style-name="P3">**************************************************************************************************************</text:p>
      <text:p text:style-name="P3"><text:s text:c="38"/>LVS PARAMETERS</text:p>
      <text:p text:style-name="P3">**************************************************************************************************************</text:p>
      <text:p text:style-name="P3"/>
      <text:p text:style-name="P3"/>
      <text:p text:style-name="P3">o LVS Setup:</text:p>
      <text:p text:style-name="P3"/>
      <text:p text:style-name="P3"><text:s text:c="3"/>// LVS COMPONENT TYPE PROPERTY</text:p>
      <text:p text:style-name="P3"><text:s text:c="3"/>// LVS COMPONENT SUBTYPE PROPERTY</text:p>
      <text:p text:style-name="P3"><text:s text:c="3"/>// LVS PIN NAME PROPERTY</text:p>
      <text:p text:style-name="P3"><text:s text:c="3"/>LVS POWER NAME <text:s text:c="24"/>"?VCC?" "?VDD?"</text:p>
      <text:p text:style-name="P3"><text:s text:c="3"/>LVS GROUND NAME <text:s text:c="23"/>"?GND?" "?VSS?"</text:p>
      <text:p text:style-name="P3"><text:s text:c="3"/>LVS CELL SUPPLY <text:s text:c="23"/>NO</text:p>
      <text:p text:style-name="P3"><text:s text:c="3"/>LVS RECOGNIZE GATES <text:s text:c="19"/>ALL</text:p>
      <text:p text:style-name="P3"><text:s text:c="3"/>// LVS HCELL REPORT</text:p>
      <text:p text:style-name="P3"><text:s text:c="3"/>LVS IGNORE PORTS <text:s text:c="22"/>NO</text:p>
      <text:p text:style-name="P3"><text:s text:c="3"/>LVS CHECK PORT NAMES <text:s text:c="18"/>YES</text:p>
      <text:p text:style-name="P3"><text:s text:c="3"/>LVS IGNORE TRIVIAL NAMED PORTS <text:s text:c="8"/>NO</text:p>
      <text:p text:style-name="P3"><text:s text:c="3"/>LVS BUILTIN DEVICE PIN SWAP <text:s text:c="11"/>NO</text:p>
      <text:p text:style-name="P3"><text:s text:c="3"/>LVS ALL CAPACITOR PINS SWAPPABLE <text:s text:c="6"/>NO</text:p>
      <text:p text:style-name="P3"><text:s text:c="3"/>LVS DISCARD PINS BY DEVICE <text:s text:c="12"/>NO</text:p>
      <text:p text:style-name="P3"><text:s text:c="3"/>LVS SOFT SUBSTRATE PINS <text:s text:c="15"/>NO</text:p>
      <text:p text:style-name="P3"><text:s text:c="3"/>LVS INJECT LOGIC <text:s text:c="22"/>NO</text:p>
      <text:p text:style-name="P3"><text:s text:c="3"/>LVS EXPAND UNBALANCED CELLS <text:s text:c="11"/>YES</text:p>
      <text:p text:style-name="P3"><text:s text:c="3"/>LVS FLATTEN INSIDE CELL <text:s text:c="15"/>NO</text:p>
      <text:p text:style-name="P3"><text:soft-page-break/><text:s text:c="3"/>LVS EXPAND SEED PROMOTIONS <text:s text:c="12"/>YES</text:p>
      <text:p text:style-name="P3"><text:s text:c="3"/>LVS PRESERVE PARAMETERIZED CELLS <text:s text:c="6"/>NO</text:p>
      <text:p text:style-name="P3"><text:s text:c="3"/>LVS GLOBALS ARE PORTS <text:s text:c="17"/>YES</text:p>
      <text:p text:style-name="P3"><text:s text:c="3"/>LVS REVERSE WL <text:s text:c="24"/>NO</text:p>
      <text:p text:style-name="P3"><text:s text:c="3"/>LVS SPICE PREFER PINS <text:s text:c="17"/>NO</text:p>
      <text:p text:style-name="P3"><text:s text:c="3"/>LVS SPICE SLASH IS SPACE <text:s text:c="14"/>YES</text:p>
      <text:p text:style-name="P3"><text:s text:c="3"/>LVS SPICE ALLOW FLOATING PINS <text:s text:c="9"/>YES</text:p>
      <text:p text:style-name="P3"><text:s text:c="3"/>// LVS SPICE ALLOW INLINE PARAMETERS <text:s text:c="4"/></text:p>
      <text:p text:style-name="P3"><text:s text:c="3"/>LVS SPICE ALLOW UNQUOTED STRINGS <text:s text:c="6"/>NO</text:p>
      <text:p text:style-name="P3"><text:s text:c="3"/>LVS SPICE CONDITIONAL LDD <text:s text:c="13"/>NO</text:p>
      <text:p text:style-name="P3"><text:s text:c="3"/>LVS SPICE CULL PRIMITIVE SUBCIRCUITS <text:s text:c="2"/>NO</text:p>
      <text:p text:style-name="P3"><text:s text:c="3"/>// LVS SPICE EXCLUDE CELL SOURCE</text:p>
      <text:p text:style-name="P3"><text:s text:c="3"/>// LVS SPICE EXCLUDE CELL LAYOUT</text:p>
      <text:p text:style-name="P3"><text:s text:c="3"/>LVS SPICE IMPLIED MOS AREA <text:s text:c="12"/>NO</text:p>
      <text:p text:style-name="P3"><text:s text:c="3"/>// LVS SPICE MULTIPLIER NAME</text:p>
      <text:p text:style-name="P3"><text:s text:c="3"/>LVS SPICE OVERRIDE GLOBALS <text:s text:c="12"/>NO</text:p>
      <text:p text:style-name="P3"><text:s text:c="3"/>LVS SPICE REDEFINE PARAM <text:s text:c="14"/>NO</text:p>
      <text:p text:style-name="P3"><text:s text:c="3"/>LVS SPICE REPLICATE DEVICES <text:s text:c="11"/>YES</text:p>
      <text:p text:style-name="P3"><text:s text:c="3"/>LVS SPICE SCALE X PARAMETERS <text:s text:c="10"/>NO</text:p>
      <text:p text:style-name="P3"><text:s text:c="3"/>LVS SPICE STRICT WL <text:s text:c="19"/>NO</text:p>
      <text:p text:style-name="P3"><text:s text:c="3"/>// LVS SPICE OPTION</text:p>
      <text:p text:style-name="P3"><text:s text:c="3"/>LVS STRICT SUBTYPES <text:s text:c="19"/>NO</text:p>
      <text:p text:style-name="P3"><text:s text:c="3"/>LVS EXACT SUBTYPES <text:s text:c="20"/>NO</text:p>
      <text:p text:style-name="P3"><text:s text:c="3"/>LAYOUT CASE <text:s text:c="27"/>NO</text:p>
      <text:p text:style-name="P3"><text:s text:c="3"/>SOURCE CASE <text:s text:c="27"/>NO</text:p>
      <text:p text:style-name="P3"><text:s text:c="3"/>LVS COMPARE CASE <text:s text:c="22"/>NO</text:p>
      <text:p text:style-name="P3"><text:s text:c="3"/>LVS COMPARE CASE STRICT <text:s text:c="15"/>NO</text:p>
      <text:p text:style-name="P3"><text:s text:c="3"/>LVS DOWNCASE DEVICE <text:s text:c="19"/>NO</text:p>
      <text:p text:style-name="P3"><text:s text:c="3"/>LVS REPORT MAXIMUM <text:s text:c="20"/>50</text:p>
      <text:p text:style-name="P3"><text:s text:c="3"/>LVS PROPERTY RESOLUTION MAXIMUM <text:s text:c="7"/>32</text:p>
      <text:p text:style-name="P3"><text:s text:c="3"/>// LVS SIGNATURE MAXIMUM</text:p>
      <text:p text:style-name="P3"><text:s text:c="3"/>// LVS FILTER UNUSED OPTION</text:p>
      <text:p text:style-name="P3"><text:s text:c="3"/>// LVS REPORT OPTION</text:p>
      <text:p text:style-name="P3"><text:s text:c="3"/>LVS REPORT UNITS <text:s text:c="22"/>YES</text:p>
      <text:p text:style-name="P3"><text:s text:c="3"/>// LVS NON USER NAME PORT</text:p>
      <text:p text:style-name="P3"><text:s text:c="3"/>// LVS NON USER NAME NET</text:p>
      <text:p text:style-name="P3"><text:s text:c="3"/>// LVS NON USER NAME INSTANCE</text:p>
      <text:p text:style-name="P3"><text:s text:c="3"/>// LVS IGNORE DEVICE PIN</text:p>
      <text:p text:style-name="P3"><text:s text:c="3"/>// LVS PREFER NETS FILTER SOURCE</text:p>
      <text:p text:style-name="P3"><text:s text:c="3"/>// LVS PREFER NETS FILTER LAYOUT</text:p>
      <text:p text:style-name="P3"><text:s text:c="3"/>LVS PREFER PORT NETS <text:s text:c="18"/>NO</text:p>
      <text:p text:style-name="P3"><text:s text:c="3"/>LVS EXPAND ON ERROR <text:s text:c="19"/>NO</text:p>
      <text:p text:style-name="P3"/>
      <text:p text:style-name="P3"><text:s text:c="3"/>// Reduction</text:p>
      <text:p text:style-name="P3"/>
      <text:p text:style-name="P3"><text:s text:c="3"/>LVS REDUCE SERIES MOS <text:s text:c="17"/>NO</text:p>
      <text:p text:style-name="P3"><text:s text:c="3"/>LVS REDUCE PARALLEL MOS <text:s text:c="15"/>YES</text:p>
      <text:p text:style-name="P3"><text:s text:c="3"/>LVS REDUCE SEMI SERIES MOS <text:s text:c="12"/>NO</text:p>
      <text:p text:style-name="P3"><text:s text:c="3"/>LVS REDUCE SPLIT GATES <text:s text:c="16"/>YES</text:p>
      <text:p text:style-name="P3"><text:s text:c="3"/>LVS REDUCE PARALLEL BIPOLAR <text:s text:c="11"/>YES</text:p>
      <text:p text:style-name="P3"><text:s text:c="3"/>LVS REDUCE SERIES CAPACITORS <text:s text:c="10"/>YES</text:p>
      <text:p text:style-name="P3"><text:s text:c="3"/>LVS REDUCE PARALLEL CAPACITORS <text:s text:c="8"/>YES</text:p>
      <text:p text:style-name="P3"><text:soft-page-break/><text:s text:c="3"/>LVS REDUCE SERIES RESISTORS <text:s text:c="11"/>YES</text:p>
      <text:p text:style-name="P3"><text:s text:c="3"/>LVS REDUCE PARALLEL RESISTORS <text:s text:c="9"/>YES</text:p>
      <text:p text:style-name="P3"><text:s text:c="3"/>LVS REDUCE PARALLEL DIODES <text:s text:c="12"/>YES</text:p>
      <text:p text:style-name="P3"/>
      <text:p text:style-name="P3"><text:s text:c="3"/>LVS REDUCE <text:s/>C(MIMCAPS_20F_MM) <text:s/>PARALLEL NO</text:p>
      <text:p text:style-name="P3"><text:s text:c="3"/>LVS REDUCE <text:s/>C(NCAP_12_LL) <text:s/>PARALLEL NO</text:p>
      <text:p text:style-name="P3"><text:s text:c="3"/>LVS REDUCE <text:s/>C(PCAP_12_LL) <text:s/>PARALLEL NO</text:p>
      <text:p text:style-name="P3"><text:s text:c="3"/>LVS REDUCE <text:s/>C(NCAP_25_LL) <text:s/>PARALLEL NO</text:p>
      <text:p text:style-name="P3"><text:s text:c="3"/>LVS REDUCE <text:s/>C(PCAP_25_LL) <text:s/>PARALLEL NO</text:p>
      <text:p text:style-name="P3"><text:s text:c="3"/>LVS REDUCTION PRIORITY <text:s text:c="16"/>PARALLEL</text:p>
      <text:p text:style-name="P3"><text:s text:c="3"/></text:p>
      <text:p text:style-name="P3"><text:s text:c="3"/>LVS SHORT EQUIVALENT NODES <text:s text:c="12"/>NO</text:p>
      <text:p text:style-name="P3"/>
      <text:p text:style-name="P3"><text:s text:c="3"/>// Trace Property</text:p>
      <text:p text:style-name="P3"/>
      <text:p text:style-name="P3"><text:s text:c="3"/>TRACE PROPERTY <text:s/>n_12_llrvtrf <text:s/>lf lf 3</text:p>
      <text:p text:style-name="P3"><text:s text:c="3"/>TRACE PROPERTY <text:s/>n_12_llrvtrf <text:s/>wf wf 3</text:p>
      <text:p text:style-name="P3"><text:s text:c="3"/>TRACE PROPERTY <text:s/>n_12_llrvtrf <text:s/>nf nf 0</text:p>
      <text:p text:style-name="P3"><text:s text:c="3"/>TRACE PROPERTY <text:s/>n_12_llrvtrf <text:s/>con con 0</text:p>
      <text:p text:style-name="P3"><text:s text:c="3"/>TRACE PROPERTY <text:s/>p_12_llrvtrf <text:s/>lf lf 3</text:p>
      <text:p text:style-name="P3"><text:s text:c="3"/>TRACE PROPERTY <text:s/>p_12_llrvtrf <text:s/>wf wf 3</text:p>
      <text:p text:style-name="P3"><text:s text:c="3"/>TRACE PROPERTY <text:s/>p_12_llrvtrf <text:s/>nf nf 0</text:p>
      <text:p text:style-name="P3"><text:s text:c="3"/>TRACE PROPERTY <text:s/>p_12_llrvtrf <text:s/>con con 0</text:p>
      <text:p text:style-name="P3"><text:s text:c="3"/>TRACE PROPERTY <text:s/>n_bpw_12_llrvtrf <text:s/>lf lf 3</text:p>
      <text:p text:style-name="P3"><text:s text:c="3"/>TRACE PROPERTY <text:s/>n_bpw_12_llrvtrf <text:s/>wf wf 3</text:p>
      <text:p text:style-name="P3"><text:s text:c="3"/>TRACE PROPERTY <text:s/>n_bpw_12_llrvtrf <text:s/>nf nf 0</text:p>
      <text:p text:style-name="P3"><text:s text:c="3"/>TRACE PROPERTY <text:s/>n_bpw_12_llrvtrf <text:s/>con con 0</text:p>
      <text:p text:style-name="P3"><text:s text:c="3"/>TRACE PROPERTY <text:s/>n_12_llhvtrf <text:s/>lf lf 3</text:p>
      <text:p text:style-name="P3"><text:s text:c="3"/>TRACE PROPERTY <text:s/>n_12_llhvtrf <text:s/>wf wf 3</text:p>
      <text:p text:style-name="P3"><text:s text:c="3"/>TRACE PROPERTY <text:s/>n_12_llhvtrf <text:s/>nf nf 0</text:p>
      <text:p text:style-name="P3"><text:s text:c="3"/>TRACE PROPERTY <text:s/>n_12_llhvtrf <text:s/>con con 0</text:p>
      <text:p text:style-name="P3"><text:s text:c="3"/>TRACE PROPERTY <text:s/>p_12_llhvtrf <text:s/>lf lf 3</text:p>
      <text:p text:style-name="P3"><text:s text:c="3"/>TRACE PROPERTY <text:s/>p_12_llhvtrf <text:s/>wf wf 3</text:p>
      <text:p text:style-name="P3"><text:s text:c="3"/>TRACE PROPERTY <text:s/>p_12_llhvtrf <text:s/>nf nf 0</text:p>
      <text:p text:style-name="P3"><text:s text:c="3"/>TRACE PROPERTY <text:s/>p_12_llhvtrf <text:s/>con con 0</text:p>
      <text:p text:style-name="P3"><text:s text:c="3"/>TRACE PROPERTY <text:s/>n_bpw_12_llhvtrf <text:s/>lf lf 3</text:p>
      <text:p text:style-name="P3"><text:s text:c="3"/>TRACE PROPERTY <text:s/>n_bpw_12_llhvtrf <text:s/>wf wf 3</text:p>
      <text:p text:style-name="P3"><text:s text:c="3"/>TRACE PROPERTY <text:s/>n_bpw_12_llhvtrf <text:s/>nf nf 0</text:p>
      <text:p text:style-name="P3"><text:s text:c="3"/>TRACE PROPERTY <text:s/>n_bpw_12_llhvtrf <text:s/>con con 0</text:p>
      <text:p text:style-name="P3"><text:s text:c="3"/>TRACE PROPERTY <text:s/>n_12_lllvtrf <text:s/>lf lf 3</text:p>
      <text:p text:style-name="P3"><text:s text:c="3"/>TRACE PROPERTY <text:s/>n_12_lllvtrf <text:s/>wf wf 3</text:p>
      <text:p text:style-name="P3"><text:s text:c="3"/>TRACE PROPERTY <text:s/>n_12_lllvtrf <text:s/>nf nf 0</text:p>
      <text:p text:style-name="P3"><text:s text:c="3"/>TRACE PROPERTY <text:s/>n_12_lllvtrf <text:s/>con con 0</text:p>
      <text:p text:style-name="P3"><text:s text:c="3"/>TRACE PROPERTY <text:s/>p_12_lllvtrf <text:s/>lf lf 3</text:p>
      <text:p text:style-name="P3"><text:s text:c="3"/>TRACE PROPERTY <text:s/>p_12_lllvtrf <text:s/>wf wf 3</text:p>
      <text:p text:style-name="P3"><text:s text:c="3"/>TRACE PROPERTY <text:s/>p_12_lllvtrf <text:s/>nf nf 0</text:p>
      <text:p text:style-name="P3"><text:s text:c="3"/>TRACE PROPERTY <text:s/>p_12_lllvtrf <text:s/>con con 0</text:p>
      <text:p text:style-name="P3"><text:s text:c="3"/>TRACE PROPERTY <text:s/>n_bpw_12_lllvtrf <text:s/>lf lf 3</text:p>
      <text:p text:style-name="P3"><text:s text:c="3"/>TRACE PROPERTY <text:s/>n_bpw_12_lllvtrf <text:s/>wf wf 3</text:p>
      <text:p text:style-name="P3"><text:s text:c="3"/>TRACE PROPERTY <text:s/>n_bpw_12_lllvtrf <text:s/>nf nf 0</text:p>
      <text:p text:style-name="P3"><text:s text:c="3"/>TRACE PROPERTY <text:s/>n_bpw_12_lllvtrf <text:s/>con con 0</text:p>
      <text:p text:style-name="P3"><text:s text:c="3"/>TRACE PROPERTY <text:s/>n_25_llrf <text:s/>lf lf 3</text:p>
      <text:p text:style-name="P3"><text:soft-page-break/><text:s text:c="3"/>TRACE PROPERTY <text:s/>n_25_llrf <text:s/>wf wf 3</text:p>
      <text:p text:style-name="P3"><text:s text:c="3"/>TRACE PROPERTY <text:s/>n_25_llrf <text:s/>nf nf 0</text:p>
      <text:p text:style-name="P3"><text:s text:c="3"/>TRACE PROPERTY <text:s/>n_25_llrf <text:s/>con con 0</text:p>
      <text:p text:style-name="P3"><text:s text:c="3"/>TRACE PROPERTY <text:s/>p_25_llrf <text:s/>lf lf 3</text:p>
      <text:p text:style-name="P3"><text:s text:c="3"/>TRACE PROPERTY <text:s/>p_25_llrf <text:s/>wf wf 3</text:p>
      <text:p text:style-name="P3"><text:s text:c="3"/>TRACE PROPERTY <text:s/>p_25_llrf <text:s/>nf nf 0</text:p>
      <text:p text:style-name="P3"><text:s text:c="3"/>TRACE PROPERTY <text:s/>p_25_llrf <text:s/>con con 0</text:p>
      <text:p text:style-name="P3"><text:s text:c="3"/>TRACE PROPERTY <text:s/>n_bpw_25_llrf <text:s/>lf lf 3</text:p>
      <text:p text:style-name="P3"><text:s text:c="3"/>TRACE PROPERTY <text:s/>n_bpw_25_llrf <text:s/>wf wf 3</text:p>
      <text:p text:style-name="P3"><text:s text:c="3"/>TRACE PROPERTY <text:s/>n_bpw_25_llrf <text:s/>nf nf 0</text:p>
      <text:p text:style-name="P3"><text:s text:c="3"/>TRACE PROPERTY <text:s/>n_bpw_25_llrf <text:s/>con con 0</text:p>
      <text:p text:style-name="P3"><text:s text:c="3"/>TRACE PROPERTY <text:s/>r(rsnpo_efuse) <text:s/>r r 3</text:p>
      <text:p text:style-name="P3"><text:s text:c="3"/>TRACE PROPERTY <text:s/>r(rsppo_efuse) <text:s/>r r 3</text:p>
      <text:p text:style-name="P3"><text:s text:c="3"/>TRACE PROPERTY <text:s/>rnnpo_nw_llrf <text:s/>r r 3</text:p>
      <text:p text:style-name="P3"><text:s text:c="3"/>TRACE PROPERTY <text:s/>rnnpo_nw_llrf <text:s/>l l 3</text:p>
      <text:p text:style-name="P3"><text:s text:c="3"/>TRACE PROPERTY <text:s/>rnnpo_nw_llrf <text:s/>w w 3</text:p>
      <text:p text:style-name="P3"><text:s text:c="3"/>TRACE PROPERTY <text:s/>rnnpo_llrf <text:s/>r r 3</text:p>
      <text:p text:style-name="P3"><text:s text:c="3"/>TRACE PROPERTY <text:s/>rnnpo_llrf <text:s/>l l 3</text:p>
      <text:p text:style-name="P3"><text:s text:c="3"/>TRACE PROPERTY <text:s/>rnnpo_llrf <text:s/>w w 3</text:p>
      <text:p text:style-name="P3"><text:s text:c="3"/>TRACE PROPERTY <text:s/>rnppo_nw_llrf <text:s/>r r 3</text:p>
      <text:p text:style-name="P3"><text:s text:c="3"/>TRACE PROPERTY <text:s/>rnppo_nw_llrf <text:s/>l l 3</text:p>
      <text:p text:style-name="P3"><text:s text:c="3"/>TRACE PROPERTY <text:s/>rnppo_nw_llrf <text:s/>w w 3</text:p>
      <text:p text:style-name="P3"><text:s text:c="3"/>TRACE PROPERTY <text:s/>rnppo_llrf <text:s/>r r 3</text:p>
      <text:p text:style-name="P3"><text:s text:c="3"/>TRACE PROPERTY <text:s/>rnppo_llrf <text:s/>l l 3</text:p>
      <text:p text:style-name="P3"><text:s text:c="3"/>TRACE PROPERTY <text:s/>rnppo_llrf <text:s/>w w 3</text:p>
      <text:p text:style-name="P3"><text:s text:c="3"/>TRACE PROPERTY <text:s/>rnhr_nw_llrf <text:s/>r r 3</text:p>
      <text:p text:style-name="P3"><text:s text:c="3"/>TRACE PROPERTY <text:s/>rnhr_nw_llrf <text:s/>l l 3</text:p>
      <text:p text:style-name="P3"><text:s text:c="3"/>TRACE PROPERTY <text:s/>rnhr_nw_llrf <text:s/>w w 3</text:p>
      <text:p text:style-name="P3"><text:s text:c="3"/>TRACE PROPERTY <text:s/>rnhr_llrf <text:s/>r r 3</text:p>
      <text:p text:style-name="P3"><text:s text:c="3"/>TRACE PROPERTY <text:s/>rnhr_llrf <text:s/>l l 3</text:p>
      <text:p text:style-name="P3"><text:s text:c="3"/>TRACE PROPERTY <text:s/>rnhr_llrf <text:s/>w w 3</text:p>
      <text:p text:style-name="P3"><text:s text:c="3"/>TRACE PROPERTY <text:s/>r(fuse) <text:s/>r r 3</text:p>
      <text:p text:style-name="P3"><text:s text:c="3"/>TRACE PROPERTY <text:s/>r(ral) <text:s/>r r 3</text:p>
      <text:p text:style-name="P3"><text:s text:c="3"/>TRACE PROPERTY <text:s/>varmis_12_llrf <text:s/>lf lf 3</text:p>
      <text:p text:style-name="P3"><text:s text:c="3"/>TRACE PROPERTY <text:s/>varmis_12_llrf <text:s/>wf wf 3</text:p>
      <text:p text:style-name="P3"><text:s text:c="3"/>TRACE PROPERTY <text:s/>varmis_12_llrf <text:s/>nf nf 0</text:p>
      <text:p text:style-name="P3"><text:s text:c="3"/>TRACE PROPERTY <text:s/>varmis_12_llrf <text:s/>array array 0</text:p>
      <text:p text:style-name="P3"><text:s text:c="3"/>TRACE PROPERTY <text:s/>varmis_25_llrf <text:s/>lf lf 3</text:p>
      <text:p text:style-name="P3"><text:s text:c="3"/>TRACE PROPERTY <text:s/>varmis_25_llrf <text:s/>wf wf 3</text:p>
      <text:p text:style-name="P3"><text:s text:c="3"/>TRACE PROPERTY <text:s/>varmis_25_llrf <text:s/>nf nf 0</text:p>
      <text:p text:style-name="P3"><text:s text:c="3"/>TRACE PROPERTY <text:s/>varmis_25_llrf <text:s/>array array 0</text:p>
      <text:p text:style-name="P3"><text:s text:c="3"/>TRACE PROPERTY <text:s/>vardiop_llrf <text:s/>l l 3</text:p>
      <text:p text:style-name="P3"><text:s text:c="3"/>TRACE PROPERTY <text:s/>vardiop_llrf <text:s/>wp wp 3</text:p>
      <text:p text:style-name="P3"><text:s text:c="3"/>TRACE PROPERTY <text:s/>vardiop_llrf <text:s/>nf nf 0</text:p>
      <text:p text:style-name="P3"><text:s text:c="3"/>TRACE PROPERTY <text:s/>vardiop_llrf <text:s/>c c 3</text:p>
      <text:p text:style-name="P3"><text:s text:c="3"/>TRACE PROPERTY <text:s/>d(dionw_ll) <text:s/>a a 3</text:p>
      <text:p text:style-name="P3"><text:s text:c="3"/>TRACE PROPERTY <text:s/>d(dionw_ll) <text:s/>p p 3</text:p>
      <text:p text:style-name="P3"><text:s text:c="3"/>TRACE PROPERTY <text:s/>d(diodnw_ll) <text:s/>a a 3</text:p>
      <text:p text:style-name="P3"><text:s text:c="3"/>TRACE PROPERTY <text:s/>d(diodnw_ll) <text:s/>p p 3</text:p>
      <text:p text:style-name="P3"><text:s text:c="3"/>TRACE PROPERTY <text:s/>d(diodp_ll) <text:s/>a a 3</text:p>
      <text:p text:style-name="P3"><text:s text:c="3"/>TRACE PROPERTY <text:s/>d(diodp_ll) <text:s/>p p 3</text:p>
      <text:p text:style-name="P3"><text:s text:c="3"/>TRACE PROPERTY <text:s/>momcaps_sy_mmkf <text:s/>nf nf 0</text:p>
      <text:p text:style-name="P3"><text:soft-page-break/><text:s text:c="3"/>TRACE PROPERTY <text:s/>momcaps_sy_mmkf <text:s/>l l 3</text:p>
      <text:p text:style-name="P3"><text:s text:c="3"/>TRACE PROPERTY <text:s/>momcaps_sy_mmkf <text:s/>nm nm 0</text:p>
      <text:p text:style-name="P3"><text:s text:c="3"/>TRACE PROPERTY <text:s/>momcaps_sy_mmkf <text:s/>bm bm 0</text:p>
      <text:p text:style-name="P3"><text:s text:c="3"/>TRACE PROPERTY <text:s/>momcaps_as_mmkf <text:s/>nf nf 0</text:p>
      <text:p text:style-name="P3"><text:s text:c="3"/>TRACE PROPERTY <text:s/>momcaps_as_mmkf <text:s/>l l 3</text:p>
      <text:p text:style-name="P3"><text:s text:c="3"/>TRACE PROPERTY <text:s/>momcaps_as_mmkf <text:s/>nm nm 0</text:p>
      <text:p text:style-name="P3"><text:s text:c="3"/>TRACE PROPERTY <text:s/>momcaps_as_mmkf <text:s/>bm bm 0</text:p>
      <text:p text:style-name="P3"><text:s text:c="3"/>TRACE PROPERTY <text:s/>momcaps_symesh_mmkf <text:s/>nf nf 0</text:p>
      <text:p text:style-name="P3"><text:s text:c="3"/>TRACE PROPERTY <text:s/>momcaps_symesh_mmkf <text:s/>mh mh 0</text:p>
      <text:p text:style-name="P3"><text:s text:c="3"/>TRACE PROPERTY <text:s/>momcaps_symesh_mmkf <text:s/>nm nm 0</text:p>
      <text:p text:style-name="P3"><text:s text:c="3"/>TRACE PROPERTY <text:s/>momcaps_symesh_mmkf <text:s/>bm bm 0</text:p>
      <text:p text:style-name="P3"><text:s text:c="3"/>TRACE PROPERTY <text:s/>momcaps_symesh_mmkf <text:s/>l l 3</text:p>
      <text:p text:style-name="P3"><text:s text:c="3"/>TRACE PROPERTY <text:s/>momcaps_asmesh_mmkf <text:s/>nf nf 0</text:p>
      <text:p text:style-name="P3"><text:s text:c="3"/>TRACE PROPERTY <text:s/>momcaps_asmesh_mmkf <text:s/>mh mh 0</text:p>
      <text:p text:style-name="P3"><text:s text:c="3"/>TRACE PROPERTY <text:s/>momcaps_asmesh_mmkf <text:s/>nm nm 0</text:p>
      <text:p text:style-name="P3"><text:s text:c="3"/>TRACE PROPERTY <text:s/>momcaps_asmesh_mmkf <text:s/>bm bm 0</text:p>
      <text:p text:style-name="P3"><text:s text:c="3"/>TRACE PROPERTY <text:s/>momcaps_asmesh_mmkf <text:s/>l l 3</text:p>
      <text:p text:style-name="P3"><text:s text:c="3"/>TRACE PROPERTY <text:s/>momcaps_array_vp3_rfvcl <text:s/>bm bm 0</text:p>
      <text:p text:style-name="P3"><text:s text:c="3"/>TRACE PROPERTY <text:s/>momcaps_array_vp3_rfvcl <text:s/>ns ns 0</text:p>
      <text:p text:style-name="P3"><text:s text:c="3"/>TRACE PROPERTY <text:s/>momcaps_array_vp3_rfvcl <text:s/>nf nf 0</text:p>
      <text:p text:style-name="P3"><text:s text:c="3"/>TRACE PROPERTY <text:s/>momcaps_array_vp3_rfvcl <text:s/>array array 0</text:p>
      <text:p text:style-name="P3"><text:s text:c="3"/>TRACE PROPERTY <text:s/>momcaps_array_vp3_rfvcl <text:s/>lf lf 3</text:p>
      <text:p text:style-name="P3"><text:s text:c="3"/>TRACE PROPERTY <text:s/>momcaps_array_vp4_rfvcl <text:s/>bm bm 0</text:p>
      <text:p text:style-name="P3"><text:s text:c="3"/>TRACE PROPERTY <text:s/>momcaps_array_vp4_rfvcl <text:s/>ns ns 0</text:p>
      <text:p text:style-name="P3"><text:s text:c="3"/>TRACE PROPERTY <text:s/>momcaps_array_vp4_rfvcl <text:s/>nf nf 0</text:p>
      <text:p text:style-name="P3"><text:s text:c="3"/>TRACE PROPERTY <text:s/>momcaps_array_vp4_rfvcl <text:s/>array array 0</text:p>
      <text:p text:style-name="P3"><text:s text:c="3"/>TRACE PROPERTY <text:s/>momcaps_array_vp4_rfvcl <text:s/>lf lf 3</text:p>
      <text:p text:style-name="P3"><text:s text:c="3"/>TRACE PROPERTY <text:s/>momcaps_array_vp5_rfvcl <text:s/>bm bm 0</text:p>
      <text:p text:style-name="P3"><text:s text:c="3"/>TRACE PROPERTY <text:s/>momcaps_array_vp5_rfvcl <text:s/>ns ns 0</text:p>
      <text:p text:style-name="P3"><text:s text:c="3"/>TRACE PROPERTY <text:s/>momcaps_array_vp5_rfvcl <text:s/>nf nf 0</text:p>
      <text:p text:style-name="P3"><text:s text:c="3"/>TRACE PROPERTY <text:s/>momcaps_array_vp5_rfvcl <text:s/>array array 0</text:p>
      <text:p text:style-name="P3"><text:s text:c="3"/>TRACE PROPERTY <text:s/>momcaps_array_vp5_rfvcl <text:s/>lf lf 3</text:p>
      <text:p text:style-name="P3"><text:s text:c="3"/>TRACE PROPERTY <text:s/>momcaps_array_vp5_rfvcl <text:s/>sh sh 0</text:p>
      <text:p text:style-name="P3"><text:s text:c="3"/>TRACE PROPERTY <text:s/>l_slcr30k_rfvil <text:s/>s s 3</text:p>
      <text:p text:style-name="P3"><text:s text:c="3"/>TRACE PROPERTY <text:s/>l_slcr30k_rfvil <text:s/>w w 3</text:p>
      <text:p text:style-name="P3"><text:s text:c="3"/>TRACE PROPERTY <text:s/>l_slcr30k_rfvil <text:s/>od od 3</text:p>
      <text:p text:style-name="P3"><text:s text:c="3"/>TRACE PROPERTY <text:s/>l_slcr30k_rfvil <text:s/>nt nt 0</text:p>
      <text:p text:style-name="P3"><text:s text:c="3"/>TRACE PROPERTY <text:s/>l_syct30k_rfvil <text:s/>nt nt 0</text:p>
      <text:p text:style-name="P3"><text:s text:c="3"/>TRACE PROPERTY <text:s/>l_syct30k_rfvil <text:s/>s s 3</text:p>
      <text:p text:style-name="P3"><text:s text:c="3"/>TRACE PROPERTY <text:s/>l_syct30k_rfvil <text:s/>w w 3</text:p>
      <text:p text:style-name="P3"><text:s text:c="3"/>TRACE PROPERTY <text:s/>l_syct30k_rfvil <text:s/>od od 3</text:p>
      <text:p text:style-name="P3"><text:s text:c="3"/>TRACE PROPERTY <text:s/>l_sy30k_rfvil <text:s/>nt nt 0</text:p>
      <text:p text:style-name="P3"><text:s text:c="3"/>TRACE PROPERTY <text:s/>l_sy30k_rfvil <text:s/>s s 3</text:p>
      <text:p text:style-name="P3"><text:s text:c="3"/>TRACE PROPERTY <text:s/>l_sy30k_rfvil <text:s/>w w 3</text:p>
      <text:p text:style-name="P3"><text:s text:c="3"/>TRACE PROPERTY <text:s/>l_sy30k_rfvil <text:s/>od od 3</text:p>
      <text:p text:style-name="P3"><text:s text:c="3"/>TRACE PROPERTY <text:s/>l_sqsk_rfvil <text:s/>nt nt 0</text:p>
      <text:p text:style-name="P3"><text:s text:c="3"/>TRACE PROPERTY <text:s/>l_sqsk_rfvil <text:s/>s s 3</text:p>
      <text:p text:style-name="P3"><text:s text:c="3"/>TRACE PROPERTY <text:s/>l_sqsk_rfvil <text:s/>w w 3</text:p>
      <text:p text:style-name="P3"><text:s text:c="3"/>TRACE PROPERTY <text:s/>l_sqsk_rfvil <text:s/>od od 3</text:p>
      <text:p text:style-name="P3"><text:s text:c="3"/>TRACE PROPERTY <text:s/>l_sqsk_rfvil <text:s/>ns ns 0</text:p>
      <text:p text:style-name="P3"><text:s text:c="3"/>TRACE PROPERTY <text:s/>l_sqsk_rfvil <text:s/>bm bm 0</text:p>
      <text:p text:style-name="P3"><text:s text:c="3"/>TRACE PROPERTY <text:s/>mimcaps_20f_nwell_rfkf <text:s/>l l 3</text:p>
      <text:p text:style-name="P3"><text:soft-page-break/><text:s text:c="3"/>TRACE PROPERTY <text:s/>mimcaps_20f_nwell_rfkf <text:s/>w w 3</text:p>
      <text:p text:style-name="P3"><text:s text:c="3"/>TRACE PROPERTY <text:s/>mimcaps_20f_psub_rfkf <text:s/>l l 3</text:p>
      <text:p text:style-name="P3"><text:s text:c="3"/>TRACE PROPERTY <text:s/>mimcaps_20f_psub_rfkf <text:s/>w w 3</text:p>
      <text:p text:style-name="P3"><text:s text:c="3"/>TRACE PROPERTY <text:s/>mimcaps_20f_m1_rfkf <text:s/>l l 3</text:p>
      <text:p text:style-name="P3"><text:s text:c="3"/>TRACE PROPERTY <text:s/>mimcaps_20f_m1_rfkf <text:s/>w w 3</text:p>
      <text:p text:style-name="P3"><text:s text:c="3"/>TRACE PROPERTY <text:s/>c(mimcaps_20f_mm) <text:s/>c c 3</text:p>
      <text:p text:style-name="P3"><text:s text:c="3"/>TRACE PROPERTY <text:s/>l_sq_trans_rfvil <text:s/>nt_in nt_in 0</text:p>
      <text:p text:style-name="P3"><text:s text:c="3"/>TRACE PROPERTY <text:s/>l_sq_trans_rfvil <text:s/>nt_out nt_out 0</text:p>
      <text:p text:style-name="P3"><text:s text:c="3"/>TRACE PROPERTY <text:s/>l_sq_trans_rfvil <text:s/>w w 3</text:p>
      <text:p text:style-name="P3"><text:s text:c="3"/>TRACE PROPERTY <text:s/>l_sq_trans_rfvil <text:s/>od od 3</text:p>
      <text:p text:style-name="P3"><text:s text:c="3"/>TRACE PROPERTY <text:s/>l_sqctin_trans_rfvil <text:s/>nt_in nt_in 0</text:p>
      <text:p text:style-name="P3"><text:s text:c="3"/>TRACE PROPERTY <text:s/>l_sqctin_trans_rfvil <text:s/>nt_out nt_out 0</text:p>
      <text:p text:style-name="P3"><text:s text:c="3"/>TRACE PROPERTY <text:s/>l_sqctin_trans_rfvil <text:s/>w w 3</text:p>
      <text:p text:style-name="P3"><text:s text:c="3"/>TRACE PROPERTY <text:s/>l_sqctin_trans_rfvil <text:s/>od od 3</text:p>
      <text:p text:style-name="P3"><text:s text:c="3"/>TRACE PROPERTY <text:s/>l_sqctout_trans_rfvil <text:s/>nt_in nt_in 0</text:p>
      <text:p text:style-name="P3"><text:s text:c="3"/>TRACE PROPERTY <text:s/>l_sqctout_trans_rfvil <text:s/>nt_out nt_out 0</text:p>
      <text:p text:style-name="P3"><text:s text:c="3"/>TRACE PROPERTY <text:s/>l_sqctout_trans_rfvil <text:s/>w w 3</text:p>
      <text:p text:style-name="P3"><text:s text:c="3"/>TRACE PROPERTY <text:s/>l_sqctout_trans_rfvil <text:s/>od od 3</text:p>
      <text:p text:style-name="P3"><text:s text:c="3"/>TRACE PROPERTY <text:s/>l_sqctinout_trans_rfvil <text:s/>nt_in nt_in 0</text:p>
      <text:p text:style-name="P3"><text:s text:c="3"/>TRACE PROPERTY <text:s/>l_sqctinout_trans_rfvil <text:s/>nt_out nt_out 0</text:p>
      <text:p text:style-name="P3"><text:s text:c="3"/>TRACE PROPERTY <text:s/>l_sqctinout_trans_rfvil <text:s/>w w 3</text:p>
      <text:p text:style-name="P3"><text:s text:c="3"/>TRACE PROPERTY <text:s/>l_sqctinout_trans_rfvil <text:s/>od od 3</text:p>
      <text:p text:style-name="P3"><text:s text:c="3"/>TRACE PROPERTY <text:s/>l_occtout_trans_rfvil <text:s/>nt_in nt_in 0</text:p>
      <text:p text:style-name="P3"><text:s text:c="3"/>TRACE PROPERTY <text:s/>l_occtout_trans_rfvil <text:s/>w w 3</text:p>
      <text:p text:style-name="P3"><text:s text:c="3"/>TRACE PROPERTY <text:s/>l_occtout_trans_rfvil <text:s/>od od 3</text:p>
      <text:p text:style-name="P3"><text:s text:c="3"/>TRACE PROPERTY <text:s/>pad_rf <text:s/>index_layer index_layer 0</text:p>
      <text:p text:style-name="P3"><text:s text:c="3"/>TRACE PROPERTY <text:s/>pad_rf <text:s/>index_thick index_thick 0</text:p>
      <text:p text:style-name="P3"><text:s text:c="3"/>TRACE PROPERTY <text:s/>pad_rf <text:s/>index_pad index_pad 0</text:p>
      <text:p text:style-name="P3"/>
      <text:p text:style-name="P3"/>
      <text:p text:style-name="P3"/>
      <text:p text:style-name="P3"><text:s text:c="19"/>CELL COMPARISON RESULTS ( TOP LEVEL )</text:p>
      <text:p text:style-name="P3"/>
      <text:p text:style-name="P3"/>
      <text:p text:style-name="P3"/>
      <text:p text:style-name="P3"><text:s text:c="25"/># <text:s text:c="6"/>################### <text:s text:c="6"/>_ <text:s text:c="2"/>_ <text:s text:c="2"/></text:p>
      <text:p text:style-name="P3"><text:s text:c="24"/># <text:s text:c="7"/># <text:s text:c="16"/># <text:s text:c="6"/>* <text:s text:c="2"/>* <text:s text:c="2"/></text:p>
      <text:p text:style-name="P3"><text:s text:c="19"/># <text:s text:c="2"/># <text:s text:c="8"/># <text:s text:c="4"/>CORRECT <text:s text:c="4"/># <text:s text:c="8"/>| <text:s text:c="4"/></text:p>
      <text:p text:style-name="P3"><text:s text:c="20"/># # <text:s text:c="9"/># <text:s text:c="16"/># <text:s text:c="6"/>\___/ <text:s/></text:p>
      <text:p text:style-name="P3"><text:s text:c="21"/># <text:s text:c="10"/>################### <text:s text:c="14"/></text:p>
      <text:p text:style-name="P3"/>
      <text:p text:style-name="P3"/>
      <text:p text:style-name="P3"/>
      <text:p text:style-name="P3">LAYOUT CELL NAME: <text:s text:c="8"/>MS_JK_FF</text:p>
      <text:p text:style-name="P3">SOURCE CELL NAME: <text:s text:c="8"/>MS_JK_FF</text:p>
      <text:p text:style-name="P3"/>
      <text:p text:style-name="P3">--------------------------------------------------------------------------------------------------------------</text:p>
      <text:p text:style-name="P3"/>
      <text:p text:style-name="P3">INITIAL NUMBERS OF OBJECTS</text:p>
      <text:p text:style-name="P3">--------------------------</text:p>
      <text:p text:style-name="P3"/>
      <text:p text:style-name="P3"><text:s text:c="16"/>Layout <text:s text:c="3"/>Source <text:s text:c="8"/>Component Type</text:p>
      <text:p text:style-name="P3"><text:soft-page-break/><text:s text:c="16"/>------ <text:s text:c="3"/>------ <text:s text:c="8"/>--------------</text:p>
      <text:p text:style-name="P3"><text:s/>Ports: <text:s text:c="13"/>7 <text:s text:c="8"/>7</text:p>
      <text:p text:style-name="P3"/>
      <text:p text:style-name="P3"><text:s/>Nets: <text:s text:c="13"/>24 <text:s text:c="7"/>24</text:p>
      <text:p text:style-name="P3"/>
      <text:p text:style-name="P3"><text:s/>Instances: <text:s text:c="8"/>19 <text:s text:c="7"/>19 <text:s text:c="8"/>MN (4 pins)</text:p>
      <text:p text:style-name="P3"><text:s text:c="20"/>19 <text:s text:c="7"/>19 <text:s text:c="8"/>MP (4 pins)</text:p>
      <text:p text:style-name="P3"><text:s text:c="16"/>------ <text:s text:c="3"/>------</text:p>
      <text:p text:style-name="P3"><text:s/>Total Inst: <text:s text:c="7"/>38 <text:s text:c="7"/>38</text:p>
      <text:p text:style-name="P3"/>
      <text:p text:style-name="P3"/>
      <text:p text:style-name="P3">NUMBERS OF OBJECTS AFTER TRANSFORMATION</text:p>
      <text:p text:style-name="P3">---------------------------------------</text:p>
      <text:p text:style-name="P3"/>
      <text:p text:style-name="P3"><text:s text:c="16"/>Layout <text:s text:c="3"/>Source <text:s text:c="8"/>Component Type</text:p>
      <text:p text:style-name="P3"><text:s text:c="16"/>------ <text:s text:c="3"/>------ <text:s text:c="8"/>--------------</text:p>
      <text:p text:style-name="P3"><text:s/>Ports: <text:s text:c="13"/>7 <text:s text:c="8"/>7</text:p>
      <text:p text:style-name="P3"/>
      <text:p text:style-name="P3"><text:s/>Nets: <text:s text:c="13"/>14 <text:s text:c="7"/>14</text:p>
      <text:p text:style-name="P3"/>
      <text:p text:style-name="P3"><text:s/>Instances: <text:s text:c="9"/>1 <text:s text:c="8"/>1 <text:s text:c="8"/>INV (2 pins)</text:p>
      <text:p text:style-name="P3"><text:s text:c="21"/>6 <text:s text:c="8"/>6 <text:s text:c="8"/>NAND2 (3 pins)</text:p>
      <text:p text:style-name="P3"><text:s text:c="21"/>2 <text:s text:c="8"/>2 <text:s text:c="8"/>NAND3 (4 pins)</text:p>
      <text:p text:style-name="P3"><text:s text:c="16"/>------ <text:s text:c="3"/>------</text:p>
      <text:p text:style-name="P3"><text:s/>Total Inst: <text:s text:c="8"/>9 <text:s text:c="8"/>9</text:p>
      <text:p text:style-name="P3"/>
      <text:p text:style-name="P3"/>
      <text:p text:style-name="P3"/>
      <text:p text:style-name="P3">**************************************************************************************************************</text:p>
      <text:p text:style-name="P3"><text:s text:c="31"/>INFORMATION AND WARNINGS</text:p>
      <text:p text:style-name="P3">**************************************************************************************************************</text:p>
      <text:p text:style-name="P3"/>
      <text:p text:style-name="P3"/>
      <text:p text:style-name="P3"><text:s text:c="18"/>Matched <text:s text:c="3"/>Matched <text:s text:c="3"/>Unmatched <text:s text:c="3"/>Unmatched <text:s text:c="3"/>Component</text:p>
      <text:p text:style-name="P3"><text:s text:c="19"/>Layout <text:s text:c="4"/>Source <text:s text:c="6"/>Layout <text:s text:c="6"/>Source <text:s text:c="3"/>Type</text:p>
      <text:p text:style-name="P3"><text:s text:c="18"/>------- <text:s text:c="3"/>------- <text:s text:c="3"/>--------- <text:s text:c="3"/>--------- <text:s text:c="3"/>---------</text:p>
      <text:p text:style-name="P3"><text:s text:c="3"/>Ports: <text:s text:c="14"/>7 <text:s text:c="9"/>7 <text:s text:c="11"/>0 <text:s text:c="11"/>0</text:p>
      <text:p text:style-name="P3"/>
      <text:p text:style-name="P3"><text:s text:c="3"/>Nets: <text:s text:c="14"/>14 <text:s text:c="8"/>14 <text:s text:c="11"/>0 <text:s text:c="11"/>0</text:p>
      <text:p text:style-name="P3"/>
      <text:p text:style-name="P3"><text:s text:c="3"/>Instances: <text:s text:c="10"/>1 <text:s text:c="9"/>1 <text:s text:c="11"/>0 <text:s text:c="11"/>0 <text:s text:c="3"/>INV</text:p>
      <text:p text:style-name="P3"><text:s text:c="24"/>6 <text:s text:c="9"/>6 <text:s text:c="11"/>0 <text:s text:c="11"/>0 <text:s text:c="3"/>NAND2</text:p>
      <text:p text:style-name="P3"><text:s text:c="24"/>2 <text:s text:c="9"/>2 <text:s text:c="11"/>0 <text:s text:c="11"/>0 <text:s text:c="3"/>NAND3</text:p>
      <text:p text:style-name="P3"><text:s text:c="18"/>------- <text:s text:c="3"/>------- <text:s text:c="3"/>--------- <text:s text:c="3"/>---------</text:p>
      <text:p text:style-name="P3"><text:s text:c="3"/>Total Inst: <text:s text:c="9"/>9 <text:s text:c="9"/>9 <text:s text:c="11"/>0 <text:s text:c="11"/>0</text:p>
      <text:p text:style-name="P3"/>
      <text:p text:style-name="P3"/>
      <text:p text:style-name="P3">o Initial Correspondence Points:</text:p>
      <text:p text:style-name="P3"/>
      <text:p text:style-name="P3"><text:s text:c="3"/>Ports: <text:s text:c="7"/>VDD GND CLK Q Q' J K</text:p>
      <text:p text:style-name="P3"><text:soft-page-break/></text:p>
      <text:p text:style-name="P3"/>
      <text:p text:style-name="P3">o Voltage Names Matched by Wildcard:</text:p>
      <text:p text:style-name="P3"/>
      <text:p text:style-name="P3"><text:s text:c="3"/>Power Names from Layout:</text:p>
      <text:p text:style-name="P3"/>
      <text:p text:style-name="P3"><text:s text:c="17"/>VDD</text:p>
      <text:p text:style-name="P3"/>
      <text:p text:style-name="P3"><text:s text:c="3"/>Ground Names from Layout:</text:p>
      <text:p text:style-name="P3"/>
      <text:p text:style-name="P3"><text:s text:c="17"/>GND</text:p>
      <text:p text:style-name="P3"/>
      <text:p text:style-name="P3"><text:s text:c="3"/>Power Names from Source:</text:p>
      <text:p text:style-name="P3"/>
      <text:p text:style-name="P3"><text:s text:c="17"/>VDD</text:p>
      <text:p text:style-name="P3"/>
      <text:p text:style-name="P3"><text:s text:c="3"/>Ground Names from Source:</text:p>
      <text:p text:style-name="P3"/>
      <text:p text:style-name="P3"><text:s text:c="17"/>GND</text:p>
      <text:p text:style-name="P3"/>
      <text:p text:style-name="P3"/>
      <text:p text:style-name="P3">**************************************************************************************************************</text:p>
      <text:p text:style-name="P3"><text:s text:c="41"/>SUMMARY</text:p>
      <text:p text:style-name="P3">**************************************************************************************************************</text:p>
      <text:p text:style-name="P3"/>
      <text:p text:style-name="P3">Total CPU Time: <text:s text:c="5"/>0 sec</text:p>
      <text:p text:style-name="P3">Total Elapsed Time: <text:s/>0 sec</text:p>
      <text:p text:style-name="P3">eey217501@bessel:~/mod5counter/LVS$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5T14:16:24.975478662</meta:creation-date>
    <dc:date>2021-09-16T14:55:29.769061321</dc:date>
    <meta:editing-duration>PT4M37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34" meta:paragraph-count="1413" meta:word-count="7122" meta:character-count="64134" meta:non-whitespace-character-count="42650"/>
  </office:meta>
</office:document-meta>
</file>